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78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>
            <text:p>ID from</text:p>
          </table:table-cell>
          <table:table-cell table:style-name="ce1" office:value-type="string" calcext:value-type="string">
            <text:p>ID to</text:p>
          </table:table-cell>
          <table:table-cell table:style-name="ce4" office:value-type="string" calcext:value-type="string">
            <text:p>Comando</text:p>
          </table:table-cell>
          <table:table-cell table:style-name="ce4" office:value-type="string" calcext:value-type="string">
            <text:p>Argomento 1</text:p>
          </table:table-cell>
          <table:table-cell table:style-name="ce4" office:value-type="string" calcext:value-type="string">
            <text:p>Argomento 2</text:p>
          </table:table-cell>
          <table:table-cell table:style-name="ce4" office:value-type="string" calcext:value-type="string">
            <text:p>Descrizione</text:p>
          </table:table-cell>
          <table:table-cell table:style-name="ce5"/>
          <table:table-cell table:number-columns-repeated="2"/>
          <table:table-cell table:style-name="ce5" table:number-columns-repeated="32"/>
        </table:table-row>
        <table:table-row table:style-name="ro1">
          <table:table-cell table:formula="of:=IF([.U2]&lt;255; [.U2]; &quot;&quot;)" office:value-type="float" office:value="0" calcext:value-type="float">
            <text:p>0</text:p>
          </table:table-cell>
          <table:table-cell table:formula="of:=IF([.V2]&lt;256; [.V2]; &quot;&quot;)" office:value-type="float" office:value="5" calcext:value-type="float">
            <text:p>5</text:p>
          </table:table-cell>
          <table:table-cell office:value-type="string" calcext:value-type="string">
            <text:p>Add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iunge a e b rispettivamente a Xoffset e Yoffset</text:p>
          </table:table-cell>
          <table:table-cell table:number-columns-repeated="14"/>
          <table:table-cell table:formula="of:=[.$X$337]*[.Y2]" office:value-type="float" office:value="0" calcext:value-type="float">
            <text:p>0</text:p>
          </table:table-cell>
          <table:table-cell table:formula="of:=[.U2] + [.$X$337]" office:value-type="float" office:value="5" calcext:value-type="float">
            <text:p>5</text:p>
          </table:table-cell>
          <table:table-cell/>
          <table:table-cell table:style-name="ce6" table:formula="of:=IF([.C2] = &quot;&quot;; 0; 1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3" table:formula="of:=IF([.U3]&lt;255; [.U3]; &quot;&quot;)" office:value-type="float" office:value="5" calcext:value-type="float">
            <text:p>5</text:p>
          </table:table-cell>
          <table:table-cell table:style-name="ce3" table:formula="of:=IF([.V3]&lt;256; [.V3]; &quot;&quot;)"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AND Flag[Flag B]) in Flag[0]</text:p>
          </table:table-cell>
          <table:table-cell table:number-columns-repeated="14"/>
          <table:table-cell table:formula="of:=[.$X$337]*[.Y3]" office:value-type="float" office:value="5" calcext:value-type="float">
            <text:p>5</text:p>
          </table:table-cell>
          <table:table-cell table:formula="of:=[.U3] + [.$X$337]" office:value-type="float" office:value="10" calcext:value-type="float">
            <text:p>10</text:p>
          </table:table-cell>
          <table:table-cell/>
          <table:table-cell table:style-name="ce6" table:formula="of:=IF([.C3] = &quot;&quot;; 0; 1)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table:formula="of:=IF([.U4]&lt;255; [.U4]; &quot;&quot;)" office:value-type="float" office:value="10" calcext:value-type="float">
            <text:p>10</text:p>
          </table:table-cell>
          <table:table-cell table:style-name="ce3" table:formula="of:=IF([.V4]&lt;256; [.V4]; &quot;&quot;)" office:value-type="float" office:value="15" calcext:value-type="float">
            <text:p>15</text:p>
          </table:table-cell>
          <table:table-cell office:value-type="string" calcext:value-type="string">
            <text:p>Break fin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[255] è uguale al pixel in X,Y e BreakStatus è a 1, setta BreakStatus a 2</text:p>
          </table:table-cell>
          <table:table-cell table:number-columns-repeated="14"/>
          <table:table-cell table:formula="of:=[.$X$337]*[.Y4]" office:value-type="float" office:value="10" calcext:value-type="float">
            <text:p>10</text:p>
          </table:table-cell>
          <table:table-cell table:formula="of:=[.U4] + [.$X$337]" office:value-type="float" office:value="15" calcext:value-type="float">
            <text:p>15</text:p>
          </table:table-cell>
          <table:table-cell/>
          <table:table-cell table:style-name="ce6" table:formula="of:=IF([.C4] = &quot;&quot;; 0; 1)" office:value-type="boolean" office:boolean-value="true" calcext:value-type="boolean">
            <text:p>VERO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3" table:formula="of:=IF([.U5]&lt;255; [.U5]; &quot;&quot;)" office:value-type="float" office:value="15" calcext:value-type="float">
            <text:p>15</text:p>
          </table:table-cell>
          <table:table-cell table:style-name="ce3" table:formula="of:=IF([.V5]&lt;256; [.V5]; &quot;&quot;)" office:value-type="float" office:value="20" calcext:value-type="float">
            <text:p>20</text:p>
          </table:table-cell>
          <table:table-cell office:value-type="string" calcext:value-type="string">
            <text:p>Break Initi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 è uguale al pixel in X,Y setta BreakStatus a 1</text:p>
          </table:table-cell>
          <table:table-cell table:number-columns-repeated="14"/>
          <table:table-cell table:formula="of:=[.$X$337]*[.Y5]" office:value-type="float" office:value="15" calcext:value-type="float">
            <text:p>15</text:p>
          </table:table-cell>
          <table:table-cell table:formula="of:=[.U5] + [.$X$337]" office:value-type="float" office:value="20" calcext:value-type="float">
            <text:p>20</text:p>
          </table:table-cell>
          <table:table-cell/>
          <table:table-cell table:style-name="ce6" table:formula="of:=IF([.C5] = &quot;&quot;; 0; 1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3" table:formula="of:=IF([.U6]&lt;255; [.U6]; &quot;&quot;)" office:value-type="float" office:value="20" calcext:value-type="float">
            <text:p>20</text:p>
          </table:table-cell>
          <table:table-cell table:style-name="ce3" table:formula="of:=IF([.V6]&lt;256; [.V6]; &quot;&quot;)" office:value-type="float" office:value="25" calcext:value-type="float">
            <text:p>25</text:p>
          </table:table-cell>
          <table:table-cell office:value-type="string" calcext:value-type="string">
            <text:p>Choos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il Pointer a Pointers[Pointer A]</text:p>
          </table:table-cell>
          <table:table-cell table:number-columns-repeated="14"/>
          <table:table-cell table:formula="of:=[.$X$337]*[.Y6]" office:value-type="float" office:value="20" calcext:value-type="float">
            <text:p>20</text:p>
          </table:table-cell>
          <table:table-cell table:formula="of:=[.U6] + [.$X$337]" office:value-type="float" office:value="25" calcext:value-type="float">
            <text:p>25</text:p>
          </table:table-cell>
          <table:table-cell/>
          <table:table-cell table:style-name="ce6" table:formula="of:=IF([.C6] = &quot;&quot;; 0; 1)" office:value-type="boolean" office:boolean-value="true" calcext:value-type="boolean">
            <text:p>VERO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3" table:formula="of:=IF([.U7]&lt;255; [.U7]; &quot;&quot;)" office:value-type="float" office:value="25" calcext:value-type="float">
            <text:p>25</text:p>
          </table:table-cell>
          <table:table-cell table:style-name="ce3" table:formula="of:=IF([.V7]&lt;256; [.V7]; &quot;&quot;)" office:value-type="float" office:value="30" calcext:value-type="float">
            <text:p>30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C al pixel alle coordinate X,Y</text:p>
          </table:table-cell>
          <table:table-cell table:number-columns-repeated="14"/>
          <table:table-cell table:formula="of:=[.$X$337]*[.Y7]" office:value-type="float" office:value="25" calcext:value-type="float">
            <text:p>25</text:p>
          </table:table-cell>
          <table:table-cell table:formula="of:=[.U7] + [.$X$337]" office:value-type="float" office:value="30" calcext:value-type="float">
            <text:p>30</text:p>
          </table:table-cell>
          <table:table-cell/>
          <table:table-cell table:style-name="ce6" table:formula="of:=IF([.C7] = &quot;&quot;; 0; 1)" office:value-type="boolean" office:boolean-value="true" calcext:value-type="boolean">
            <text:p>VERO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ce3" table:formula="of:=IF([.U8]&lt;255; [.U8]; &quot;&quot;)" office:value-type="float" office:value="30" calcext:value-type="float">
            <text:p>30</text:p>
          </table:table-cell>
          <table:table-cell table:style-name="ce3" table:formula="of:=IF([.V8]&lt;256; [.V8]; &quot;&quot;)" office:value-type="float" office:value="35" calcext:value-type="float">
            <text:p>35</text:p>
          </table:table-cell>
          <table:table-cell office:value-type="string" calcext:value-type="string">
            <text:p>Coin Fli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la Flag[0] a VERO o FALSO randomicamente</text:p>
          </table:table-cell>
          <table:table-cell table:number-columns-repeated="14"/>
          <table:table-cell table:formula="of:=[.$X$337]*[.Y8]" office:value-type="float" office:value="30" calcext:value-type="float">
            <text:p>30</text:p>
          </table:table-cell>
          <table:table-cell table:formula="of:=[.U8] + [.$X$337]" office:value-type="float" office:value="35" calcext:value-type="float">
            <text:p>35</text:p>
          </table:table-cell>
          <table:table-cell/>
          <table:table-cell table:style-name="ce6" table:formula="of:=IF([.C8] = &quot;&quot;; 0; 1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style-name="ce3" table:formula="of:=IF([.U9]&lt;255; [.U9]; &quot;&quot;)" office:value-type="float" office:value="35" calcext:value-type="float">
            <text:p>35</text:p>
          </table:table-cell>
          <table:table-cell table:style-name="ce3" table:formula="of:=IF([.V9]&lt;256; [.V9]; &quot;&quot;)" office:value-type="float" office:value="40" calcext:value-type="float">
            <text:p>40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FALSE</text:p>
          </table:table-cell>
          <table:table-cell table:number-columns-repeated="14"/>
          <table:table-cell table:formula="of:=[.$X$337]*[.Y9]" office:value-type="float" office:value="35" calcext:value-type="float">
            <text:p>35</text:p>
          </table:table-cell>
          <table:table-cell table:formula="of:=[.U9] + [.$X$337]" office:value-type="float" office:value="40" calcext:value-type="float">
            <text:p>40</text:p>
          </table:table-cell>
          <table:table-cell/>
          <table:table-cell table:style-name="ce6" table:formula="of:=IF([.C9] = &quot;&quot;; 0; 1)" office:value-type="boolean" office:boolean-value="true" calcext:value-type="boolean">
            <text:p>VERO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ce3" table:formula="of:=IF([.U10]&lt;255; [.U10]; &quot;&quot;)" office:value-type="float" office:value="40" calcext:value-type="float">
            <text:p>40</text:p>
          </table:table-cell>
          <table:table-cell table:style-name="ce3" table:formula="of:=IF([.V10]&lt;256; [.V10]; &quot;&quot;)" office:value-type="float" office:value="45" calcext:value-type="float">
            <text:p>45</text:p>
          </table:table-cell>
          <table:table-cell office:value-type="string" calcext:value-type="string">
            <text:p>Conditional 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 la Flag[0] è VERO, setta il PC a X,Y</text:p>
          </table:table-cell>
          <table:table-cell table:number-columns-repeated="14"/>
          <table:table-cell table:formula="of:=[.$X$337]*[.Y10]" office:value-type="float" office:value="40" calcext:value-type="float">
            <text:p>40</text:p>
          </table:table-cell>
          <table:table-cell table:formula="of:=[.U10] + [.$X$337]" office:value-type="float" office:value="45" calcext:value-type="float">
            <text:p>45</text:p>
          </table:table-cell>
          <table:table-cell/>
          <table:table-cell table:style-name="ce6" table:formula="of:=IF([.C10] = &quot;&quot;; 0; 1)" office:value-type="boolean" office:boolean-value="true" calcext:value-type="boolean">
            <text:p>VERO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3" table:formula="of:=IF([.U11]&lt;255; [.U11]; &quot;&quot;)" office:value-type="float" office:value="45" calcext:value-type="float">
            <text:p>45</text:p>
          </table:table-cell>
          <table:table-cell table:style-name="ce3" table:formula="of:=IF([.V11]&lt;256; [.V11]; &quot;&quot;)" office:value-type="float" office:value="50" calcext:value-type="float">
            <text:p>50</text:p>
          </table:table-cell>
          <table:table-cell office:value-type="string" calcext:value-type="string">
            <text:p>Conditional 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la Flag[0] è VERO, muove il PC a PC.x + a, PC.y + b</text:p>
          </table:table-cell>
          <table:table-cell table:number-columns-repeated="14"/>
          <table:table-cell table:formula="of:=[.$X$337]*[.Y11]" office:value-type="float" office:value="45" calcext:value-type="float">
            <text:p>45</text:p>
          </table:table-cell>
          <table:table-cell table:formula="of:=[.U11] + [.$X$337]" office:value-type="float" office:value="50" calcext:value-type="float">
            <text:p>50</text:p>
          </table:table-cell>
          <table:table-cell/>
          <table:table-cell table:style-name="ce6" table:formula="of:=IF([.C11] = &quot;&quot;; 0; 1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3" table:formula="of:=IF([.U12]&lt;255; [.U12]; &quot;&quot;)" office:value-type="float" office:value="50" calcext:value-type="float">
            <text:p>50</text:p>
          </table:table-cell>
          <table:table-cell table:style-name="ce3" table:formula="of:=IF([.V12]&lt;256; [.V12]; &quot;&quot;)" office:value-type="float" office:value="55" calcext:value-type="float">
            <text:p>55</text:p>
          </table:table-cell>
          <table:table-cell office:value-type="string" calcext:value-type="string">
            <text:p>Conditional Thro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 la Flag[0] è VERO setta ERROR a VERO</text:p>
          </table:table-cell>
          <table:table-cell table:number-columns-repeated="14"/>
          <table:table-cell table:formula="of:=[.$X$337]*[.Y12]" office:value-type="float" office:value="50" calcext:value-type="float">
            <text:p>50</text:p>
          </table:table-cell>
          <table:table-cell table:formula="of:=[.U12] + [.$X$337]" office:value-type="float" office:value="55" calcext:value-type="float">
            <text:p>55</text:p>
          </table:table-cell>
          <table:table-cell/>
          <table:table-cell table:style-name="ce6" table:formula="of:=IF([.C12] = &quot;&quot;; 0; 1)" office:value-type="boolean" office:boolean-value="true" calcext:value-type="boolean">
            <text:p>VERO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3" table:formula="of:=IF([.U13]&lt;255; [.U13]; &quot;&quot;)" office:value-type="float" office:value="55" calcext:value-type="float">
            <text:p>55</text:p>
          </table:table-cell>
          <table:table-cell table:style-name="ce3" table:formula="of:=IF([.V13]&lt;256; [.V13]; &quot;&quot;)" office:value-type="float" office:value="60" calcext:value-type="float">
            <text:p>60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e al pixel in X,Y il pixel puntato. Divisioni per 0 ritornano 0 e settano ERROR a VERO</text:p>
          </table:table-cell>
          <table:table-cell table:number-columns-repeated="14"/>
          <table:table-cell table:formula="of:=[.$X$337]*[.Y13]" office:value-type="float" office:value="55" calcext:value-type="float">
            <text:p>55</text:p>
          </table:table-cell>
          <table:table-cell table:formula="of:=[.U13] + [.$X$337]" office:value-type="float" office:value="60" calcext:value-type="float">
            <text:p>60</text:p>
          </table:table-cell>
          <table:table-cell/>
          <table:table-cell table:style-name="ce6" table:formula="of:=IF([.C13] = &quot;&quot;; 0; 1)" office:value-type="boolean" office:boolean-value="true" calcext:value-type="boolean">
            <text:p>VERO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3" table:formula="of:=IF([.U14]&lt;255; [.U14]; &quot;&quot;)" office:value-type="float" office:value="60" calcext:value-type="float">
            <text:p>60</text:p>
          </table:table-cell>
          <table:table-cell table:style-name="ce3" table:formula="of:=IF([.V14]&lt;256; [.V14]; &quot;&quot;)" office:value-type="float" office:value="65" calcext:value-type="float">
            <text:p>65</text:p>
          </table:table-cell>
          <table:table-cell office:value-type="string" calcext:value-type="string">
            <text:p>Exec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PC alla stessa posizione del Pointer.</text:p>
          </table:table-cell>
          <table:table-cell table:number-columns-repeated="14"/>
          <table:table-cell table:formula="of:=[.$X$337]*[.Y14]" office:value-type="float" office:value="60" calcext:value-type="float">
            <text:p>60</text:p>
          </table:table-cell>
          <table:table-cell table:formula="of:=[.U14] + [.$X$337]" office:value-type="float" office:value="65" calcext:value-type="float">
            <text:p>65</text:p>
          </table:table-cell>
          <table:table-cell/>
          <table:table-cell table:style-name="ce6" table:formula="of:=IF([.C14] = &quot;&quot;; 0; 1)" office:value-type="boolean" office:boolean-value="true" calcext:value-type="boolean">
            <text:p>VERO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style-name="ce3" table:formula="of:=IF([.U15]&lt;255; [.U15]; &quot;&quot;)" office:value-type="float" office:value="65" calcext:value-type="float">
            <text:p>65</text:p>
          </table:table-cell>
          <table:table-cell table:style-name="ce3" table:formula="of:=IF([.V15]&lt;256; [.V15]; &quot;&quot;)" office:value-type="float" office:value="70" calcext:value-type="float">
            <text:p>70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tta l'argomento 1 a b e setta l'argomento 2 a a+b.</text:p>
          </table:table-cell>
          <table:table-cell table:number-columns-repeated="14"/>
          <table:table-cell table:formula="of:=[.$X$337]*[.Y15]" office:value-type="float" office:value="65" calcext:value-type="float">
            <text:p>65</text:p>
          </table:table-cell>
          <table:table-cell table:formula="of:=[.U15] + [.$X$337]" office:value-type="float" office:value="70" calcext:value-type="float">
            <text:p>70</text:p>
          </table:table-cell>
          <table:table-cell/>
          <table:table-cell table:style-name="ce6" table:formula="of:=IF([.C15] = &quot;&quot;; 0; 1)" office:value-type="boolean" office:boolean-value="true" calcext:value-type="boolean">
            <text:p>VERO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style-name="ce3" table:formula="of:=IF([.U16]&lt;255; [.U16]; &quot;&quot;)" office:value-type="float" office:value="70" calcext:value-type="float">
            <text:p>70</text:p>
          </table:table-cell>
          <table:table-cell table:style-name="ce3" table:formula="of:=IF([.V16]&lt;256; [.V16]; &quot;&quot;)" office:value-type="float" office:value="75" calcext:value-type="float">
            <text:p>75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C a X,Y</text:p>
          </table:table-cell>
          <table:table-cell table:number-columns-repeated="14"/>
          <table:table-cell table:formula="of:=[.$X$337]*[.Y16]" office:value-type="float" office:value="70" calcext:value-type="float">
            <text:p>70</text:p>
          </table:table-cell>
          <table:table-cell table:formula="of:=[.U16] + [.$X$337]" office:value-type="float" office:value="75" calcext:value-type="float">
            <text:p>75</text:p>
          </table:table-cell>
          <table:table-cell/>
          <table:table-cell table:style-name="ce6" table:formula="of:=IF([.C16] = &quot;&quot;; 0; 1)" office:value-type="boolean" office:boolean-value="true" calcext:value-type="boolean">
            <text:p>VERO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3" table:formula="of:=IF([.U17]&lt;255; [.U17]; &quot;&quot;)" office:value-type="float" office:value="75" calcext:value-type="float">
            <text:p>75</text:p>
          </table:table-cell>
          <table:table-cell table:style-name="ce3" table:formula="of:=IF([.V17]&lt;256; [.V17]; &quot;&quot;)" office:value-type="float" office:value="80" calcext:value-type="float">
            <text:p>80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te il valore booleano della Flag[Flag A]</text:p>
          </table:table-cell>
          <table:table-cell table:number-columns-repeated="14"/>
          <table:table-cell table:formula="of:=[.$X$337]*[.Y17]" office:value-type="float" office:value="75" calcext:value-type="float">
            <text:p>75</text:p>
          </table:table-cell>
          <table:table-cell table:formula="of:=[.U17] + [.$X$337]" office:value-type="float" office:value="80" calcext:value-type="float">
            <text:p>80</text:p>
          </table:table-cell>
          <table:table-cell/>
          <table:table-cell table:style-name="ce6" table:formula="of:=IF([.C17] = &quot;&quot;; 0; 1)" office:value-type="boolean" office:boolean-value="true" calcext:value-type="boolean">
            <text:p>VERO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style-name="ce3" table:formula="of:=IF([.U18]&lt;255; [.U18]; &quot;&quot;)" office:value-type="float" office:value="80" calcext:value-type="float">
            <text:p>80</text:p>
          </table:table-cell>
          <table:table-cell table:style-name="ce3" table:formula="of:=IF([.V18]&lt;256; [.V18]; &quot;&quot;)" office:value-type="float" office:value="85" calcext:value-type="float">
            <text:p>85</text:p>
          </table:table-cell>
          <table:table-cell office:value-type="string" calcext:value-type="string">
            <text:p>Lazy 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lascia la flag inalterata</text:p>
          </table:table-cell>
          <table:table-cell table:number-columns-repeated="14"/>
          <table:table-cell table:formula="of:=[.$X$337]*[.Y18]" office:value-type="float" office:value="80" calcext:value-type="float">
            <text:p>80</text:p>
          </table:table-cell>
          <table:table-cell table:formula="of:=[.U18] + [.$X$337]" office:value-type="float" office:value="85" calcext:value-type="float">
            <text:p>85</text:p>
          </table:table-cell>
          <table:table-cell/>
          <table:table-cell table:style-name="ce6" table:formula="of:=IF([.C18] = &quot;&quot;; 0; 1)" office:value-type="boolean" office:boolean-value="true" calcext:value-type="boolean">
            <text:p>VERO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style-name="ce3" table:formula="of:=IF([.U19]&lt;255; [.U19]; &quot;&quot;)" office:value-type="float" office:value="85" calcext:value-type="float">
            <text:p>85</text:p>
          </table:table-cell>
          <table:table-cell table:style-name="ce3" table:formula="of:=IF([.V19]&lt;256; [.V19]; &quot;&quot;)" office:value-type="float" office:value="90" calcext:value-type="float">
            <text:p>90</text:p>
          </table:table-cell>
          <table:table-cell office:value-type="string" calcext:value-type="string">
            <text:p>Mass wr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ona il pixel al Pointer in tutti i pixel a Pointers[x]</text:p>
          </table:table-cell>
          <table:table-cell table:number-columns-repeated="14"/>
          <table:table-cell table:formula="of:=[.$X$337]*[.Y19]" office:value-type="float" office:value="85" calcext:value-type="float">
            <text:p>85</text:p>
          </table:table-cell>
          <table:table-cell table:formula="of:=[.U19] + [.$X$337]" office:value-type="float" office:value="90" calcext:value-type="float">
            <text:p>90</text:p>
          </table:table-cell>
          <table:table-cell/>
          <table:table-cell table:style-name="ce6" table:formula="of:=IF([.C19] = &quot;&quot;; 0; 1)" office:value-type="boolean" office:boolean-value="true" calcext:value-type="boolean">
            <text:p>VERO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table:style-name="ce3" table:formula="of:=IF([.U20]&lt;255; [.U20]; &quot;&quot;)" office:value-type="float" office:value="90" calcext:value-type="float">
            <text:p>90</text:p>
          </table:table-cell>
          <table:table-cell table:style-name="ce3" table:formula="of:=IF([.V20]&lt;256; [.V20]; &quot;&quot;)" office:value-type="float" office:value="95" calcext:value-type="float">
            <text:p>95</text:p>
          </table:table-cell>
          <table:table-cell office:value-type="string" calcext:value-type="string">
            <text:p>Mirror pixel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rte le coordinate X e Y a tutti i pixel</text:p>
          </table:table-cell>
          <table:table-cell table:number-columns-repeated="14"/>
          <table:table-cell table:formula="of:=[.$X$337]*[.Y20]" office:value-type="float" office:value="90" calcext:value-type="float">
            <text:p>90</text:p>
          </table:table-cell>
          <table:table-cell table:formula="of:=[.U20] + [.$X$337]" office:value-type="float" office:value="95" calcext:value-type="float">
            <text:p>95</text:p>
          </table:table-cell>
          <table:table-cell/>
          <table:table-cell table:style-name="ce6" table:formula="of:=IF([.C20] = &quot;&quot;; 0; 1)" office:value-type="boolean" office:boolean-value="true" calcext:value-type="boolean">
            <text:p>VERO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style-name="ce3" table:formula="of:=IF([.U21]&lt;255; [.U21]; &quot;&quot;)" office:value-type="float" office:value="95" calcext:value-type="float">
            <text:p>95</text:p>
          </table:table-cell>
          <table:table-cell table:style-name="ce3" table:formula="of:=IF([.V21]&lt;256; [.V21]; &quot;&quot;)" office:value-type="float" office:value="100" calcext:value-type="float">
            <text:p>10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iplica al pixel in X,Y il pixel puntato</text:p>
          </table:table-cell>
          <table:table-cell table:number-columns-repeated="14"/>
          <table:table-cell table:formula="of:=[.$X$337]*[.Y21]" office:value-type="float" office:value="95" calcext:value-type="float">
            <text:p>95</text:p>
          </table:table-cell>
          <table:table-cell table:formula="of:=[.U21] + [.$X$337]" office:value-type="float" office:value="100" calcext:value-type="float">
            <text:p>100</text:p>
          </table:table-cell>
          <table:table-cell/>
          <table:table-cell table:style-name="ce6" table:formula="of:=IF([.C21] = &quot;&quot;; 0; 1)" office:value-type="boolean" office:boolean-value="true" calcext:value-type="boolean">
            <text:p>VERO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table:style-name="ce3" table:formula="of:=IF([.U22]&lt;255; [.U22]; &quot;&quot;)" office:value-type="float" office:value="100" calcext:value-type="float">
            <text:p>100</text:p>
          </table:table-cell>
          <table:table-cell table:style-name="ce3" table:formula="of:=IF([.V22]&lt;256; [.V22]; &quot;&quot;)" office:value-type="float" office:value="105" calcext:value-type="float">
            <text:p>105</text:p>
          </table:table-cell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ove il PC alla posizione seguente e la esegue</text:p>
          </table:table-cell>
          <table:table-cell table:number-columns-repeated="14"/>
          <table:table-cell table:formula="of:=[.$X$337]*[.Y22]" office:value-type="float" office:value="100" calcext:value-type="float">
            <text:p>100</text:p>
          </table:table-cell>
          <table:table-cell table:formula="of:=[.U22] + [.$X$337]" office:value-type="float" office:value="105" calcext:value-type="float">
            <text:p>105</text:p>
          </table:table-cell>
          <table:table-cell/>
          <table:table-cell table:style-name="ce6" table:formula="of:=IF([.C22] = &quot;&quot;; 0; 1)" office:value-type="boolean" office:boolean-value="true" calcext:value-type="boolean">
            <text:p>VERO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style-name="ce3" table:formula="of:=IF([.U23]&lt;255; [.U23]; &quot;&quot;)" office:value-type="float" office:value="105" calcext:value-type="float">
            <text:p>105</text:p>
          </table:table-cell>
          <table:table-cell table:style-name="ce3" table:formula="of:=IF([.V23]&lt;256; [.V23]; &quot;&quot;)" office:value-type="float" office:value="110" calcext:value-type="float">
            <text:p>11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ive nella Flag[0] il valore booleano della Flag[Flag A] invertito</text:p>
          </table:table-cell>
          <table:table-cell table:number-columns-repeated="14"/>
          <table:table-cell table:formula="of:=[.$X$337]*[.Y23]" office:value-type="float" office:value="105" calcext:value-type="float">
            <text:p>105</text:p>
          </table:table-cell>
          <table:table-cell table:formula="of:=[.U23] + [.$X$337]" office:value-type="float" office:value="110" calcext:value-type="float">
            <text:p>110</text:p>
          </table:table-cell>
          <table:table-cell/>
          <table:table-cell table:style-name="ce6" table:formula="of:=IF([.C23] = &quot;&quot;; 0; 1)" office:value-type="boolean" office:boolean-value="true" calcext:value-type="boolean">
            <text:p>VERO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style-name="ce3" table:formula="of:=IF([.U24]&lt;255; [.U24]; &quot;&quot;)" office:value-type="float" office:value="110" calcext:value-type="float">
            <text:p>110</text:p>
          </table:table-cell>
          <table:table-cell table:style-name="ce3" table:formula="of:=IF([.V24]&lt;256; [.V24]; &quot;&quot;)" office:value-type="float" office:value="115" calcext:value-type="float">
            <text:p>1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OR Flag[Flag B]) in Flag[0]</text:p>
          </table:table-cell>
          <table:table-cell table:number-columns-repeated="14"/>
          <table:table-cell table:formula="of:=[.$X$337]*[.Y24]" office:value-type="float" office:value="110" calcext:value-type="float">
            <text:p>110</text:p>
          </table:table-cell>
          <table:table-cell table:formula="of:=[.U24] + [.$X$337]" office:value-type="float" office:value="115" calcext:value-type="float">
            <text:p>115</text:p>
          </table:table-cell>
          <table:table-cell/>
          <table:table-cell table:style-name="ce6" table:formula="of:=IF([.C24] = &quot;&quot;; 0; 1)" office:value-type="boolean" office:boolean-value="true" calcext:value-type="boolean">
            <text:p>VERO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style-name="ce3" table:formula="of:=IF([.U25]&lt;255; [.U25]; &quot;&quot;)" office:value-type="float" office:value="115" calcext:value-type="float">
            <text:p>115</text:p>
          </table:table-cell>
          <table:table-cell table:style-name="ce3" table:formula="of:=IF([.V25]&lt;256; [.V25]; &quot;&quot;)" office:value-type="float" office:value="120" calcext:value-type="float">
            <text:p>120</text:p>
          </table:table-cell>
          <table:table-cell office:value-type="string" calcext:value-type="string">
            <text:p>Pick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mbia i valori del Pointer e di Pointers[Pointer A]</text:p>
          </table:table-cell>
          <table:table-cell table:number-columns-repeated="14"/>
          <table:table-cell table:formula="of:=[.$X$337]*[.Y25]" office:value-type="float" office:value="115" calcext:value-type="float">
            <text:p>115</text:p>
          </table:table-cell>
          <table:table-cell table:formula="of:=[.U25] + [.$X$337]" office:value-type="float" office:value="120" calcext:value-type="float">
            <text:p>120</text:p>
          </table:table-cell>
          <table:table-cell/>
          <table:table-cell table:style-name="ce6" table:formula="of:=IF([.C25] = &quot;&quot;; 0; 1)" office:value-type="boolean" office:boolean-value="true" calcext:value-type="boolean">
            <text:p>VERO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table:style-name="ce3" table:formula="of:=IF([.U26]&lt;255; [.U26]; &quot;&quot;)" office:value-type="float" office:value="120" calcext:value-type="float">
            <text:p>120</text:p>
          </table:table-cell>
          <table:table-cell table:style-name="ce3" table:formula="of:=IF([.V26]&lt;256; [.V26]; &quot;&quot;)" office:value-type="float" office:value="125" calcext:value-type="float">
            <text:p>125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ointer a X,Y</text:p>
          </table:table-cell>
          <table:table-cell table:number-columns-repeated="14"/>
          <table:table-cell table:formula="of:=[.$X$337]*[.Y26]" office:value-type="float" office:value="120" calcext:value-type="float">
            <text:p>120</text:p>
          </table:table-cell>
          <table:table-cell table:formula="of:=[.U26] + [.$X$337]" office:value-type="float" office:value="125" calcext:value-type="float">
            <text:p>125</text:p>
          </table:table-cell>
          <table:table-cell/>
          <table:table-cell table:style-name="ce6" table:formula="of:=IF([.C26] = &quot;&quot;; 0; 1)" office:value-type="boolean" office:boolean-value="true" calcext:value-type="boolean">
            <text:p>VERO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style-name="ce3" table:formula="of:=IF([.U27]&lt;255; [.U27]; &quot;&quot;)" office:value-type="float" office:value="125" calcext:value-type="float">
            <text:p>125</text:p>
          </table:table-cell>
          <table:table-cell table:style-name="ce3" table:formula="of:=IF([.V27]&lt;256; [.V27]; &quot;&quot;)" office:value-type="float" office:value="130" calcext:value-type="float">
            <text:p>130</text:p>
          </table:table-cell>
          <table:table-cell office:value-type="string" calcext:value-type="string">
            <text:p>Random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ndomizza il pixel alle coordinate X,Y</text:p>
          </table:table-cell>
          <table:table-cell table:number-columns-repeated="14"/>
          <table:table-cell table:formula="of:=[.$X$337]*[.Y27]" office:value-type="float" office:value="125" calcext:value-type="float">
            <text:p>125</text:p>
          </table:table-cell>
          <table:table-cell table:formula="of:=[.U27] + [.$X$337]" office:value-type="float" office:value="130" calcext:value-type="float">
            <text:p>130</text:p>
          </table:table-cell>
          <table:table-cell/>
          <table:table-cell table:style-name="ce6" table:formula="of:=IF([.C27] = &quot;&quot;; 0; 1)" office:value-type="boolean" office:boolean-value="true" calcext:value-type="boolean">
            <text:p>VERO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style-name="ce3" table:formula="of:=IF([.U28]&lt;255; [.U28]; &quot;&quot;)" office:value-type="float" office:value="130" calcext:value-type="float">
            <text:p>130</text:p>
          </table:table-cell>
          <table:table-cell table:style-name="ce3" table:formula="of:=IF([.V28]&lt;256; [.V28]; &quot;&quot;)" office:value-type="float" office:value="135" calcext:value-type="float">
            <text:p>135</text:p>
          </table:table-cell>
          <table:table-cell office:value-type="string" calcext:value-type="string">
            <text:p>Randomize point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ndomizza tutti i Pointers[x]</text:p>
          </table:table-cell>
          <table:table-cell table:number-columns-repeated="14"/>
          <table:table-cell table:formula="of:=[.$X$337]*[.Y28]" office:value-type="float" office:value="130" calcext:value-type="float">
            <text:p>130</text:p>
          </table:table-cell>
          <table:table-cell table:formula="of:=[.U28] + [.$X$337]" office:value-type="float" office:value="135" calcext:value-type="float">
            <text:p>135</text:p>
          </table:table-cell>
          <table:table-cell/>
          <table:table-cell table:style-name="ce6" table:formula="of:=IF([.C28] = &quot;&quot;; 0; 1)" office:value-type="boolean" office:boolean-value="true" calcext:value-type="boolean">
            <text:p>VERO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style-name="ce3" table:formula="of:=IF([.U29]&lt;255; [.U29]; &quot;&quot;)" office:value-type="float" office:value="135" calcext:value-type="float">
            <text:p>135</text:p>
          </table:table-cell>
          <table:table-cell table:style-name="ce3" table:formula="of:=IF([.V29]&lt;256; [.V29]; &quot;&quot;)" office:value-type="float" office:value="140" calcext:value-type="float">
            <text:p>140</text:p>
          </table:table-cell>
          <table:table-cell office:value-type="string" calcext:value-type="string">
            <text:p>Read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pia il valore di ERROR in Flag[0]</text:p>
          </table:table-cell>
          <table:table-cell table:number-columns-repeated="14"/>
          <table:table-cell table:formula="of:=[.$X$337]*[.Y29]" office:value-type="float" office:value="135" calcext:value-type="float">
            <text:p>135</text:p>
          </table:table-cell>
          <table:table-cell table:formula="of:=[.U29] + [.$X$337]" office:value-type="float" office:value="140" calcext:value-type="float">
            <text:p>140</text:p>
          </table:table-cell>
          <table:table-cell/>
          <table:table-cell table:style-name="ce6" table:formula="of:=IF([.C29] = &quot;&quot;; 0; 1)" office:value-type="boolean" office:boolean-value="true" calcext:value-type="boolean">
            <text:p>VERO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style-name="ce3" table:formula="of:=IF([.U30]&lt;255; [.U30]; &quot;&quot;)" office:value-type="float" office:value="140" calcext:value-type="float">
            <text:p>140</text:p>
          </table:table-cell>
          <table:table-cell table:style-name="ce3" table:formula="of:=IF([.V30]&lt;256; [.V30]; &quot;&quot;)" office:value-type="float" office:value="145" calcext:value-type="float">
            <text:p>145</text:p>
          </table:table-cell>
          <table:table-cell office:value-type="string" calcext:value-type="string">
            <text:p>Read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Flag A] in Flag[0]</text:p>
          </table:table-cell>
          <table:table-cell table:number-columns-repeated="14"/>
          <table:table-cell table:formula="of:=[.$X$337]*[.Y30]" office:value-type="float" office:value="140" calcext:value-type="float">
            <text:p>140</text:p>
          </table:table-cell>
          <table:table-cell table:formula="of:=[.U30] + [.$X$337]" office:value-type="float" office:value="145" calcext:value-type="float">
            <text:p>145</text:p>
          </table:table-cell>
          <table:table-cell/>
          <table:table-cell table:style-name="ce6" table:formula="of:=IF([.C30] = &quot;&quot;; 0; 1)" office:value-type="boolean" office:boolean-value="true" calcext:value-type="boolean">
            <text:p>VERO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table:style-name="ce3" table:formula="of:=IF([.U31]&lt;255; [.U31]; &quot;&quot;)" office:value-type="float" office:value="145" calcext:value-type="float">
            <text:p>145</text:p>
          </table:table-cell>
          <table:table-cell table:style-name="ce3" table:formula="of:=IF([.V31]&lt;256; [.V31]; &quot;&quot;)" office:value-type="float" office:value="150" calcext:value-type="float">
            <text:p>150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ointer in tutti i pixel nel rettangolo di angoli opposti Pointer e X,Y</text:p>
          </table:table-cell>
          <table:table-cell table:number-columns-repeated="14"/>
          <table:table-cell table:formula="of:=[.$X$337]*[.Y31]" office:value-type="float" office:value="145" calcext:value-type="float">
            <text:p>145</text:p>
          </table:table-cell>
          <table:table-cell table:formula="of:=[.U31] + [.$X$337]" office:value-type="float" office:value="150" calcext:value-type="float">
            <text:p>150</text:p>
          </table:table-cell>
          <table:table-cell/>
          <table:table-cell table:style-name="ce6" table:formula="of:=IF([.C31] = &quot;&quot;; 0; 1)" office:value-type="boolean" office:boolean-value="true" calcext:value-type="boolean">
            <text:p>VERO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table:style-name="ce3" table:formula="of:=IF([.U32]&lt;255; [.U32]; &quot;&quot;)" office:value-type="float" office:value="150" calcext:value-type="float">
            <text:p>150</text:p>
          </table:table-cell>
          <table:table-cell table:style-name="ce3" table:formula="of:=IF([.V32]&lt;256; [.V32]; &quot;&quot;)" office:value-type="float" office:value="155" calcext:value-type="float">
            <text:p>155</text:p>
          </table:table-cell>
          <table:table-cell office:value-type="string" calcext:value-type="string">
            <text:p>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ove il PC a PC.x + a, PC.y + b</text:p>
          </table:table-cell>
          <table:table-cell table:number-columns-repeated="14"/>
          <table:table-cell table:formula="of:=[.$X$337]*[.Y32]" office:value-type="float" office:value="150" calcext:value-type="float">
            <text:p>150</text:p>
          </table:table-cell>
          <table:table-cell table:formula="of:=[.U32] + [.$X$337]" office:value-type="float" office:value="155" calcext:value-type="float">
            <text:p>155</text:p>
          </table:table-cell>
          <table:table-cell/>
          <table:table-cell table:style-name="ce6" table:formula="of:=IF([.C32] = &quot;&quot;; 0; 1)" office:value-type="boolean" office:boolean-value="true" calcext:value-type="boolean">
            <text:p>VERO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table:style-name="ce3" table:formula="of:=IF([.U33]&lt;255; [.U33]; &quot;&quot;)" office:value-type="float" office:value="155" calcext:value-type="float">
            <text:p>155</text:p>
          </table:table-cell>
          <table:table-cell table:style-name="ce3" table:formula="of:=IF([.V33]&lt;256; [.V33]; &quot;&quot;)" office:value-type="float" office:value="160" calcext:value-type="float">
            <text:p>160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l'argomento 1 ad (a-1). Se a &gt; 0 muove il PC alla posizione precedente.</text:p>
          </table:table-cell>
          <table:table-cell table:number-columns-repeated="14"/>
          <table:table-cell table:formula="of:=[.$X$337]*[.Y33]" office:value-type="float" office:value="155" calcext:value-type="float">
            <text:p>155</text:p>
          </table:table-cell>
          <table:table-cell table:formula="of:=[.U33] + [.$X$337]" office:value-type="float" office:value="160" calcext:value-type="float">
            <text:p>160</text:p>
          </table:table-cell>
          <table:table-cell/>
          <table:table-cell table:style-name="ce6" table:formula="of:=IF([.C33] = &quot;&quot;; 0; 1)" office:value-type="boolean" office:boolean-value="true" calcext:value-type="boolean">
            <text:p>VERO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style-name="ce3" table:formula="of:=IF([.U34]&lt;255; [.U34]; &quot;&quot;)" office:value-type="float" office:value="160" calcext:value-type="float">
            <text:p>160</text:p>
          </table:table-cell>
          <table:table-cell table:style-name="ce3" table:formula="of:=IF([.V34]&lt;256; [.V34]; &quot;&quot;)" office:value-type="float" office:value="165" calcext:value-type="float">
            <text:p>165</text:p>
          </table:table-cell>
          <table:table-cell office:value-type="string" calcext:value-type="string">
            <text:p>Reset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valore di ERROR a FALSE</text:p>
          </table:table-cell>
          <table:table-cell table:number-columns-repeated="14"/>
          <table:table-cell table:formula="of:=[.$X$337]*[.Y34]" office:value-type="float" office:value="160" calcext:value-type="float">
            <text:p>160</text:p>
          </table:table-cell>
          <table:table-cell table:formula="of:=[.U34] + [.$X$337]" office:value-type="float" office:value="165" calcext:value-type="float">
            <text:p>165</text:p>
          </table:table-cell>
          <table:table-cell/>
          <table:table-cell table:style-name="ce6" table:formula="of:=IF([.C34] = &quot;&quot;; 0; 1)" office:value-type="boolean" office:boolean-value="true" calcext:value-type="boolean">
            <text:p>VERO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style-name="ce3" table:formula="of:=IF([.U35]&lt;255; [.U35]; &quot;&quot;)" office:value-type="float" office:value="165" calcext:value-type="float">
            <text:p>165</text:p>
          </table:table-cell>
          <table:table-cell table:style-name="ce3" table:formula="of:=IF([.V35]&lt;256; [.V35]; &quot;&quot;)" office:value-type="float" office:value="170" calcext:value-type="float">
            <text:p>170</text:p>
          </table:table-cell>
          <table:table-cell office:value-type="string" calcext:value-type="string">
            <text:p>Reset offs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Xoffset e Yoffset a 0</text:p>
          </table:table-cell>
          <table:table-cell table:number-columns-repeated="14"/>
          <table:table-cell table:formula="of:=[.$X$337]*[.Y35]" office:value-type="float" office:value="165" calcext:value-type="float">
            <text:p>165</text:p>
          </table:table-cell>
          <table:table-cell table:formula="of:=[.U35] + [.$X$337]" office:value-type="float" office:value="170" calcext:value-type="float">
            <text:p>170</text:p>
          </table:table-cell>
          <table:table-cell/>
          <table:table-cell table:style-name="ce6" table:formula="of:=IF([.C35] = &quot;&quot;; 0; 1)" office:value-type="boolean" office:boolean-value="true" calcext:value-type="boolean">
            <text:p>VERO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style-name="ce3" table:formula="of:=IF([.U36]&lt;255; [.U36]; &quot;&quot;)" office:value-type="float" office:value="170" calcext:value-type="float">
            <text:p>170</text:p>
          </table:table-cell>
          <table:table-cell table:style-name="ce3" table:formula="of:=IF([.V36]&lt;256; [.V36]; &quot;&quot;)" office:value-type="float" office:value="175" calcext:value-type="float">
            <text:p>175</text:p>
          </table:table-cell>
          <table:table-cell office:value-type="string" calcext:value-type="string">
            <text:p>Rotate fl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Flag[x] a Flag[x+a]</text:p>
          </table:table-cell>
          <table:table-cell table:number-columns-repeated="14"/>
          <table:table-cell table:formula="of:=[.$X$337]*[.Y36]" office:value-type="float" office:value="170" calcext:value-type="float">
            <text:p>170</text:p>
          </table:table-cell>
          <table:table-cell table:formula="of:=[.U36] + [.$X$337]" office:value-type="float" office:value="175" calcext:value-type="float">
            <text:p>175</text:p>
          </table:table-cell>
          <table:table-cell/>
          <table:table-cell table:style-name="ce6" table:formula="of:=IF([.C36] = &quot;&quot;; 0; 1)" office:value-type="boolean" office:boolean-value="true" calcext:value-type="boolean">
            <text:p>VERO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style-name="ce3" table:formula="of:=IF([.U37]&lt;255; [.U37]; &quot;&quot;)" office:value-type="float" office:value="175" calcext:value-type="float">
            <text:p>175</text:p>
          </table:table-cell>
          <table:table-cell table:style-name="ce3" table:formula="of:=IF([.V37]&lt;256; [.V37]; &quot;&quot;)" office:value-type="float" office:value="180" calcext:value-type="float">
            <text:p>180</text:p>
          </table:table-cell>
          <table:table-cell office:value-type="string" calcext:value-type="string">
            <text:p>Rotate paramet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ota l'ordine di lettura dei valori RGB quando si legge un comando (default: R = ID, G = Arg1, B = Arg2)</text:p>
          </table:table-cell>
          <table:table-cell table:number-columns-repeated="14"/>
          <table:table-cell table:formula="of:=[.$X$337]*[.Y37]" office:value-type="float" office:value="175" calcext:value-type="float">
            <text:p>175</text:p>
          </table:table-cell>
          <table:table-cell table:formula="of:=[.U37] + [.$X$337]" office:value-type="float" office:value="180" calcext:value-type="float">
            <text:p>180</text:p>
          </table:table-cell>
          <table:table-cell/>
          <table:table-cell table:style-name="ce6" table:formula="of:=IF([.C37] = &quot;&quot;; 0; 1)" office:value-type="boolean" office:boolean-value="true" calcext:value-type="boolean">
            <text:p>VERO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style-name="ce3" table:formula="of:=IF([.U38]&lt;255; [.U38]; &quot;&quot;)" office:value-type="float" office:value="180" calcext:value-type="float">
            <text:p>180</text:p>
          </table:table-cell>
          <table:table-cell table:style-name="ce3" table:formula="of:=IF([.V38]&lt;256; [.V38]; &quot;&quot;)" office:value-type="float" office:value="185" calcext:value-type="float">
            <text:p>185</text:p>
          </table:table-cell>
          <table:table-cell office:value-type="string" calcext:value-type="string">
            <text:p>Rotate pixel valu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ota i valori RGB del pixel in X,Y</text:p>
          </table:table-cell>
          <table:table-cell table:number-columns-repeated="14"/>
          <table:table-cell table:formula="of:=[.$X$337]*[.Y38]" office:value-type="float" office:value="180" calcext:value-type="float">
            <text:p>180</text:p>
          </table:table-cell>
          <table:table-cell table:formula="of:=[.U38] + [.$X$337]" office:value-type="float" office:value="185" calcext:value-type="float">
            <text:p>185</text:p>
          </table:table-cell>
          <table:table-cell/>
          <table:table-cell table:style-name="ce6" table:formula="of:=IF([.C38] = &quot;&quot;; 0; 1)" office:value-type="boolean" office:boolean-value="true" calcext:value-type="boolean">
            <text:p>VERO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style-name="ce3" table:formula="of:=IF([.U39]&lt;255; [.U39]; &quot;&quot;)" office:value-type="float" office:value="185" calcext:value-type="float">
            <text:p>185</text:p>
          </table:table-cell>
          <table:table-cell table:style-name="ce3" table:formula="of:=IF([.V39]&lt;256; [.V39]; &quot;&quot;)" office:value-type="float" office:value="190" calcext:value-type="float">
            <text:p>190</text:p>
          </table:table-cell>
          <table:table-cell office:value-type="string" calcext:value-type="string">
            <text:p>Rotate poin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Pointers[x] a Pointers[x+a]</text:p>
          </table:table-cell>
          <table:table-cell table:number-columns-repeated="14"/>
          <table:table-cell table:formula="of:=[.$X$337]*[.Y39]" office:value-type="float" office:value="185" calcext:value-type="float">
            <text:p>185</text:p>
          </table:table-cell>
          <table:table-cell table:formula="of:=[.U39] + [.$X$337]" office:value-type="float" office:value="190" calcext:value-type="float">
            <text:p>190</text:p>
          </table:table-cell>
          <table:table-cell/>
          <table:table-cell table:style-name="ce6" table:formula="of:=IF([.C39] = &quot;&quot;; 0; 1)" office:value-type="boolean" office:boolean-value="true" calcext:value-type="boolean">
            <text:p>VERO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style-name="ce3" table:formula="of:=IF([.U40]&lt;255; [.U40]; &quot;&quot;)" office:value-type="float" office:value="190" calcext:value-type="float">
            <text:p>190</text:p>
          </table:table-cell>
          <table:table-cell table:style-name="ce3" table:formula="of:=IF([.V40]&lt;256; [.V40]; &quot;&quot;)" office:value-type="float" office:value="195" calcext:value-type="float">
            <text:p>19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ove il PC di a passi in avanti senza eseguire</text:p>
          </table:table-cell>
          <table:table-cell table:number-columns-repeated="14"/>
          <table:table-cell table:formula="of:=[.$X$337]*[.Y40]" office:value-type="float" office:value="190" calcext:value-type="float">
            <text:p>190</text:p>
          </table:table-cell>
          <table:table-cell table:formula="of:=[.U40] + [.$X$337]" office:value-type="float" office:value="195" calcext:value-type="float">
            <text:p>195</text:p>
          </table:table-cell>
          <table:table-cell/>
          <table:table-cell table:style-name="ce6" table:formula="of:=IF([.C40] = &quot;&quot;; 0; 1)" office:value-type="boolean" office:boolean-value="true" calcext:value-type="boolean">
            <text:p>VERO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style-name="ce3" table:formula="of:=IF([.U41]&lt;255; [.U41]; &quot;&quot;)" office:value-type="float" office:value="195" calcext:value-type="float">
            <text:p>195</text:p>
          </table:table-cell>
          <table:table-cell table:style-name="ce3" table:formula="of:=IF([.V41]&lt;256; [.V41]; &quot;&quot;)" office:value-type="float" office:value="200" calcext:value-type="float">
            <text:p>2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ttrae al pixel in X,Y il pixel puntato</text:p>
          </table:table-cell>
          <table:table-cell table:number-columns-repeated="14"/>
          <table:table-cell table:formula="of:=[.$X$337]*[.Y41]" office:value-type="float" office:value="195" calcext:value-type="float">
            <text:p>195</text:p>
          </table:table-cell>
          <table:table-cell table:formula="of:=[.U41] + [.$X$337]" office:value-type="float" office:value="200" calcext:value-type="float">
            <text:p>200</text:p>
          </table:table-cell>
          <table:table-cell/>
          <table:table-cell table:style-name="ce6" table:formula="of:=IF([.C41] = &quot;&quot;; 0; 1)" office:value-type="boolean" office:boolean-value="true" calcext:value-type="boolean">
            <text:p>VERO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style-name="ce3" table:formula="of:=IF([.U42]&lt;255; [.U42]; &quot;&quot;)" office:value-type="float" office:value="200" calcext:value-type="float">
            <text:p>200</text:p>
          </table:table-cell>
          <table:table-cell table:style-name="ce3" table:formula="of:=IF([.V42]&lt;256; [.V42]; &quot;&quot;)" office:value-type="float" office:value="205" calcext:value-type="float">
            <text:p>205</text:p>
          </table:table-cell>
          <table:table-cell office:value-type="string" calcext:value-type="string">
            <text:p>Subtract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ttrae a e b rispettivamente a Xoffset e Yoffset</text:p>
          </table:table-cell>
          <table:table-cell table:number-columns-repeated="14"/>
          <table:table-cell table:formula="of:=[.$X$337]*[.Y42]" office:value-type="float" office:value="200" calcext:value-type="float">
            <text:p>200</text:p>
          </table:table-cell>
          <table:table-cell table:formula="of:=[.U42] + [.$X$337]" office:value-type="float" office:value="205" calcext:value-type="float">
            <text:p>205</text:p>
          </table:table-cell>
          <table:table-cell/>
          <table:table-cell table:style-name="ce6" table:formula="of:=IF([.C42] = &quot;&quot;; 0; 1)" office:value-type="boolean" office:boolean-value="true" calcext:value-type="boolean">
            <text:p>VERO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style-name="ce3" table:formula="of:=IF([.U43]&lt;255; [.U43]; &quot;&quot;)" office:value-type="float" office:value="205" calcext:value-type="float">
            <text:p>205</text:p>
          </table:table-cell>
          <table:table-cell table:style-name="ce3" table:formula="of:=IF([.V43]&lt;256; [.V43]; &quot;&quot;)" office:value-type="float" office:value="210" calcext:value-type="float">
            <text:p>2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mma al pixel in X,Y il pixel puntato</text:p>
          </table:table-cell>
          <table:table-cell table:number-columns-repeated="14"/>
          <table:table-cell table:formula="of:=[.$X$337]*[.Y43]" office:value-type="float" office:value="205" calcext:value-type="float">
            <text:p>205</text:p>
          </table:table-cell>
          <table:table-cell table:formula="of:=[.U43] + [.$X$337]" office:value-type="float" office:value="210" calcext:value-type="float">
            <text:p>210</text:p>
          </table:table-cell>
          <table:table-cell/>
          <table:table-cell table:style-name="ce6" table:formula="of:=IF([.C43] = &quot;&quot;; 0; 1)" office:value-type="boolean" office:boolean-value="true" calcext:value-type="boolean">
            <text:p>VERO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table:style-name="ce3" table:formula="of:=IF([.U44]&lt;255; [.U44]; &quot;&quot;)" office:value-type="float" office:value="210" calcext:value-type="float">
            <text:p>210</text:p>
          </table:table-cell>
          <table:table-cell table:style-name="ce3" table:formula="of:=IF([.V44]&lt;256; [.V44]; &quot;&quot;)" office:value-type="float" office:value="215" calcext:value-type="float">
            <text:p>215</text:p>
          </table:table-cell>
          <table:table-cell office:value-type="string" calcext:value-type="string">
            <text:p>Switch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ambia i valori di Flag[Flag A] e Flag[Flag B]</text:p>
          </table:table-cell>
          <table:table-cell table:number-columns-repeated="14"/>
          <table:table-cell table:formula="of:=[.$X$337]*[.Y44]" office:value-type="float" office:value="210" calcext:value-type="float">
            <text:p>210</text:p>
          </table:table-cell>
          <table:table-cell table:formula="of:=[.U44] + [.$X$337]" office:value-type="float" office:value="215" calcext:value-type="float">
            <text:p>215</text:p>
          </table:table-cell>
          <table:table-cell/>
          <table:table-cell table:style-name="ce6" table:formula="of:=IF([.C44] = &quot;&quot;; 0; 1)" office:value-type="boolean" office:boolean-value="true" calcext:value-type="boolean">
            <text:p>VERO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style-name="ce3" table:formula="of:=IF([.U45]&lt;255; [.U45]; &quot;&quot;)" office:value-type="float" office:value="215" calcext:value-type="float">
            <text:p>215</text:p>
          </table:table-cell>
          <table:table-cell table:style-name="ce3" table:formula="of:=IF([.V45]&lt;256; [.V45]; &quot;&quot;)" office:value-type="float" office:value="220" calcext:value-type="float">
            <text:p>220</text:p>
          </table:table-cell>
          <table:table-cell office:value-type="string" calcext:value-type="string">
            <text:p>Switch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Pointer B</text:p>
          </table:table-cell>
          <table:table-cell office:value-type="string" calcext:value-type="string">
            <text:p>Scambia i valori di Pointers[Pointer A] e Pointers[Pointer B]</text:p>
          </table:table-cell>
          <table:table-cell table:number-columns-repeated="14"/>
          <table:table-cell table:formula="of:=[.$X$337]*[.Y45]" office:value-type="float" office:value="215" calcext:value-type="float">
            <text:p>215</text:p>
          </table:table-cell>
          <table:table-cell table:formula="of:=[.U45] + [.$X$337]" office:value-type="float" office:value="220" calcext:value-type="float">
            <text:p>220</text:p>
          </table:table-cell>
          <table:table-cell/>
          <table:table-cell table:style-name="ce6" table:formula="of:=IF([.C45] = &quot;&quot;; 0; 1)" office:value-type="boolean" office:boolean-value="true" calcext:value-type="boolean">
            <text:p>VERO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table:style-name="ce3" table:formula="of:=IF([.U46]&lt;255; [.U46]; &quot;&quot;)" office:value-type="float" office:value="220" calcext:value-type="float">
            <text:p>220</text:p>
          </table:table-cell>
          <table:table-cell table:style-name="ce3" table:formula="of:=IF([.V46]&lt;256; [.V46]; &quot;&quot;)" office:value-type="float" office:value="225" calcext:value-type="float">
            <text:p>225</text:p>
          </table:table-cell>
          <table:table-cell office:value-type="string" calcext:value-type="string">
            <text:p>Tint b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blu di tutti i pixel</text:p>
          </table:table-cell>
          <table:table-cell table:number-columns-repeated="14"/>
          <table:table-cell table:formula="of:=[.$X$337]*[.Y46]" office:value-type="float" office:value="220" calcext:value-type="float">
            <text:p>220</text:p>
          </table:table-cell>
          <table:table-cell table:formula="of:=[.U46] + [.$X$337]" office:value-type="float" office:value="225" calcext:value-type="float">
            <text:p>225</text:p>
          </table:table-cell>
          <table:table-cell/>
          <table:table-cell table:style-name="ce6" table:formula="of:=IF([.C46] = &quot;&quot;; 0; 1)" office:value-type="boolean" office:boolean-value="true" calcext:value-type="boolean">
            <text:p>VERO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style-name="ce3" table:formula="of:=IF([.U47]&lt;255; [.U47]; &quot;&quot;)" office:value-type="float" office:value="225" calcext:value-type="float">
            <text:p>225</text:p>
          </table:table-cell>
          <table:table-cell table:style-name="ce3" table:formula="of:=IF([.V47]&lt;256; [.V47]; &quot;&quot;)" office:value-type="float" office:value="230" calcext:value-type="float">
            <text:p>230</text:p>
          </table:table-cell>
          <table:table-cell office:value-type="string" calcext:value-type="string">
            <text:p>Tint gr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verde di tutti i pixel</text:p>
          </table:table-cell>
          <table:table-cell table:number-columns-repeated="14"/>
          <table:table-cell table:formula="of:=[.$X$337]*[.Y47]" office:value-type="float" office:value="225" calcext:value-type="float">
            <text:p>225</text:p>
          </table:table-cell>
          <table:table-cell table:formula="of:=[.U47] + [.$X$337]" office:value-type="float" office:value="230" calcext:value-type="float">
            <text:p>230</text:p>
          </table:table-cell>
          <table:table-cell/>
          <table:table-cell table:style-name="ce6" table:formula="of:=IF([.C47] = &quot;&quot;; 0; 1)" office:value-type="boolean" office:boolean-value="true" calcext:value-type="boolean">
            <text:p>VERO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table:style-name="ce3" table:formula="of:=IF([.U48]&lt;255; [.U48]; &quot;&quot;)" office:value-type="float" office:value="230" calcext:value-type="float">
            <text:p>230</text:p>
          </table:table-cell>
          <table:table-cell table:style-name="ce3" table:formula="of:=IF([.V48]&lt;256; [.V48]; &quot;&quot;)" office:value-type="float" office:value="235" calcext:value-type="float">
            <text:p>235</text:p>
          </table:table-cell>
          <table:table-cell office:value-type="string" calcext:value-type="string">
            <text:p>Tint 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rosso di tutti i pixel</text:p>
          </table:table-cell>
          <table:table-cell table:number-columns-repeated="14"/>
          <table:table-cell table:formula="of:=[.$X$337]*[.Y48]" office:value-type="float" office:value="230" calcext:value-type="float">
            <text:p>230</text:p>
          </table:table-cell>
          <table:table-cell table:formula="of:=[.U48] + [.$X$337]" office:value-type="float" office:value="235" calcext:value-type="float">
            <text:p>235</text:p>
          </table:table-cell>
          <table:table-cell/>
          <table:table-cell table:style-name="ce6" table:formula="of:=IF([.C48] = &quot;&quot;; 0; 1)" office:value-type="boolean" office:boolean-value="true" calcext:value-type="boolean">
            <text:p>VERO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style-name="ce3" table:formula="of:=IF([.U49]&lt;255; [.U49]; &quot;&quot;)" office:value-type="float" office:value="235" calcext:value-type="float">
            <text:p>235</text:p>
          </table:table-cell>
          <table:table-cell table:style-name="ce3" table:formula="of:=IF([.V49]&lt;256; [.V49]; &quot;&quot;)" office:value-type="float" office:value="240" calcext:value-type="float">
            <text:p>24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al Pointer al pixel alle coordinate X,Y</text:p>
          </table:table-cell>
          <table:table-cell table:number-columns-repeated="14"/>
          <table:table-cell table:formula="of:=[.$X$337]*[.Y49]" office:value-type="float" office:value="235" calcext:value-type="float">
            <text:p>235</text:p>
          </table:table-cell>
          <table:table-cell table:formula="of:=[.U49] + [.$X$337]" office:value-type="float" office:value="240" calcext:value-type="float">
            <text:p>240</text:p>
          </table:table-cell>
          <table:table-cell/>
          <table:table-cell table:style-name="ce6" table:formula="of:=IF([.C49] = &quot;&quot;; 0; 1)" office:value-type="boolean" office:boolean-value="true" calcext:value-type="boolean">
            <text:p>VERO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style-name="ce3" table:formula="of:=IF([.U50]&lt;255; [.U50]; &quot;&quot;)" office:value-type="float" office:value="240" calcext:value-type="float">
            <text:p>240</text:p>
          </table:table-cell>
          <table:table-cell table:style-name="ce3" table:formula="of:=IF([.V50]&lt;256; [.V50]; &quot;&quot;)" office:value-type="float" office:value="245" calcext:value-type="float">
            <text:p>245</text:p>
          </table:table-cell>
          <table:table-cell office:value-type="string" calcext:value-type="string">
            <text:p>Write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0] in Flag[Flag A]</text:p>
          </table:table-cell>
          <table:table-cell table:number-columns-repeated="14"/>
          <table:table-cell table:formula="of:=[.$X$337]*[.Y50]" office:value-type="float" office:value="240" calcext:value-type="float">
            <text:p>240</text:p>
          </table:table-cell>
          <table:table-cell table:formula="of:=[.U50] + [.$X$337]" office:value-type="float" office:value="245" calcext:value-type="float">
            <text:p>245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table:style-name="ce3" table:formula="of:=IF([.U51]&lt;255; [.U51]; &quot;&quot;)" office:value-type="float" office:value="245" calcext:value-type="float">
            <text:p>245</text:p>
          </table:table-cell>
          <table:table-cell table:style-name="ce3" table:formula="of:=IF([.V51]&lt;256; [.V51]; &quot;&quot;)" office:value-type="float" office:value="250" calcext:value-type="float">
            <text:p>250</text:p>
          </table:table-cell>
          <table:table-cell office:value-type="string" calcext:value-type="string">
            <text:p>Writ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Pointers[Pointer <text:s/>A] come il Pointer</text:p>
          </table:table-cell>
          <table:table-cell table:number-columns-repeated="14"/>
          <table:table-cell table:formula="of:=[.$X$337]*[.Y51]" office:value-type="float" office:value="245" calcext:value-type="float">
            <text:p>245</text:p>
          </table:table-cell>
          <table:table-cell table:formula="of:=[.U51] + [.$X$337]" office:value-type="float" office:value="250" calcext:value-type="float">
            <text:p>250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table:style-name="ce3" table:formula="of:=IF([.U52]&lt;255; [.U52]; &quot;&quot;)" office:value-type="float" office:value="250" calcext:value-type="float">
            <text:p>250</text:p>
          </table:table-cell>
          <table:table-cell table:style-name="ce3" table:formula="of:=IF([.V52]&lt;256; [.V52]; &quot;&quot;)" office:value-type="float" office:value="255" calcext:value-type="float">
            <text:p>255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XOR Flag[Flag B]) in Flag[0]</text:p>
          </table:table-cell>
          <table:table-cell table:number-columns-repeated="14"/>
          <table:table-cell table:formula="of:=[.$X$337]*[.Y52]" office:value-type="float" office:value="250" calcext:value-type="float">
            <text:p>250</text:p>
          </table:table-cell>
          <table:table-cell table:formula="of:=[.U52] + [.$X$337]" office:value-type="float" office:value="255" calcext:value-type="float">
            <text:p>255</text:p>
          </table:table-cell>
          <table:table-cell/>
          <table:table-cell table:style-name="ce6" table:formula="of:=IF([.C51] = &quot;&quot;; 0; 1)" office:value-type="boolean" office:boolean-value="true" calcext:value-type="boolean">
            <text:p>VERO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table:style-name="ce3" table:formula="of:=IF([.U53]&lt;255; [.U53]; &quot;&quot;)">
            <text:p/>
          </table:table-cell>
          <table:table-cell table:style-name="ce3" table:formula="of:=IF([.V53]&lt;256; [.V53]; &quot;&quot;)">
            <text:p/>
          </table:table-cell>
          <table:table-cell table:number-columns-repeated="18"/>
          <table:table-cell table:formula="of:=[.$X$337]*[.Y53]" office:value-type="float" office:value="255" calcext:value-type="float">
            <text:p>255</text:p>
          </table:table-cell>
          <table:table-cell table:formula="of:=[.U53] + [.$X$337]" office:value-type="float" office:value="260" calcext:value-type="float">
            <text:p>260</text:p>
          </table:table-cell>
          <table:table-cell/>
          <table:table-cell table:style-name="ce6" table:formula="of:=IF([.C53] = &quot;&quot;; 0; 1)" office:value-type="boolean" office:boolean-value="false" calcext:value-type="boolean">
            <text:p>FALSO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table:style-name="ce3" table:formula="of:=IF([.U54]&lt;255; [.U54]; &quot;&quot;)">
            <text:p/>
          </table:table-cell>
          <table:table-cell table:style-name="ce3" table:formula="of:=IF([.V54]&lt;256; [.V54]; &quot;&quot;)">
            <text:p/>
          </table:table-cell>
          <table:table-cell table:number-columns-repeated="18"/>
          <table:table-cell table:formula="of:=[.$X$337]*[.Y54]" office:value-type="float" office:value="260" calcext:value-type="float">
            <text:p>260</text:p>
          </table:table-cell>
          <table:table-cell table:formula="of:=[.U54] + [.$X$337]" office:value-type="float" office:value="265" calcext:value-type="float">
            <text:p>265</text:p>
          </table:table-cell>
          <table:table-cell/>
          <table:table-cell table:style-name="ce6" table:formula="of:=IF([.C54] = &quot;&quot;; 0; 1)" office:value-type="boolean" office:boolean-value="false" calcext:value-type="boolean">
            <text:p>FALSO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table:style-name="ce3" table:formula="of:=IF([.U55]&lt;255; [.U55]; &quot;&quot;)">
            <text:p/>
          </table:table-cell>
          <table:table-cell table:style-name="ce3" table:formula="of:=IF([.V55]&lt;256; [.V55]; &quot;&quot;)">
            <text:p/>
          </table:table-cell>
          <table:table-cell table:number-columns-repeated="18"/>
          <table:table-cell table:formula="of:=[.$X$337]*[.Y55]" office:value-type="float" office:value="265" calcext:value-type="float">
            <text:p>265</text:p>
          </table:table-cell>
          <table:table-cell table:formula="of:=[.U55] + [.$X$337]" office:value-type="float" office:value="270" calcext:value-type="float">
            <text:p>270</text:p>
          </table:table-cell>
          <table:table-cell/>
          <table:table-cell table:style-name="ce6" table:formula="of:=IF([.C55] = &quot;&quot;; 0; 1)" office:value-type="boolean" office:boolean-value="false" calcext:value-type="boolean">
            <text:p>FALSO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 table:style-name="ce3" table:formula="of:=IF([.U56]&lt;255; [.U56]; &quot;&quot;)">
            <text:p/>
          </table:table-cell>
          <table:table-cell table:style-name="ce3" table:formula="of:=IF([.V56]&lt;256; [.V56]; &quot;&quot;)">
            <text:p/>
          </table:table-cell>
          <table:table-cell table:number-columns-repeated="18"/>
          <table:table-cell table:formula="of:=[.$X$337]*[.Y56]" office:value-type="float" office:value="270" calcext:value-type="float">
            <text:p>270</text:p>
          </table:table-cell>
          <table:table-cell table:formula="of:=[.U56] + [.$X$337]" office:value-type="float" office:value="275" calcext:value-type="float">
            <text:p>275</text:p>
          </table:table-cell>
          <table:table-cell/>
          <table:table-cell table:style-name="ce6" table:formula="of:=IF([.C56] = &quot;&quot;; 0; 1)" office:value-type="boolean" office:boolean-value="false" calcext:value-type="boolean">
            <text:p>FALSO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table:style-name="ce3" table:formula="of:=IF([.U57]&lt;255; [.U57]; &quot;&quot;)">
            <text:p/>
          </table:table-cell>
          <table:table-cell table:style-name="ce3" table:formula="of:=IF([.V57]&lt;256; [.V57]; &quot;&quot;)">
            <text:p/>
          </table:table-cell>
          <table:table-cell table:number-columns-repeated="18"/>
          <table:table-cell table:formula="of:=[.$X$337]*[.Y57]" office:value-type="float" office:value="275" calcext:value-type="float">
            <text:p>275</text:p>
          </table:table-cell>
          <table:table-cell table:formula="of:=[.U57] + [.$X$337]" office:value-type="float" office:value="280" calcext:value-type="float">
            <text:p>280</text:p>
          </table:table-cell>
          <table:table-cell/>
          <table:table-cell table:style-name="ce6" table:formula="of:=IF([.C57] = &quot;&quot;; 0; 1)" office:value-type="boolean" office:boolean-value="false" calcext:value-type="boolean">
            <text:p>FALSO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 table:style-name="ce3" table:formula="of:=IF([.U58]&lt;255; [.U58]; &quot;&quot;)">
            <text:p/>
          </table:table-cell>
          <table:table-cell table:style-name="ce3" table:formula="of:=IF([.V58]&lt;256; [.V58]; &quot;&quot;)">
            <text:p/>
          </table:table-cell>
          <table:table-cell table:number-columns-repeated="18"/>
          <table:table-cell table:formula="of:=[.$X$337]*[.Y58]" office:value-type="float" office:value="280" calcext:value-type="float">
            <text:p>280</text:p>
          </table:table-cell>
          <table:table-cell table:formula="of:=[.U58] + [.$X$337]" office:value-type="float" office:value="285" calcext:value-type="float">
            <text:p>285</text:p>
          </table:table-cell>
          <table:table-cell/>
          <table:table-cell table:style-name="ce6" table:formula="of:=IF([.C58] = &quot;&quot;; 0; 1)" office:value-type="boolean" office:boolean-value="false" calcext:value-type="boolean">
            <text:p>FALSO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table:style-name="ce3" table:formula="of:=IF([.U59]&lt;255; [.U59]; &quot;&quot;)">
            <text:p/>
          </table:table-cell>
          <table:table-cell table:style-name="ce3" table:formula="of:=IF([.V59]&lt;256; [.V59]; &quot;&quot;)">
            <text:p/>
          </table:table-cell>
          <table:table-cell table:number-columns-repeated="18"/>
          <table:table-cell table:formula="of:=[.$X$337]*[.Y59]" office:value-type="float" office:value="285" calcext:value-type="float">
            <text:p>285</text:p>
          </table:table-cell>
          <table:table-cell table:formula="of:=[.U59] + [.$X$337]" office:value-type="float" office:value="290" calcext:value-type="float">
            <text:p>290</text:p>
          </table:table-cell>
          <table:table-cell/>
          <table:table-cell table:style-name="ce6" table:formula="of:=IF([.C59] = &quot;&quot;; 0; 1)" office:value-type="boolean" office:boolean-value="false" calcext:value-type="boolean">
            <text:p>FALSO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table:style-name="ce3" table:formula="of:=IF([.U60]&lt;255; [.U60]; &quot;&quot;)">
            <text:p/>
          </table:table-cell>
          <table:table-cell table:style-name="ce3" table:formula="of:=IF([.V60]&lt;256; [.V60]; &quot;&quot;)">
            <text:p/>
          </table:table-cell>
          <table:table-cell table:number-columns-repeated="18"/>
          <table:table-cell table:formula="of:=[.$X$337]*[.Y60]" office:value-type="float" office:value="290" calcext:value-type="float">
            <text:p>290</text:p>
          </table:table-cell>
          <table:table-cell table:formula="of:=[.U60] + [.$X$337]" office:value-type="float" office:value="295" calcext:value-type="float">
            <text:p>295</text:p>
          </table:table-cell>
          <table:table-cell/>
          <table:table-cell table:style-name="ce6" table:formula="of:=IF([.C60] = &quot;&quot;; 0; 1)" office:value-type="boolean" office:boolean-value="false" calcext:value-type="boolean">
            <text:p>FALSO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 table:style-name="ce3" table:formula="of:=IF([.U61]&lt;255; [.U61]; &quot;&quot;)">
            <text:p/>
          </table:table-cell>
          <table:table-cell table:style-name="ce3" table:formula="of:=IF([.V61]&lt;256; [.V61]; &quot;&quot;)">
            <text:p/>
          </table:table-cell>
          <table:table-cell table:number-columns-repeated="18"/>
          <table:table-cell table:formula="of:=[.$X$337]*[.Y61]" office:value-type="float" office:value="295" calcext:value-type="float">
            <text:p>295</text:p>
          </table:table-cell>
          <table:table-cell table:formula="of:=[.U61] + [.$X$337]" office:value-type="float" office:value="300" calcext:value-type="float">
            <text:p>300</text:p>
          </table:table-cell>
          <table:table-cell/>
          <table:table-cell table:style-name="ce6" table:formula="of:=IF([.C61] = &quot;&quot;; 0; 1)" office:value-type="boolean" office:boolean-value="false" calcext:value-type="boolean">
            <text:p>FALSO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style-name="ce3" table:formula="of:=IF([.U62]&lt;255; [.U62]; &quot;&quot;)">
            <text:p/>
          </table:table-cell>
          <table:table-cell table:style-name="ce3" table:formula="of:=IF([.V62]&lt;256; [.V62]; &quot;&quot;)">
            <text:p/>
          </table:table-cell>
          <table:table-cell table:number-columns-repeated="18"/>
          <table:table-cell table:formula="of:=[.$X$337]*[.Y62]" office:value-type="float" office:value="300" calcext:value-type="float">
            <text:p>300</text:p>
          </table:table-cell>
          <table:table-cell table:formula="of:=[.U62] + [.$X$337]" office:value-type="float" office:value="305" calcext:value-type="float">
            <text:p>305</text:p>
          </table:table-cell>
          <table:table-cell/>
          <table:table-cell table:style-name="ce6" table:formula="of:=IF([.C62] = &quot;&quot;; 0; 1)" office:value-type="boolean" office:boolean-value="false" calcext:value-type="boolean">
            <text:p>FALSO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table:style-name="ce3" table:formula="of:=IF([.U63]&lt;255; [.U63]; &quot;&quot;)">
            <text:p/>
          </table:table-cell>
          <table:table-cell table:style-name="ce3" table:formula="of:=IF([.V63]&lt;256; [.V63]; &quot;&quot;)">
            <text:p/>
          </table:table-cell>
          <table:table-cell table:number-columns-repeated="18"/>
          <table:table-cell table:formula="of:=[.$X$337]*[.Y63]" office:value-type="float" office:value="305" calcext:value-type="float">
            <text:p>305</text:p>
          </table:table-cell>
          <table:table-cell table:formula="of:=[.U63] + [.$X$337]" office:value-type="float" office:value="310" calcext:value-type="float">
            <text:p>310</text:p>
          </table:table-cell>
          <table:table-cell/>
          <table:table-cell table:style-name="ce6" table:formula="of:=IF([.C63] = &quot;&quot;; 0; 1)" office:value-type="boolean" office:boolean-value="false" calcext:value-type="boolean">
            <text:p>FALSO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table:style-name="ce3" table:formula="of:=IF([.U64]&lt;255; [.U64]; &quot;&quot;)">
            <text:p/>
          </table:table-cell>
          <table:table-cell table:style-name="ce3" table:formula="of:=IF([.V64]&lt;256; [.V64]; &quot;&quot;)">
            <text:p/>
          </table:table-cell>
          <table:table-cell table:number-columns-repeated="18"/>
          <table:table-cell table:formula="of:=[.$X$337]*[.Y64]" office:value-type="float" office:value="310" calcext:value-type="float">
            <text:p>310</text:p>
          </table:table-cell>
          <table:table-cell table:formula="of:=[.U64] + [.$X$337]" office:value-type="float" office:value="315" calcext:value-type="float">
            <text:p>315</text:p>
          </table:table-cell>
          <table:table-cell/>
          <table:table-cell table:style-name="ce6" table:formula="of:=IF([.C64] = &quot;&quot;; 0; 1)" office:value-type="boolean" office:boolean-value="false" calcext:value-type="boolean">
            <text:p>FALSO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table:style-name="ce3" table:formula="of:=IF([.U65]&lt;255; [.U65]; &quot;&quot;)">
            <text:p/>
          </table:table-cell>
          <table:table-cell table:style-name="ce3" table:formula="of:=IF([.V65]&lt;256; [.V65]; &quot;&quot;)">
            <text:p/>
          </table:table-cell>
          <table:table-cell table:number-columns-repeated="18"/>
          <table:table-cell table:formula="of:=[.$X$337]*[.Y65]" office:value-type="float" office:value="315" calcext:value-type="float">
            <text:p>315</text:p>
          </table:table-cell>
          <table:table-cell table:formula="of:=[.U65] + [.$X$337]" office:value-type="float" office:value="320" calcext:value-type="float">
            <text:p>320</text:p>
          </table:table-cell>
          <table:table-cell/>
          <table:table-cell table:style-name="ce6" table:formula="of:=IF([.C65] = &quot;&quot;; 0; 1)" office:value-type="boolean" office:boolean-value="false" calcext:value-type="boolean">
            <text:p>FALSO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table:style-name="ce3" table:formula="of:=IF([.U66]&lt;255; [.U66]; &quot;&quot;)">
            <text:p/>
          </table:table-cell>
          <table:table-cell table:style-name="ce3" table:formula="of:=IF([.V66]&lt;256; [.V66]; &quot;&quot;)">
            <text:p/>
          </table:table-cell>
          <table:table-cell table:number-columns-repeated="18"/>
          <table:table-cell table:formula="of:=[.$X$337]*[.Y66]" office:value-type="float" office:value="320" calcext:value-type="float">
            <text:p>320</text:p>
          </table:table-cell>
          <table:table-cell table:formula="of:=[.U66] + [.$X$337]" office:value-type="float" office:value="325" calcext:value-type="float">
            <text:p>325</text:p>
          </table:table-cell>
          <table:table-cell/>
          <table:table-cell table:style-name="ce6" table:formula="of:=IF([.C66] = &quot;&quot;; 0; 1)" office:value-type="boolean" office:boolean-value="false" calcext:value-type="boolean">
            <text:p>FALSO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style-name="ce3" table:formula="of:=IF([.U67]&lt;255; [.U67]; &quot;&quot;)">
            <text:p/>
          </table:table-cell>
          <table:table-cell table:style-name="ce3" table:formula="of:=IF([.V67]&lt;256; [.V67]; &quot;&quot;)">
            <text:p/>
          </table:table-cell>
          <table:table-cell table:number-columns-repeated="18"/>
          <table:table-cell table:formula="of:=[.$X$337]*[.Y67]" office:value-type="float" office:value="325" calcext:value-type="float">
            <text:p>325</text:p>
          </table:table-cell>
          <table:table-cell table:formula="of:=[.U67] + [.$X$337]" office:value-type="float" office:value="330" calcext:value-type="float">
            <text:p>330</text:p>
          </table:table-cell>
          <table:table-cell/>
          <table:table-cell table:style-name="ce6" table:formula="of:=IF([.C67] = &quot;&quot;; 0; 1)" office:value-type="boolean" office:boolean-value="false" calcext:value-type="boolean">
            <text:p>FALSO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 table:style-name="ce3" table:formula="of:=IF([.U68]&lt;255; [.U68]; &quot;&quot;)">
            <text:p/>
          </table:table-cell>
          <table:table-cell table:style-name="ce3" table:formula="of:=IF([.V68]&lt;256; [.V68]; &quot;&quot;)">
            <text:p/>
          </table:table-cell>
          <table:table-cell table:number-columns-repeated="18"/>
          <table:table-cell table:formula="of:=[.$X$337]*[.Y68]" office:value-type="float" office:value="330" calcext:value-type="float">
            <text:p>330</text:p>
          </table:table-cell>
          <table:table-cell table:formula="of:=[.U68] + [.$X$337]" office:value-type="float" office:value="335" calcext:value-type="float">
            <text:p>335</text:p>
          </table:table-cell>
          <table:table-cell/>
          <table:table-cell table:style-name="ce6" table:formula="of:=IF([.C68] = &quot;&quot;; 0; 1)" office:value-type="boolean" office:boolean-value="false" calcext:value-type="boolean">
            <text:p>FALSO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table:style-name="ce3" table:formula="of:=IF([.U69]&lt;255; [.U69]; &quot;&quot;)">
            <text:p/>
          </table:table-cell>
          <table:table-cell table:style-name="ce3" table:formula="of:=IF([.V69]&lt;256; [.V69]; &quot;&quot;)">
            <text:p/>
          </table:table-cell>
          <table:table-cell table:number-columns-repeated="18"/>
          <table:table-cell table:formula="of:=[.$X$337]*[.Y69]" office:value-type="float" office:value="335" calcext:value-type="float">
            <text:p>335</text:p>
          </table:table-cell>
          <table:table-cell table:formula="of:=[.U69] + [.$X$337]" office:value-type="float" office:value="340" calcext:value-type="float">
            <text:p>340</text:p>
          </table:table-cell>
          <table:table-cell/>
          <table:table-cell table:style-name="ce6" table:formula="of:=IF([.C69] = &quot;&quot;; 0; 1)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table:style-name="ce3" table:formula="of:=IF([.U70]&lt;255; [.U70]; &quot;&quot;)">
            <text:p/>
          </table:table-cell>
          <table:table-cell table:style-name="ce3" table:formula="of:=IF([.V70]&lt;256; [.V70]; &quot;&quot;)">
            <text:p/>
          </table:table-cell>
          <table:table-cell table:number-columns-repeated="18"/>
          <table:table-cell table:formula="of:=[.$X$337]*[.Y70]" office:value-type="float" office:value="340" calcext:value-type="float">
            <text:p>340</text:p>
          </table:table-cell>
          <table:table-cell table:formula="of:=[.U70] + [.$X$337]" office:value-type="float" office:value="345" calcext:value-type="float">
            <text:p>345</text:p>
          </table:table-cell>
          <table:table-cell/>
          <table:table-cell table:style-name="ce6" table:formula="of:=IF([.C70] = &quot;&quot;; 0; 1)" office:value-type="boolean" office:boolean-value="false" calcext:value-type="boolean">
            <text:p>FALSO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table:style-name="ce3" table:formula="of:=IF([.U71]&lt;255; [.U71]; &quot;&quot;)">
            <text:p/>
          </table:table-cell>
          <table:table-cell table:style-name="ce3" table:formula="of:=IF([.V71]&lt;256; [.V71]; &quot;&quot;)">
            <text:p/>
          </table:table-cell>
          <table:table-cell table:number-columns-repeated="18"/>
          <table:table-cell table:formula="of:=[.$X$337]*[.Y71]" office:value-type="float" office:value="345" calcext:value-type="float">
            <text:p>345</text:p>
          </table:table-cell>
          <table:table-cell table:formula="of:=[.U71] + [.$X$337]" office:value-type="float" office:value="350" calcext:value-type="float">
            <text:p>350</text:p>
          </table:table-cell>
          <table:table-cell/>
          <table:table-cell table:style-name="ce6" table:formula="of:=IF([.C71] = &quot;&quot;; 0; 1)" office:value-type="boolean" office:boolean-value="false" calcext:value-type="boolean">
            <text:p>FALSO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table:style-name="ce3" table:formula="of:=IF([.U72]&lt;255; [.U72]; &quot;&quot;)">
            <text:p/>
          </table:table-cell>
          <table:table-cell table:style-name="ce3" table:formula="of:=IF([.V72]&lt;256; [.V72]; &quot;&quot;)">
            <text:p/>
          </table:table-cell>
          <table:table-cell table:number-columns-repeated="18"/>
          <table:table-cell table:formula="of:=[.$X$337]*[.Y72]" office:value-type="float" office:value="350" calcext:value-type="float">
            <text:p>350</text:p>
          </table:table-cell>
          <table:table-cell table:formula="of:=[.U72] + [.$X$337]" office:value-type="float" office:value="355" calcext:value-type="float">
            <text:p>355</text:p>
          </table:table-cell>
          <table:table-cell/>
          <table:table-cell table:style-name="ce6" table:formula="of:=IF([.C72] = &quot;&quot;; 0; 1)" office:value-type="boolean" office:boolean-value="false" calcext:value-type="boolean">
            <text:p>FALSO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table:style-name="ce3" table:formula="of:=IF([.U73]&lt;255; [.U73]; &quot;&quot;)">
            <text:p/>
          </table:table-cell>
          <table:table-cell table:style-name="ce3" table:formula="of:=IF([.V73]&lt;256; [.V73]; &quot;&quot;)">
            <text:p/>
          </table:table-cell>
          <table:table-cell table:number-columns-repeated="18"/>
          <table:table-cell table:formula="of:=[.$X$337]*[.Y73]" office:value-type="float" office:value="355" calcext:value-type="float">
            <text:p>355</text:p>
          </table:table-cell>
          <table:table-cell table:formula="of:=[.U73] + [.$X$337]" office:value-type="float" office:value="360" calcext:value-type="float">
            <text:p>360</text:p>
          </table:table-cell>
          <table:table-cell/>
          <table:table-cell table:style-name="ce6" table:formula="of:=IF([.C73] = &quot;&quot;; 0; 1)" office:value-type="boolean" office:boolean-value="false" calcext:value-type="boolean">
            <text:p>FALSO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table:style-name="ce3" table:formula="of:=IF([.U74]&lt;255; [.U74]; &quot;&quot;)">
            <text:p/>
          </table:table-cell>
          <table:table-cell table:style-name="ce3" table:formula="of:=IF([.V74]&lt;256; [.V74]; &quot;&quot;)">
            <text:p/>
          </table:table-cell>
          <table:table-cell table:number-columns-repeated="18"/>
          <table:table-cell table:formula="of:=[.$X$337]*[.Y74]" office:value-type="float" office:value="360" calcext:value-type="float">
            <text:p>360</text:p>
          </table:table-cell>
          <table:table-cell table:formula="of:=[.U74] + [.$X$337]" office:value-type="float" office:value="365" calcext:value-type="float">
            <text:p>365</text:p>
          </table:table-cell>
          <table:table-cell/>
          <table:table-cell table:style-name="ce6" table:formula="of:=IF([.C74] = &quot;&quot;; 0; 1)" office:value-type="boolean" office:boolean-value="false" calcext:value-type="boolean">
            <text:p>FALSO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table:style-name="ce3" table:formula="of:=IF([.U75]&lt;255; [.U75]; &quot;&quot;)">
            <text:p/>
          </table:table-cell>
          <table:table-cell table:style-name="ce3" table:formula="of:=IF([.V75]&lt;256; [.V75]; &quot;&quot;)">
            <text:p/>
          </table:table-cell>
          <table:table-cell table:number-columns-repeated="18"/>
          <table:table-cell table:formula="of:=[.$X$337]*[.Y75]" office:value-type="float" office:value="365" calcext:value-type="float">
            <text:p>365</text:p>
          </table:table-cell>
          <table:table-cell table:formula="of:=[.U75] + [.$X$337]" office:value-type="float" office:value="370" calcext:value-type="float">
            <text:p>370</text:p>
          </table:table-cell>
          <table:table-cell/>
          <table:table-cell table:style-name="ce6" table:formula="of:=IF([.C75] = &quot;&quot;; 0; 1)" office:value-type="boolean" office:boolean-value="false" calcext:value-type="boolean">
            <text:p>FALSO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table:style-name="ce3" table:formula="of:=IF([.U76]&lt;255; [.U76]; &quot;&quot;)">
            <text:p/>
          </table:table-cell>
          <table:table-cell table:style-name="ce3" table:formula="of:=IF([.V76]&lt;256; [.V76]; &quot;&quot;)">
            <text:p/>
          </table:table-cell>
          <table:table-cell table:number-columns-repeated="18"/>
          <table:table-cell table:formula="of:=[.$X$337]*[.Y76]" office:value-type="float" office:value="370" calcext:value-type="float">
            <text:p>370</text:p>
          </table:table-cell>
          <table:table-cell table:formula="of:=[.U76] + [.$X$337]" office:value-type="float" office:value="375" calcext:value-type="float">
            <text:p>375</text:p>
          </table:table-cell>
          <table:table-cell/>
          <table:table-cell table:style-name="ce6" table:formula="of:=IF([.C76] = &quot;&quot;; 0; 1)" office:value-type="boolean" office:boolean-value="false" calcext:value-type="boolean">
            <text:p>FALSO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table:style-name="ce3" table:formula="of:=IF([.U77]&lt;255; [.U77]; &quot;&quot;)">
            <text:p/>
          </table:table-cell>
          <table:table-cell table:style-name="ce3" table:formula="of:=IF([.V77]&lt;256; [.V77]; &quot;&quot;)">
            <text:p/>
          </table:table-cell>
          <table:table-cell table:number-columns-repeated="18"/>
          <table:table-cell table:formula="of:=[.$X$337]*[.Y77]" office:value-type="float" office:value="375" calcext:value-type="float">
            <text:p>375</text:p>
          </table:table-cell>
          <table:table-cell table:formula="of:=[.U77] + [.$X$337]" office:value-type="float" office:value="380" calcext:value-type="float">
            <text:p>380</text:p>
          </table:table-cell>
          <table:table-cell/>
          <table:table-cell table:style-name="ce6" table:formula="of:=IF([.C77] = &quot;&quot;; 0; 1)" office:value-type="boolean" office:boolean-value="false" calcext:value-type="boolean">
            <text:p>FALSO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table:style-name="ce3" table:formula="of:=IF([.U78]&lt;255; [.U78]; &quot;&quot;)">
            <text:p/>
          </table:table-cell>
          <table:table-cell table:style-name="ce3" table:formula="of:=IF([.V78]&lt;256; [.V78]; &quot;&quot;)">
            <text:p/>
          </table:table-cell>
          <table:table-cell table:number-columns-repeated="18"/>
          <table:table-cell table:formula="of:=[.$X$337]*[.Y78]" office:value-type="float" office:value="380" calcext:value-type="float">
            <text:p>380</text:p>
          </table:table-cell>
          <table:table-cell table:formula="of:=[.U78] + [.$X$337]" office:value-type="float" office:value="385" calcext:value-type="float">
            <text:p>385</text:p>
          </table:table-cell>
          <table:table-cell/>
          <table:table-cell table:style-name="ce6" table:formula="of:=IF([.C78] = &quot;&quot;; 0; 1)" office:value-type="boolean" office:boolean-value="false" calcext:value-type="boolean">
            <text:p>FALSO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table:style-name="ce3" table:formula="of:=IF([.U79]&lt;255; [.U79]; &quot;&quot;)">
            <text:p/>
          </table:table-cell>
          <table:table-cell table:style-name="ce3" table:formula="of:=IF([.V79]&lt;256; [.V79]; &quot;&quot;)">
            <text:p/>
          </table:table-cell>
          <table:table-cell table:number-columns-repeated="18"/>
          <table:table-cell table:formula="of:=[.$X$337]*[.Y79]" office:value-type="float" office:value="385" calcext:value-type="float">
            <text:p>385</text:p>
          </table:table-cell>
          <table:table-cell table:formula="of:=[.U79] + [.$X$337]" office:value-type="float" office:value="390" calcext:value-type="float">
            <text:p>390</text:p>
          </table:table-cell>
          <table:table-cell/>
          <table:table-cell table:style-name="ce6" table:formula="of:=IF([.C79] = &quot;&quot;; 0; 1)" office:value-type="boolean" office:boolean-value="false" calcext:value-type="boolean">
            <text:p>FALSO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table:style-name="ce3" table:formula="of:=IF([.U80]&lt;255; [.U80]; &quot;&quot;)">
            <text:p/>
          </table:table-cell>
          <table:table-cell table:style-name="ce3" table:formula="of:=IF([.V80]&lt;256; [.V80]; &quot;&quot;)">
            <text:p/>
          </table:table-cell>
          <table:table-cell table:number-columns-repeated="18"/>
          <table:table-cell table:formula="of:=[.$X$337]*[.Y80]" office:value-type="float" office:value="390" calcext:value-type="float">
            <text:p>390</text:p>
          </table:table-cell>
          <table:table-cell table:formula="of:=[.U80] + [.$X$337]" office:value-type="float" office:value="395" calcext:value-type="float">
            <text:p>395</text:p>
          </table:table-cell>
          <table:table-cell/>
          <table:table-cell table:style-name="ce6" table:formula="of:=IF([.C80] = &quot;&quot;; 0; 1)" office:value-type="boolean" office:boolean-value="false" calcext:value-type="boolean">
            <text:p>FALSO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table:style-name="ce3" table:formula="of:=IF([.U81]&lt;255; [.U81]; &quot;&quot;)">
            <text:p/>
          </table:table-cell>
          <table:table-cell table:style-name="ce3" table:formula="of:=IF([.V81]&lt;256; [.V81]; &quot;&quot;)">
            <text:p/>
          </table:table-cell>
          <table:table-cell table:number-columns-repeated="18"/>
          <table:table-cell table:formula="of:=[.$X$337]*[.Y81]" office:value-type="float" office:value="395" calcext:value-type="float">
            <text:p>395</text:p>
          </table:table-cell>
          <table:table-cell table:formula="of:=[.U81] + [.$X$337]" office:value-type="float" office:value="400" calcext:value-type="float">
            <text:p>400</text:p>
          </table:table-cell>
          <table:table-cell/>
          <table:table-cell table:style-name="ce6" table:formula="of:=IF([.C81] = &quot;&quot;; 0; 1)" office:value-type="boolean" office:boolean-value="false" calcext:value-type="boolean">
            <text:p>FALSO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table:style-name="ce3" table:formula="of:=IF([.U82]&lt;255; [.U82]; &quot;&quot;)">
            <text:p/>
          </table:table-cell>
          <table:table-cell table:style-name="ce3" table:formula="of:=IF([.V82]&lt;256; [.V82]; &quot;&quot;)">
            <text:p/>
          </table:table-cell>
          <table:table-cell table:number-columns-repeated="18"/>
          <table:table-cell table:formula="of:=[.$X$337]*[.Y82]" office:value-type="float" office:value="400" calcext:value-type="float">
            <text:p>400</text:p>
          </table:table-cell>
          <table:table-cell table:formula="of:=[.U82] + [.$X$337]" office:value-type="float" office:value="405" calcext:value-type="float">
            <text:p>405</text:p>
          </table:table-cell>
          <table:table-cell/>
          <table:table-cell table:style-name="ce6" table:formula="of:=IF([.C82] = &quot;&quot;; 0; 1)" office:value-type="boolean" office:boolean-value="false" calcext:value-type="boolean">
            <text:p>FALSO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style-name="ce3" table:formula="of:=IF([.U83]&lt;255; [.U83]; &quot;&quot;)">
            <text:p/>
          </table:table-cell>
          <table:table-cell table:style-name="ce3" table:formula="of:=IF([.V83]&lt;256; [.V83]; &quot;&quot;)">
            <text:p/>
          </table:table-cell>
          <table:table-cell table:number-columns-repeated="18"/>
          <table:table-cell table:formula="of:=[.$X$337]*[.Y83]" office:value-type="float" office:value="405" calcext:value-type="float">
            <text:p>405</text:p>
          </table:table-cell>
          <table:table-cell table:formula="of:=[.U83] + [.$X$337]" office:value-type="float" office:value="410" calcext:value-type="float">
            <text:p>410</text:p>
          </table:table-cell>
          <table:table-cell/>
          <table:table-cell table:style-name="ce6" table:formula="of:=IF([.C83] = &quot;&quot;; 0; 1)" office:value-type="boolean" office:boolean-value="false" calcext:value-type="boolean">
            <text:p>FALSO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table:style-name="ce3" table:formula="of:=IF([.U84]&lt;255; [.U84]; &quot;&quot;)">
            <text:p/>
          </table:table-cell>
          <table:table-cell table:style-name="ce3" table:formula="of:=IF([.V84]&lt;256; [.V84]; &quot;&quot;)">
            <text:p/>
          </table:table-cell>
          <table:table-cell table:number-columns-repeated="18"/>
          <table:table-cell table:formula="of:=[.$X$337]*[.Y84]" office:value-type="float" office:value="410" calcext:value-type="float">
            <text:p>410</text:p>
          </table:table-cell>
          <table:table-cell table:formula="of:=[.U84] + [.$X$337]" office:value-type="float" office:value="415" calcext:value-type="float">
            <text:p>415</text:p>
          </table:table-cell>
          <table:table-cell/>
          <table:table-cell table:style-name="ce6" table:formula="of:=IF([.C84] = &quot;&quot;; 0; 1)" office:value-type="boolean" office:boolean-value="false" calcext:value-type="boolean">
            <text:p>FALSO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table:style-name="ce3" table:formula="of:=IF([.U85]&lt;255; [.U85]; &quot;&quot;)">
            <text:p/>
          </table:table-cell>
          <table:table-cell table:style-name="ce3" table:formula="of:=IF([.V85]&lt;256; [.V85]; &quot;&quot;)">
            <text:p/>
          </table:table-cell>
          <table:table-cell table:number-columns-repeated="18"/>
          <table:table-cell table:formula="of:=[.$X$337]*[.Y85]" office:value-type="float" office:value="415" calcext:value-type="float">
            <text:p>415</text:p>
          </table:table-cell>
          <table:table-cell table:formula="of:=[.U85] + [.$X$337]" office:value-type="float" office:value="420" calcext:value-type="float">
            <text:p>420</text:p>
          </table:table-cell>
          <table:table-cell/>
          <table:table-cell table:style-name="ce6" table:formula="of:=IF([.C85] = &quot;&quot;; 0; 1)" office:value-type="boolean" office:boolean-value="false" calcext:value-type="boolean">
            <text:p>FALSO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table:style-name="ce3" table:formula="of:=IF([.U86]&lt;255; [.U86]; &quot;&quot;)">
            <text:p/>
          </table:table-cell>
          <table:table-cell table:style-name="ce3" table:formula="of:=IF([.V86]&lt;256; [.V86]; &quot;&quot;)">
            <text:p/>
          </table:table-cell>
          <table:table-cell table:number-columns-repeated="18"/>
          <table:table-cell table:formula="of:=[.$X$337]*[.Y86]" office:value-type="float" office:value="420" calcext:value-type="float">
            <text:p>420</text:p>
          </table:table-cell>
          <table:table-cell table:formula="of:=[.U86] + [.$X$337]" office:value-type="float" office:value="425" calcext:value-type="float">
            <text:p>425</text:p>
          </table:table-cell>
          <table:table-cell/>
          <table:table-cell table:style-name="ce6" table:formula="of:=IF([.C86] = &quot;&quot;; 0; 1)" office:value-type="boolean" office:boolean-value="false" calcext:value-type="boolean">
            <text:p>FALSO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table:style-name="ce3" table:formula="of:=IF([.U87]&lt;255; [.U87]; &quot;&quot;)">
            <text:p/>
          </table:table-cell>
          <table:table-cell table:style-name="ce3" table:formula="of:=IF([.V87]&lt;256; [.V87]; &quot;&quot;)">
            <text:p/>
          </table:table-cell>
          <table:table-cell table:number-columns-repeated="18"/>
          <table:table-cell table:formula="of:=[.$X$337]*[.Y87]" office:value-type="float" office:value="425" calcext:value-type="float">
            <text:p>425</text:p>
          </table:table-cell>
          <table:table-cell table:formula="of:=[.U87] + [.$X$337]" office:value-type="float" office:value="430" calcext:value-type="float">
            <text:p>430</text:p>
          </table:table-cell>
          <table:table-cell/>
          <table:table-cell table:style-name="ce6" table:formula="of:=IF([.C87] = &quot;&quot;; 0; 1)" office:value-type="boolean" office:boolean-value="false" calcext:value-type="boolean">
            <text:p>FALSO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table:style-name="ce3" table:formula="of:=IF([.U88]&lt;255; [.U88]; &quot;&quot;)">
            <text:p/>
          </table:table-cell>
          <table:table-cell table:style-name="ce3" table:formula="of:=IF([.V88]&lt;256; [.V88]; &quot;&quot;)">
            <text:p/>
          </table:table-cell>
          <table:table-cell table:number-columns-repeated="18"/>
          <table:table-cell table:formula="of:=[.$X$337]*[.Y88]" office:value-type="float" office:value="430" calcext:value-type="float">
            <text:p>430</text:p>
          </table:table-cell>
          <table:table-cell table:formula="of:=[.U88] + [.$X$337]" office:value-type="float" office:value="435" calcext:value-type="float">
            <text:p>435</text:p>
          </table:table-cell>
          <table:table-cell/>
          <table:table-cell table:style-name="ce6" table:formula="of:=IF([.C88] = &quot;&quot;; 0; 1)" office:value-type="boolean" office:boolean-value="false" calcext:value-type="boolean">
            <text:p>FALSO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table:style-name="ce3" table:formula="of:=IF([.U89]&lt;255; [.U89]; &quot;&quot;)">
            <text:p/>
          </table:table-cell>
          <table:table-cell table:style-name="ce3" table:formula="of:=IF([.V89]&lt;256; [.V89]; &quot;&quot;)">
            <text:p/>
          </table:table-cell>
          <table:table-cell table:number-columns-repeated="18"/>
          <table:table-cell table:formula="of:=[.$X$337]*[.Y89]" office:value-type="float" office:value="435" calcext:value-type="float">
            <text:p>435</text:p>
          </table:table-cell>
          <table:table-cell table:formula="of:=[.U89] + [.$X$337]" office:value-type="float" office:value="440" calcext:value-type="float">
            <text:p>440</text:p>
          </table:table-cell>
          <table:table-cell/>
          <table:table-cell table:style-name="ce6" table:formula="of:=IF([.C89] = &quot;&quot;; 0; 1)" office:value-type="boolean" office:boolean-value="false" calcext:value-type="boolean">
            <text:p>FALSO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table:style-name="ce3" table:formula="of:=IF([.U90]&lt;255; [.U90]; &quot;&quot;)">
            <text:p/>
          </table:table-cell>
          <table:table-cell table:style-name="ce3" table:formula="of:=IF([.V90]&lt;256; [.V90]; &quot;&quot;)">
            <text:p/>
          </table:table-cell>
          <table:table-cell table:number-columns-repeated="18"/>
          <table:table-cell table:formula="of:=[.$X$337]*[.Y90]" office:value-type="float" office:value="440" calcext:value-type="float">
            <text:p>440</text:p>
          </table:table-cell>
          <table:table-cell table:formula="of:=[.U90] + [.$X$337]" office:value-type="float" office:value="445" calcext:value-type="float">
            <text:p>445</text:p>
          </table:table-cell>
          <table:table-cell/>
          <table:table-cell table:style-name="ce6" table:formula="of:=IF([.C90] = &quot;&quot;; 0; 1)" office:value-type="boolean" office:boolean-value="false" calcext:value-type="boolean">
            <text:p>FALSO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table:style-name="ce3" table:formula="of:=IF([.U91]&lt;255; [.U91]; &quot;&quot;)">
            <text:p/>
          </table:table-cell>
          <table:table-cell table:style-name="ce3" table:formula="of:=IF([.V91]&lt;256; [.V91]; &quot;&quot;)">
            <text:p/>
          </table:table-cell>
          <table:table-cell table:number-columns-repeated="18"/>
          <table:table-cell table:formula="of:=[.$X$337]*[.Y91]" office:value-type="float" office:value="445" calcext:value-type="float">
            <text:p>445</text:p>
          </table:table-cell>
          <table:table-cell table:formula="of:=[.U91] + [.$X$337]" office:value-type="float" office:value="450" calcext:value-type="float">
            <text:p>450</text:p>
          </table:table-cell>
          <table:table-cell/>
          <table:table-cell table:style-name="ce6" table:formula="of:=IF([.C91] = &quot;&quot;; 0; 1)" office:value-type="boolean" office:boolean-value="false" calcext:value-type="boolean">
            <text:p>FALSO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table:style-name="ce3" table:formula="of:=IF([.U92]&lt;255; [.U92]; &quot;&quot;)">
            <text:p/>
          </table:table-cell>
          <table:table-cell table:style-name="ce3" table:formula="of:=IF([.V92]&lt;256; [.V92]; &quot;&quot;)">
            <text:p/>
          </table:table-cell>
          <table:table-cell table:number-columns-repeated="18"/>
          <table:table-cell table:formula="of:=[.$X$337]*[.Y92]" office:value-type="float" office:value="450" calcext:value-type="float">
            <text:p>450</text:p>
          </table:table-cell>
          <table:table-cell table:formula="of:=[.U92] + [.$X$337]" office:value-type="float" office:value="455" calcext:value-type="float">
            <text:p>455</text:p>
          </table:table-cell>
          <table:table-cell/>
          <table:table-cell table:style-name="ce6" table:formula="of:=IF([.C92] = &quot;&quot;; 0; 1)" office:value-type="boolean" office:boolean-value="false" calcext:value-type="boolean">
            <text:p>FALSO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table:style-name="ce3" table:formula="of:=IF([.U93]&lt;255; [.U93]; &quot;&quot;)">
            <text:p/>
          </table:table-cell>
          <table:table-cell table:style-name="ce3" table:formula="of:=IF([.V93]&lt;256; [.V93]; &quot;&quot;)">
            <text:p/>
          </table:table-cell>
          <table:table-cell table:number-columns-repeated="18"/>
          <table:table-cell table:formula="of:=[.$X$337]*[.Y93]" office:value-type="float" office:value="455" calcext:value-type="float">
            <text:p>455</text:p>
          </table:table-cell>
          <table:table-cell table:formula="of:=[.U93] + [.$X$337]" office:value-type="float" office:value="460" calcext:value-type="float">
            <text:p>460</text:p>
          </table:table-cell>
          <table:table-cell/>
          <table:table-cell table:style-name="ce6" table:formula="of:=IF([.C93] = &quot;&quot;; 0; 1)" office:value-type="boolean" office:boolean-value="false" calcext:value-type="boolean">
            <text:p>FALSO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table:style-name="ce3" table:formula="of:=IF([.U94]&lt;255; [.U94]; &quot;&quot;)">
            <text:p/>
          </table:table-cell>
          <table:table-cell table:style-name="ce3" table:formula="of:=IF([.V94]&lt;256; [.V94]; &quot;&quot;)">
            <text:p/>
          </table:table-cell>
          <table:table-cell table:number-columns-repeated="18"/>
          <table:table-cell table:formula="of:=[.$X$337]*[.Y94]" office:value-type="float" office:value="460" calcext:value-type="float">
            <text:p>460</text:p>
          </table:table-cell>
          <table:table-cell table:formula="of:=[.U94] + [.$X$337]" office:value-type="float" office:value="465" calcext:value-type="float">
            <text:p>465</text:p>
          </table:table-cell>
          <table:table-cell/>
          <table:table-cell table:style-name="ce6" table:formula="of:=IF([.C94] = &quot;&quot;; 0; 1)" office:value-type="boolean" office:boolean-value="false" calcext:value-type="boolean">
            <text:p>FALSO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table:style-name="ce3" table:formula="of:=IF([.U95]&lt;255; [.U95]; &quot;&quot;)">
            <text:p/>
          </table:table-cell>
          <table:table-cell table:style-name="ce3" table:formula="of:=IF([.V95]&lt;256; [.V95]; &quot;&quot;)">
            <text:p/>
          </table:table-cell>
          <table:table-cell table:number-columns-repeated="18"/>
          <table:table-cell table:formula="of:=[.$X$337]*[.Y95]" office:value-type="float" office:value="465" calcext:value-type="float">
            <text:p>465</text:p>
          </table:table-cell>
          <table:table-cell table:formula="of:=[.U95] + [.$X$337]" office:value-type="float" office:value="470" calcext:value-type="float">
            <text:p>470</text:p>
          </table:table-cell>
          <table:table-cell/>
          <table:table-cell table:style-name="ce6" table:formula="of:=IF([.C95] = &quot;&quot;; 0; 1)" office:value-type="boolean" office:boolean-value="false" calcext:value-type="boolean">
            <text:p>FALSO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table:style-name="ce3" table:formula="of:=IF([.U96]&lt;255; [.U96]; &quot;&quot;)">
            <text:p/>
          </table:table-cell>
          <table:table-cell table:style-name="ce3" table:formula="of:=IF([.V96]&lt;256; [.V96]; &quot;&quot;)">
            <text:p/>
          </table:table-cell>
          <table:table-cell table:number-columns-repeated="18"/>
          <table:table-cell table:formula="of:=[.$X$337]*[.Y96]" office:value-type="float" office:value="470" calcext:value-type="float">
            <text:p>470</text:p>
          </table:table-cell>
          <table:table-cell table:formula="of:=[.U96] + [.$X$337]" office:value-type="float" office:value="475" calcext:value-type="float">
            <text:p>475</text:p>
          </table:table-cell>
          <table:table-cell/>
          <table:table-cell table:style-name="ce6" table:formula="of:=IF([.C96] = &quot;&quot;; 0; 1)" office:value-type="boolean" office:boolean-value="false" calcext:value-type="boolean">
            <text:p>FALSO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table:style-name="ce3" table:formula="of:=IF([.U97]&lt;255; [.U97]; &quot;&quot;)">
            <text:p/>
          </table:table-cell>
          <table:table-cell table:style-name="ce3" table:formula="of:=IF([.V97]&lt;256; [.V97]; &quot;&quot;)">
            <text:p/>
          </table:table-cell>
          <table:table-cell table:number-columns-repeated="18"/>
          <table:table-cell table:formula="of:=[.$X$337]*[.Y97]" office:value-type="float" office:value="475" calcext:value-type="float">
            <text:p>475</text:p>
          </table:table-cell>
          <table:table-cell table:formula="of:=[.U97] + [.$X$337]" office:value-type="float" office:value="480" calcext:value-type="float">
            <text:p>480</text:p>
          </table:table-cell>
          <table:table-cell/>
          <table:table-cell table:style-name="ce6" table:formula="of:=IF([.C97] = &quot;&quot;; 0; 1)" office:value-type="boolean" office:boolean-value="false" calcext:value-type="boolean">
            <text:p>FALSO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table:style-name="ce3" table:formula="of:=IF([.U98]&lt;255; [.U98]; &quot;&quot;)">
            <text:p/>
          </table:table-cell>
          <table:table-cell table:style-name="ce3" table:formula="of:=IF([.V98]&lt;256; [.V98]; &quot;&quot;)">
            <text:p/>
          </table:table-cell>
          <table:table-cell table:number-columns-repeated="18"/>
          <table:table-cell table:formula="of:=[.$X$337]*[.Y98]" office:value-type="float" office:value="480" calcext:value-type="float">
            <text:p>480</text:p>
          </table:table-cell>
          <table:table-cell table:formula="of:=[.U98] + [.$X$337]" office:value-type="float" office:value="485" calcext:value-type="float">
            <text:p>485</text:p>
          </table:table-cell>
          <table:table-cell/>
          <table:table-cell table:style-name="ce6" table:formula="of:=IF([.C98] = &quot;&quot;; 0; 1)" office:value-type="boolean" office:boolean-value="false" calcext:value-type="boolean">
            <text:p>FALSO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style-name="ce3" table:formula="of:=IF([.U99]&lt;255; [.U99]; &quot;&quot;)">
            <text:p/>
          </table:table-cell>
          <table:table-cell table:style-name="ce3" table:formula="of:=IF([.V99]&lt;256; [.V99]; &quot;&quot;)">
            <text:p/>
          </table:table-cell>
          <table:table-cell table:number-columns-repeated="18"/>
          <table:table-cell table:formula="of:=[.$X$337]*[.Y99]" office:value-type="float" office:value="485" calcext:value-type="float">
            <text:p>485</text:p>
          </table:table-cell>
          <table:table-cell table:formula="of:=[.U99] + [.$X$337]" office:value-type="float" office:value="490" calcext:value-type="float">
            <text:p>490</text:p>
          </table:table-cell>
          <table:table-cell/>
          <table:table-cell table:style-name="ce6" table:formula="of:=IF([.C99] = &quot;&quot;; 0; 1)" office:value-type="boolean" office:boolean-value="false" calcext:value-type="boolean">
            <text:p>FALSO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table:style-name="ce3" table:formula="of:=IF([.U100]&lt;255; [.U100]; &quot;&quot;)">
            <text:p/>
          </table:table-cell>
          <table:table-cell table:style-name="ce3" table:formula="of:=IF([.V100]&lt;256; [.V100]; &quot;&quot;)">
            <text:p/>
          </table:table-cell>
          <table:table-cell table:number-columns-repeated="18"/>
          <table:table-cell table:formula="of:=[.$X$337]*[.Y100]" office:value-type="float" office:value="490" calcext:value-type="float">
            <text:p>490</text:p>
          </table:table-cell>
          <table:table-cell table:formula="of:=[.U100] + [.$X$337]" office:value-type="float" office:value="495" calcext:value-type="float">
            <text:p>495</text:p>
          </table:table-cell>
          <table:table-cell/>
          <table:table-cell table:style-name="ce6" table:formula="of:=IF([.C100] = &quot;&quot;; 0; 1)" office:value-type="boolean" office:boolean-value="false" calcext:value-type="boolean">
            <text:p>FALSO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table:style-name="ce3" table:formula="of:=IF([.U101]&lt;255; [.U101]; &quot;&quot;)">
            <text:p/>
          </table:table-cell>
          <table:table-cell table:style-name="ce3" table:formula="of:=IF([.V101]&lt;256; [.V101]; &quot;&quot;)">
            <text:p/>
          </table:table-cell>
          <table:table-cell table:number-columns-repeated="18"/>
          <table:table-cell table:formula="of:=[.$X$337]*[.Y101]" office:value-type="float" office:value="495" calcext:value-type="float">
            <text:p>495</text:p>
          </table:table-cell>
          <table:table-cell table:formula="of:=[.U101] + [.$X$337]" office:value-type="float" office:value="500" calcext:value-type="float">
            <text:p>500</text:p>
          </table:table-cell>
          <table:table-cell/>
          <table:table-cell table:style-name="ce6" table:formula="of:=IF([.C101] = &quot;&quot;; 0; 1)" office:value-type="boolean" office:boolean-value="false" calcext:value-type="boolean">
            <text:p>FALSO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table:style-name="ce3" table:formula="of:=IF([.U102]&lt;255; [.U102]; &quot;&quot;)">
            <text:p/>
          </table:table-cell>
          <table:table-cell table:style-name="ce3" table:formula="of:=IF([.V102]&lt;256; [.V102]; &quot;&quot;)">
            <text:p/>
          </table:table-cell>
          <table:table-cell table:number-columns-repeated="18"/>
          <table:table-cell table:formula="of:=[.$X$337]*[.Y102]" office:value-type="float" office:value="500" calcext:value-type="float">
            <text:p>500</text:p>
          </table:table-cell>
          <table:table-cell table:formula="of:=[.U102] + [.$X$337]" office:value-type="float" office:value="505" calcext:value-type="float">
            <text:p>505</text:p>
          </table:table-cell>
          <table:table-cell/>
          <table:table-cell table:style-name="ce6" table:formula="of:=IF([.C102] = &quot;&quot;; 0; 1)" office:value-type="boolean" office:boolean-value="false" calcext:value-type="boolean">
            <text:p>FALSO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style-name="ce3" table:formula="of:=IF([.U103]&lt;255; [.U103]; &quot;&quot;)">
            <text:p/>
          </table:table-cell>
          <table:table-cell table:style-name="ce3" table:formula="of:=IF([.V103]&lt;256; [.V103]; &quot;&quot;)">
            <text:p/>
          </table:table-cell>
          <table:table-cell table:number-columns-repeated="18"/>
          <table:table-cell table:formula="of:=[.$X$337]*[.Y103]" office:value-type="float" office:value="505" calcext:value-type="float">
            <text:p>505</text:p>
          </table:table-cell>
          <table:table-cell table:formula="of:=[.U103] + [.$X$337]" office:value-type="float" office:value="510" calcext:value-type="float">
            <text:p>510</text:p>
          </table:table-cell>
          <table:table-cell/>
          <table:table-cell table:style-name="ce6" table:formula="of:=IF([.C103] = &quot;&quot;; 0; 1)" office:value-type="boolean" office:boolean-value="false" calcext:value-type="boolean">
            <text:p>FALSO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table:style-name="ce3" table:formula="of:=IF([.U104]&lt;255; [.U104]; &quot;&quot;)">
            <text:p/>
          </table:table-cell>
          <table:table-cell table:style-name="ce3" table:formula="of:=IF([.V104]&lt;256; [.V104]; &quot;&quot;)">
            <text:p/>
          </table:table-cell>
          <table:table-cell table:number-columns-repeated="18"/>
          <table:table-cell table:formula="of:=[.$X$337]*[.Y104]" office:value-type="float" office:value="510" calcext:value-type="float">
            <text:p>510</text:p>
          </table:table-cell>
          <table:table-cell table:formula="of:=[.U104] + [.$X$337]" office:value-type="float" office:value="515" calcext:value-type="float">
            <text:p>515</text:p>
          </table:table-cell>
          <table:table-cell/>
          <table:table-cell table:style-name="ce6" table:formula="of:=IF([.C104] = &quot;&quot;; 0; 1)" office:value-type="boolean" office:boolean-value="false" calcext:value-type="boolean">
            <text:p>FALSO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table:style-name="ce3" table:formula="of:=IF([.U105]&lt;255; [.U105]; &quot;&quot;)">
            <text:p/>
          </table:table-cell>
          <table:table-cell table:style-name="ce3" table:formula="of:=IF([.V105]&lt;256; [.V105]; &quot;&quot;)">
            <text:p/>
          </table:table-cell>
          <table:table-cell table:number-columns-repeated="18"/>
          <table:table-cell table:formula="of:=[.$X$337]*[.Y105]" office:value-type="float" office:value="515" calcext:value-type="float">
            <text:p>515</text:p>
          </table:table-cell>
          <table:table-cell table:formula="of:=[.U105] + [.$X$337]" office:value-type="float" office:value="520" calcext:value-type="float">
            <text:p>520</text:p>
          </table:table-cell>
          <table:table-cell/>
          <table:table-cell table:style-name="ce6" table:formula="of:=IF([.C105] = &quot;&quot;; 0; 1)" office:value-type="boolean" office:boolean-value="false" calcext:value-type="boolean">
            <text:p>FALSO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table:style-name="ce3" table:formula="of:=IF([.U106]&lt;255; [.U106]; &quot;&quot;)">
            <text:p/>
          </table:table-cell>
          <table:table-cell table:style-name="ce3" table:formula="of:=IF([.V106]&lt;256; [.V106]; &quot;&quot;)">
            <text:p/>
          </table:table-cell>
          <table:table-cell table:number-columns-repeated="18"/>
          <table:table-cell table:formula="of:=[.$X$337]*[.Y106]" office:value-type="float" office:value="520" calcext:value-type="float">
            <text:p>520</text:p>
          </table:table-cell>
          <table:table-cell table:formula="of:=[.U106] + [.$X$337]" office:value-type="float" office:value="525" calcext:value-type="float">
            <text:p>525</text:p>
          </table:table-cell>
          <table:table-cell/>
          <table:table-cell table:style-name="ce6" table:formula="of:=IF([.C106] = &quot;&quot;; 0; 1)" office:value-type="boolean" office:boolean-value="false" calcext:value-type="boolean">
            <text:p>FALSO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table:style-name="ce3" table:formula="of:=IF([.U107]&lt;255; [.U107]; &quot;&quot;)">
            <text:p/>
          </table:table-cell>
          <table:table-cell table:style-name="ce3" table:formula="of:=IF([.V107]&lt;256; [.V107]; &quot;&quot;)">
            <text:p/>
          </table:table-cell>
          <table:table-cell table:number-columns-repeated="18"/>
          <table:table-cell table:formula="of:=[.$X$337]*[.Y107]" office:value-type="float" office:value="525" calcext:value-type="float">
            <text:p>525</text:p>
          </table:table-cell>
          <table:table-cell table:formula="of:=[.U107] + [.$X$337]" office:value-type="float" office:value="530" calcext:value-type="float">
            <text:p>530</text:p>
          </table:table-cell>
          <table:table-cell/>
          <table:table-cell table:style-name="ce6" table:formula="of:=IF([.C107] = &quot;&quot;; 0; 1)" office:value-type="boolean" office:boolean-value="false" calcext:value-type="boolean">
            <text:p>FALSO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table:style-name="ce3" table:formula="of:=IF([.U108]&lt;255; [.U108]; &quot;&quot;)">
            <text:p/>
          </table:table-cell>
          <table:table-cell table:style-name="ce3" table:formula="of:=IF([.V108]&lt;256; [.V108]; &quot;&quot;)">
            <text:p/>
          </table:table-cell>
          <table:table-cell table:number-columns-repeated="18"/>
          <table:table-cell table:formula="of:=[.$X$337]*[.Y108]" office:value-type="float" office:value="530" calcext:value-type="float">
            <text:p>530</text:p>
          </table:table-cell>
          <table:table-cell table:formula="of:=[.U108] + [.$X$337]" office:value-type="float" office:value="535" calcext:value-type="float">
            <text:p>535</text:p>
          </table:table-cell>
          <table:table-cell/>
          <table:table-cell table:style-name="ce6" table:formula="of:=IF([.C108] = &quot;&quot;; 0; 1)" office:value-type="boolean" office:boolean-value="false" calcext:value-type="boolean">
            <text:p>FALSO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table:style-name="ce3" table:formula="of:=IF([.U109]&lt;255; [.U109]; &quot;&quot;)">
            <text:p/>
          </table:table-cell>
          <table:table-cell table:style-name="ce3" table:formula="of:=IF([.V109]&lt;256; [.V109]; &quot;&quot;)">
            <text:p/>
          </table:table-cell>
          <table:table-cell table:number-columns-repeated="18"/>
          <table:table-cell table:formula="of:=[.$X$337]*[.Y109]" office:value-type="float" office:value="535" calcext:value-type="float">
            <text:p>535</text:p>
          </table:table-cell>
          <table:table-cell table:formula="of:=[.U109] + [.$X$337]" office:value-type="float" office:value="540" calcext:value-type="float">
            <text:p>540</text:p>
          </table:table-cell>
          <table:table-cell/>
          <table:table-cell table:style-name="ce6" table:formula="of:=IF([.C109] = &quot;&quot;; 0; 1)" office:value-type="boolean" office:boolean-value="false" calcext:value-type="boolean">
            <text:p>FALSO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table:style-name="ce3" table:formula="of:=IF([.U110]&lt;255; [.U110]; &quot;&quot;)">
            <text:p/>
          </table:table-cell>
          <table:table-cell table:style-name="ce3" table:formula="of:=IF([.V110]&lt;256; [.V110]; &quot;&quot;)">
            <text:p/>
          </table:table-cell>
          <table:table-cell table:number-columns-repeated="18"/>
          <table:table-cell table:formula="of:=[.$X$337]*[.Y110]" office:value-type="float" office:value="540" calcext:value-type="float">
            <text:p>540</text:p>
          </table:table-cell>
          <table:table-cell table:formula="of:=[.U110] + [.$X$337]" office:value-type="float" office:value="545" calcext:value-type="float">
            <text:p>545</text:p>
          </table:table-cell>
          <table:table-cell/>
          <table:table-cell table:style-name="ce6" table:formula="of:=IF([.C110] = &quot;&quot;; 0; 1)" office:value-type="boolean" office:boolean-value="false" calcext:value-type="boolean">
            <text:p>FALSO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table:style-name="ce3" table:formula="of:=IF([.U111]&lt;255; [.U111]; &quot;&quot;)">
            <text:p/>
          </table:table-cell>
          <table:table-cell table:style-name="ce3" table:formula="of:=IF([.V111]&lt;256; [.V111]; &quot;&quot;)">
            <text:p/>
          </table:table-cell>
          <table:table-cell table:number-columns-repeated="18"/>
          <table:table-cell table:formula="of:=[.$X$337]*[.Y111]" office:value-type="float" office:value="545" calcext:value-type="float">
            <text:p>545</text:p>
          </table:table-cell>
          <table:table-cell table:formula="of:=[.U111] + [.$X$337]" office:value-type="float" office:value="550" calcext:value-type="float">
            <text:p>550</text:p>
          </table:table-cell>
          <table:table-cell/>
          <table:table-cell table:style-name="ce6" table:formula="of:=IF([.C111] = &quot;&quot;; 0; 1)" office:value-type="boolean" office:boolean-value="false" calcext:value-type="boolean">
            <text:p>FALSO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table:style-name="ce3" table:formula="of:=IF([.U112]&lt;255; [.U112]; &quot;&quot;)">
            <text:p/>
          </table:table-cell>
          <table:table-cell table:style-name="ce3" table:formula="of:=IF([.V112]&lt;256; [.V112]; &quot;&quot;)">
            <text:p/>
          </table:table-cell>
          <table:table-cell table:number-columns-repeated="18"/>
          <table:table-cell table:formula="of:=[.$X$337]*[.Y112]" office:value-type="float" office:value="550" calcext:value-type="float">
            <text:p>550</text:p>
          </table:table-cell>
          <table:table-cell table:formula="of:=[.U112] + [.$X$337]" office:value-type="float" office:value="555" calcext:value-type="float">
            <text:p>555</text:p>
          </table:table-cell>
          <table:table-cell/>
          <table:table-cell table:style-name="ce6" table:formula="of:=IF([.C112] = &quot;&quot;; 0; 1)" office:value-type="boolean" office:boolean-value="false" calcext:value-type="boolean">
            <text:p>FALSO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table:style-name="ce3" table:formula="of:=IF([.U113]&lt;255; [.U113]; &quot;&quot;)">
            <text:p/>
          </table:table-cell>
          <table:table-cell table:style-name="ce3" table:formula="of:=IF([.V113]&lt;256; [.V113]; &quot;&quot;)">
            <text:p/>
          </table:table-cell>
          <table:table-cell table:number-columns-repeated="18"/>
          <table:table-cell table:formula="of:=[.$X$337]*[.Y113]" office:value-type="float" office:value="555" calcext:value-type="float">
            <text:p>555</text:p>
          </table:table-cell>
          <table:table-cell table:formula="of:=[.U113] + [.$X$337]" office:value-type="float" office:value="560" calcext:value-type="float">
            <text:p>560</text:p>
          </table:table-cell>
          <table:table-cell/>
          <table:table-cell table:style-name="ce6" table:formula="of:=IF([.C113] = &quot;&quot;; 0; 1)" office:value-type="boolean" office:boolean-value="false" calcext:value-type="boolean">
            <text:p>FALSO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table:style-name="ce3" table:formula="of:=IF([.U114]&lt;255; [.U114]; &quot;&quot;)">
            <text:p/>
          </table:table-cell>
          <table:table-cell table:style-name="ce3" table:formula="of:=IF([.V114]&lt;256; [.V114]; &quot;&quot;)">
            <text:p/>
          </table:table-cell>
          <table:table-cell table:number-columns-repeated="18"/>
          <table:table-cell table:formula="of:=[.$X$337]*[.Y114]" office:value-type="float" office:value="560" calcext:value-type="float">
            <text:p>560</text:p>
          </table:table-cell>
          <table:table-cell table:formula="of:=[.U114] + [.$X$337]" office:value-type="float" office:value="565" calcext:value-type="float">
            <text:p>565</text:p>
          </table:table-cell>
          <table:table-cell/>
          <table:table-cell table:style-name="ce6" table:formula="of:=IF([.C114] = &quot;&quot;; 0; 1)" office:value-type="boolean" office:boolean-value="false" calcext:value-type="boolean">
            <text:p>FALSO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table:style-name="ce3" table:formula="of:=IF([.U115]&lt;255; [.U115]; &quot;&quot;)">
            <text:p/>
          </table:table-cell>
          <table:table-cell table:style-name="ce3" table:formula="of:=IF([.V115]&lt;256; [.V115]; &quot;&quot;)">
            <text:p/>
          </table:table-cell>
          <table:table-cell table:number-columns-repeated="18"/>
          <table:table-cell table:formula="of:=[.$X$337]*[.Y115]" office:value-type="float" office:value="565" calcext:value-type="float">
            <text:p>565</text:p>
          </table:table-cell>
          <table:table-cell table:formula="of:=[.U115] + [.$X$337]" office:value-type="float" office:value="570" calcext:value-type="float">
            <text:p>570</text:p>
          </table:table-cell>
          <table:table-cell/>
          <table:table-cell table:style-name="ce6" table:formula="of:=IF([.C115] = &quot;&quot;; 0; 1)" office:value-type="boolean" office:boolean-value="false" calcext:value-type="boolean">
            <text:p>FALSO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table:style-name="ce3" table:formula="of:=IF([.U116]&lt;255; [.U116]; &quot;&quot;)">
            <text:p/>
          </table:table-cell>
          <table:table-cell table:style-name="ce3" table:formula="of:=IF([.V116]&lt;256; [.V116]; &quot;&quot;)">
            <text:p/>
          </table:table-cell>
          <table:table-cell table:number-columns-repeated="18"/>
          <table:table-cell table:formula="of:=[.$X$337]*[.Y116]" office:value-type="float" office:value="570" calcext:value-type="float">
            <text:p>570</text:p>
          </table:table-cell>
          <table:table-cell table:formula="of:=[.U116] + [.$X$337]" office:value-type="float" office:value="575" calcext:value-type="float">
            <text:p>575</text:p>
          </table:table-cell>
          <table:table-cell/>
          <table:table-cell table:style-name="ce6" table:formula="of:=IF([.C116] = &quot;&quot;; 0; 1)" office:value-type="boolean" office:boolean-value="false" calcext:value-type="boolean">
            <text:p>FALSO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table:style-name="ce3" table:formula="of:=IF([.U117]&lt;255; [.U117]; &quot;&quot;)">
            <text:p/>
          </table:table-cell>
          <table:table-cell table:style-name="ce3" table:formula="of:=IF([.V117]&lt;256; [.V117]; &quot;&quot;)">
            <text:p/>
          </table:table-cell>
          <table:table-cell table:number-columns-repeated="18"/>
          <table:table-cell table:formula="of:=[.$X$337]*[.Y117]" office:value-type="float" office:value="575" calcext:value-type="float">
            <text:p>575</text:p>
          </table:table-cell>
          <table:table-cell table:formula="of:=[.U117] + [.$X$337]" office:value-type="float" office:value="580" calcext:value-type="float">
            <text:p>580</text:p>
          </table:table-cell>
          <table:table-cell/>
          <table:table-cell table:style-name="ce6" table:formula="of:=IF([.C117] = &quot;&quot;; 0; 1)" office:value-type="boolean" office:boolean-value="false" calcext:value-type="boolean">
            <text:p>FALSO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table:style-name="ce3" table:formula="of:=IF([.U118]&lt;255; [.U118]; &quot;&quot;)">
            <text:p/>
          </table:table-cell>
          <table:table-cell table:style-name="ce3" table:formula="of:=IF([.V118]&lt;256; [.V118]; &quot;&quot;)">
            <text:p/>
          </table:table-cell>
          <table:table-cell table:number-columns-repeated="18"/>
          <table:table-cell table:formula="of:=[.$X$337]*[.Y118]" office:value-type="float" office:value="580" calcext:value-type="float">
            <text:p>580</text:p>
          </table:table-cell>
          <table:table-cell table:formula="of:=[.U118] + [.$X$337]" office:value-type="float" office:value="585" calcext:value-type="float">
            <text:p>585</text:p>
          </table:table-cell>
          <table:table-cell/>
          <table:table-cell table:style-name="ce6" table:formula="of:=IF([.C118] = &quot;&quot;; 0; 1)" office:value-type="boolean" office:boolean-value="false" calcext:value-type="boolean">
            <text:p>FALSO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table:style-name="ce3" table:formula="of:=IF([.U119]&lt;255; [.U119]; &quot;&quot;)">
            <text:p/>
          </table:table-cell>
          <table:table-cell table:style-name="ce3" table:formula="of:=IF([.V119]&lt;256; [.V119]; &quot;&quot;)">
            <text:p/>
          </table:table-cell>
          <table:table-cell table:number-columns-repeated="18"/>
          <table:table-cell table:formula="of:=[.$X$337]*[.Y119]" office:value-type="float" office:value="585" calcext:value-type="float">
            <text:p>585</text:p>
          </table:table-cell>
          <table:table-cell table:formula="of:=[.U119] + [.$X$337]" office:value-type="float" office:value="590" calcext:value-type="float">
            <text:p>590</text:p>
          </table:table-cell>
          <table:table-cell/>
          <table:table-cell table:style-name="ce6" table:formula="of:=IF([.C119] = &quot;&quot;; 0; 1)" office:value-type="boolean" office:boolean-value="false" calcext:value-type="boolean">
            <text:p>FALSO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table:style-name="ce3" table:formula="of:=IF([.U120]&lt;255; [.U120]; &quot;&quot;)">
            <text:p/>
          </table:table-cell>
          <table:table-cell table:style-name="ce3" table:formula="of:=IF([.V120]&lt;256; [.V120]; &quot;&quot;)">
            <text:p/>
          </table:table-cell>
          <table:table-cell table:number-columns-repeated="18"/>
          <table:table-cell table:formula="of:=[.$X$337]*[.Y120]" office:value-type="float" office:value="590" calcext:value-type="float">
            <text:p>590</text:p>
          </table:table-cell>
          <table:table-cell table:formula="of:=[.U120] + [.$X$337]" office:value-type="float" office:value="595" calcext:value-type="float">
            <text:p>595</text:p>
          </table:table-cell>
          <table:table-cell/>
          <table:table-cell table:style-name="ce6" table:formula="of:=IF([.C120] = &quot;&quot;; 0; 1)" office:value-type="boolean" office:boolean-value="false" calcext:value-type="boolean">
            <text:p>FALSO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table:style-name="ce3" table:formula="of:=IF([.U121]&lt;255; [.U121]; &quot;&quot;)">
            <text:p/>
          </table:table-cell>
          <table:table-cell table:style-name="ce3" table:formula="of:=IF([.V121]&lt;256; [.V121]; &quot;&quot;)">
            <text:p/>
          </table:table-cell>
          <table:table-cell table:number-columns-repeated="18"/>
          <table:table-cell table:formula="of:=[.$X$337]*[.Y121]" office:value-type="float" office:value="595" calcext:value-type="float">
            <text:p>595</text:p>
          </table:table-cell>
          <table:table-cell table:formula="of:=[.U121] + [.$X$337]" office:value-type="float" office:value="600" calcext:value-type="float">
            <text:p>600</text:p>
          </table:table-cell>
          <table:table-cell/>
          <table:table-cell table:style-name="ce6" table:formula="of:=IF([.C121] = &quot;&quot;; 0; 1)" office:value-type="boolean" office:boolean-value="false" calcext:value-type="boolean">
            <text:p>FALSO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table:style-name="ce3" table:formula="of:=IF([.U122]&lt;255; [.U122]; &quot;&quot;)">
            <text:p/>
          </table:table-cell>
          <table:table-cell table:style-name="ce3" table:formula="of:=IF([.V122]&lt;256; [.V122]; &quot;&quot;)">
            <text:p/>
          </table:table-cell>
          <table:table-cell table:number-columns-repeated="18"/>
          <table:table-cell table:formula="of:=[.$X$337]*[.Y122]" office:value-type="float" office:value="600" calcext:value-type="float">
            <text:p>600</text:p>
          </table:table-cell>
          <table:table-cell table:formula="of:=[.U122] + [.$X$337]" office:value-type="float" office:value="605" calcext:value-type="float">
            <text:p>605</text:p>
          </table:table-cell>
          <table:table-cell/>
          <table:table-cell table:style-name="ce6" table:formula="of:=IF([.C122] = &quot;&quot;; 0; 1)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style-name="ce3" table:formula="of:=IF([.U123]&lt;255; [.U123]; &quot;&quot;)">
            <text:p/>
          </table:table-cell>
          <table:table-cell table:style-name="ce3" table:formula="of:=IF([.V123]&lt;256; [.V123]; &quot;&quot;)">
            <text:p/>
          </table:table-cell>
          <table:table-cell table:number-columns-repeated="18"/>
          <table:table-cell table:formula="of:=[.$X$337]*[.Y123]" office:value-type="float" office:value="605" calcext:value-type="float">
            <text:p>605</text:p>
          </table:table-cell>
          <table:table-cell table:formula="of:=[.U123] + [.$X$337]" office:value-type="float" office:value="610" calcext:value-type="float">
            <text:p>610</text:p>
          </table:table-cell>
          <table:table-cell/>
          <table:table-cell table:style-name="ce6" table:formula="of:=IF([.C123] = &quot;&quot;; 0; 1)" office:value-type="boolean" office:boolean-value="false" calcext:value-type="boolean">
            <text:p>FALSO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table:style-name="ce3" table:formula="of:=IF([.U124]&lt;255; [.U124]; &quot;&quot;)">
            <text:p/>
          </table:table-cell>
          <table:table-cell table:style-name="ce3" table:formula="of:=IF([.V124]&lt;256; [.V124]; &quot;&quot;)">
            <text:p/>
          </table:table-cell>
          <table:table-cell table:number-columns-repeated="18"/>
          <table:table-cell table:formula="of:=[.$X$337]*[.Y124]" office:value-type="float" office:value="610" calcext:value-type="float">
            <text:p>610</text:p>
          </table:table-cell>
          <table:table-cell table:formula="of:=[.U124] + [.$X$337]" office:value-type="float" office:value="615" calcext:value-type="float">
            <text:p>615</text:p>
          </table:table-cell>
          <table:table-cell/>
          <table:table-cell table:style-name="ce6" table:formula="of:=IF([.C124] = &quot;&quot;; 0; 1)" office:value-type="boolean" office:boolean-value="false" calcext:value-type="boolean">
            <text:p>FALSO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table:style-name="ce3" table:formula="of:=IF([.U125]&lt;255; [.U125]; &quot;&quot;)">
            <text:p/>
          </table:table-cell>
          <table:table-cell table:style-name="ce3" table:formula="of:=IF([.V125]&lt;256; [.V125]; &quot;&quot;)">
            <text:p/>
          </table:table-cell>
          <table:table-cell table:number-columns-repeated="18"/>
          <table:table-cell table:formula="of:=[.$X$337]*[.Y125]" office:value-type="float" office:value="615" calcext:value-type="float">
            <text:p>615</text:p>
          </table:table-cell>
          <table:table-cell table:formula="of:=[.U125] + [.$X$337]" office:value-type="float" office:value="620" calcext:value-type="float">
            <text:p>620</text:p>
          </table:table-cell>
          <table:table-cell/>
          <table:table-cell table:style-name="ce6" table:formula="of:=IF([.C125] = &quot;&quot;; 0; 1)" office:value-type="boolean" office:boolean-value="false" calcext:value-type="boolean">
            <text:p>FALSO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table:style-name="ce3" table:formula="of:=IF([.U126]&lt;255; [.U126]; &quot;&quot;)">
            <text:p/>
          </table:table-cell>
          <table:table-cell table:style-name="ce3" table:formula="of:=IF([.V126]&lt;256; [.V126]; &quot;&quot;)">
            <text:p/>
          </table:table-cell>
          <table:table-cell table:number-columns-repeated="18"/>
          <table:table-cell table:formula="of:=[.$X$337]*[.Y126]" office:value-type="float" office:value="620" calcext:value-type="float">
            <text:p>620</text:p>
          </table:table-cell>
          <table:table-cell table:formula="of:=[.U126] + [.$X$337]" office:value-type="float" office:value="625" calcext:value-type="float">
            <text:p>625</text:p>
          </table:table-cell>
          <table:table-cell/>
          <table:table-cell table:style-name="ce6" table:formula="of:=IF([.C126] = &quot;&quot;; 0; 1)" office:value-type="boolean" office:boolean-value="false" calcext:value-type="boolean">
            <text:p>FALSO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table:style-name="ce3" table:formula="of:=IF([.U127]&lt;255; [.U127]; &quot;&quot;)">
            <text:p/>
          </table:table-cell>
          <table:table-cell table:style-name="ce3" table:formula="of:=IF([.V127]&lt;256; [.V127]; &quot;&quot;)">
            <text:p/>
          </table:table-cell>
          <table:table-cell table:number-columns-repeated="18"/>
          <table:table-cell table:formula="of:=[.$X$337]*[.Y127]" office:value-type="float" office:value="625" calcext:value-type="float">
            <text:p>625</text:p>
          </table:table-cell>
          <table:table-cell table:formula="of:=[.U127] + [.$X$337]" office:value-type="float" office:value="630" calcext:value-type="float">
            <text:p>630</text:p>
          </table:table-cell>
          <table:table-cell/>
          <table:table-cell table:style-name="ce6" table:formula="of:=IF([.C127] = &quot;&quot;; 0; 1)" office:value-type="boolean" office:boolean-value="false" calcext:value-type="boolean">
            <text:p>FALSO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table:style-name="ce3" table:formula="of:=IF([.U128]&lt;255; [.U128]; &quot;&quot;)">
            <text:p/>
          </table:table-cell>
          <table:table-cell table:style-name="ce3" table:formula="of:=IF([.V128]&lt;256; [.V128]; &quot;&quot;)">
            <text:p/>
          </table:table-cell>
          <table:table-cell table:number-columns-repeated="18"/>
          <table:table-cell table:formula="of:=[.$X$337]*[.Y128]" office:value-type="float" office:value="630" calcext:value-type="float">
            <text:p>630</text:p>
          </table:table-cell>
          <table:table-cell table:formula="of:=[.U128] + [.$X$337]" office:value-type="float" office:value="635" calcext:value-type="float">
            <text:p>635</text:p>
          </table:table-cell>
          <table:table-cell/>
          <table:table-cell table:style-name="ce6" table:formula="of:=IF([.C128] = &quot;&quot;; 0; 1)" office:value-type="boolean" office:boolean-value="false" calcext:value-type="boolean">
            <text:p>FALSO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table:style-name="ce3" table:formula="of:=IF([.U129]&lt;255; [.U129]; &quot;&quot;)">
            <text:p/>
          </table:table-cell>
          <table:table-cell table:style-name="ce3" table:formula="of:=IF([.V129]&lt;256; [.V129]; &quot;&quot;)">
            <text:p/>
          </table:table-cell>
          <table:table-cell table:number-columns-repeated="18"/>
          <table:table-cell table:formula="of:=[.$X$337]*[.Y129]" office:value-type="float" office:value="635" calcext:value-type="float">
            <text:p>635</text:p>
          </table:table-cell>
          <table:table-cell table:formula="of:=[.U129] + [.$X$337]" office:value-type="float" office:value="640" calcext:value-type="float">
            <text:p>640</text:p>
          </table:table-cell>
          <table:table-cell/>
          <table:table-cell table:style-name="ce6" table:formula="of:=IF([.C129] = &quot;&quot;; 0; 1)" office:value-type="boolean" office:boolean-value="false" calcext:value-type="boolean">
            <text:p>FALSO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table:style-name="ce3" table:formula="of:=IF([.U130]&lt;255; [.U130]; &quot;&quot;)">
            <text:p/>
          </table:table-cell>
          <table:table-cell table:style-name="ce3" table:formula="of:=IF([.V130]&lt;256; [.V130]; &quot;&quot;)">
            <text:p/>
          </table:table-cell>
          <table:table-cell table:number-columns-repeated="18"/>
          <table:table-cell table:formula="of:=[.$X$337]*[.Y130]" office:value-type="float" office:value="640" calcext:value-type="float">
            <text:p>640</text:p>
          </table:table-cell>
          <table:table-cell table:formula="of:=[.U130] + [.$X$337]" office:value-type="float" office:value="645" calcext:value-type="float">
            <text:p>645</text:p>
          </table:table-cell>
          <table:table-cell/>
          <table:table-cell table:style-name="ce6" table:formula="of:=IF([.C130] = &quot;&quot;; 0; 1)" office:value-type="boolean" office:boolean-value="false" calcext:value-type="boolean">
            <text:p>FALSO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table:style-name="ce3" table:formula="of:=IF([.U131]&lt;255; [.U131]; &quot;&quot;)">
            <text:p/>
          </table:table-cell>
          <table:table-cell table:style-name="ce3" table:formula="of:=IF([.V131]&lt;256; [.V131]; &quot;&quot;)">
            <text:p/>
          </table:table-cell>
          <table:table-cell table:number-columns-repeated="18"/>
          <table:table-cell table:formula="of:=[.$X$337]*[.Y131]" office:value-type="float" office:value="645" calcext:value-type="float">
            <text:p>645</text:p>
          </table:table-cell>
          <table:table-cell table:formula="of:=[.U131] + [.$X$337]" office:value-type="float" office:value="650" calcext:value-type="float">
            <text:p>650</text:p>
          </table:table-cell>
          <table:table-cell/>
          <table:table-cell table:style-name="ce6" table:formula="of:=IF([.C131] = &quot;&quot;; 0; 1)" office:value-type="boolean" office:boolean-value="false" calcext:value-type="boolean">
            <text:p>FALSO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table:style-name="ce3" table:formula="of:=IF([.U132]&lt;255; [.U132]; &quot;&quot;)">
            <text:p/>
          </table:table-cell>
          <table:table-cell table:style-name="ce3" table:formula="of:=IF([.V132]&lt;256; [.V132]; &quot;&quot;)">
            <text:p/>
          </table:table-cell>
          <table:table-cell table:number-columns-repeated="18"/>
          <table:table-cell table:formula="of:=[.$X$337]*[.Y132]" office:value-type="float" office:value="650" calcext:value-type="float">
            <text:p>650</text:p>
          </table:table-cell>
          <table:table-cell table:formula="of:=[.U132] + [.$X$337]" office:value-type="float" office:value="655" calcext:value-type="float">
            <text:p>655</text:p>
          </table:table-cell>
          <table:table-cell/>
          <table:table-cell table:style-name="ce6" table:formula="of:=IF([.C132] = &quot;&quot;; 0; 1)" office:value-type="boolean" office:boolean-value="false" calcext:value-type="boolean">
            <text:p>FALSO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table:style-name="ce3" table:formula="of:=IF([.U133]&lt;255; [.U133]; &quot;&quot;)">
            <text:p/>
          </table:table-cell>
          <table:table-cell table:style-name="ce3" table:formula="of:=IF([.V133]&lt;256; [.V133]; &quot;&quot;)">
            <text:p/>
          </table:table-cell>
          <table:table-cell table:number-columns-repeated="18"/>
          <table:table-cell table:formula="of:=[.$X$337]*[.Y133]" office:value-type="float" office:value="655" calcext:value-type="float">
            <text:p>655</text:p>
          </table:table-cell>
          <table:table-cell table:formula="of:=[.U133] + [.$X$337]" office:value-type="float" office:value="660" calcext:value-type="float">
            <text:p>660</text:p>
          </table:table-cell>
          <table:table-cell/>
          <table:table-cell table:style-name="ce6" table:formula="of:=IF([.C133] = &quot;&quot;; 0; 1)" office:value-type="boolean" office:boolean-value="false" calcext:value-type="boolean">
            <text:p>FALSO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table:style-name="ce3" table:formula="of:=IF([.U134]&lt;255; [.U134]; &quot;&quot;)">
            <text:p/>
          </table:table-cell>
          <table:table-cell table:style-name="ce3" table:formula="of:=IF([.V134]&lt;256; [.V134]; &quot;&quot;)">
            <text:p/>
          </table:table-cell>
          <table:table-cell table:number-columns-repeated="18"/>
          <table:table-cell table:formula="of:=[.$X$337]*[.Y134]" office:value-type="float" office:value="660" calcext:value-type="float">
            <text:p>660</text:p>
          </table:table-cell>
          <table:table-cell table:formula="of:=[.U134] + [.$X$337]" office:value-type="float" office:value="665" calcext:value-type="float">
            <text:p>665</text:p>
          </table:table-cell>
          <table:table-cell/>
          <table:table-cell table:style-name="ce6" table:formula="of:=IF([.C134] = &quot;&quot;; 0; 1)" office:value-type="boolean" office:boolean-value="false" calcext:value-type="boolean">
            <text:p>FALSO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table:style-name="ce3" table:formula="of:=IF([.U135]&lt;255; [.U135]; &quot;&quot;)">
            <text:p/>
          </table:table-cell>
          <table:table-cell table:style-name="ce3" table:formula="of:=IF([.V135]&lt;256; [.V135]; &quot;&quot;)">
            <text:p/>
          </table:table-cell>
          <table:table-cell table:number-columns-repeated="18"/>
          <table:table-cell table:formula="of:=[.$X$337]*[.Y135]" office:value-type="float" office:value="665" calcext:value-type="float">
            <text:p>665</text:p>
          </table:table-cell>
          <table:table-cell table:formula="of:=[.U135] + [.$X$337]" office:value-type="float" office:value="670" calcext:value-type="float">
            <text:p>670</text:p>
          </table:table-cell>
          <table:table-cell/>
          <table:table-cell table:style-name="ce6" table:formula="of:=IF([.C135] = &quot;&quot;; 0; 1)" office:value-type="boolean" office:boolean-value="false" calcext:value-type="boolean">
            <text:p>FALSO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table:style-name="ce3" table:formula="of:=IF([.U136]&lt;255; [.U136]; &quot;&quot;)">
            <text:p/>
          </table:table-cell>
          <table:table-cell table:style-name="ce3" table:formula="of:=IF([.V136]&lt;256; [.V136]; &quot;&quot;)">
            <text:p/>
          </table:table-cell>
          <table:table-cell table:number-columns-repeated="18"/>
          <table:table-cell table:formula="of:=[.$X$337]*[.Y136]" office:value-type="float" office:value="670" calcext:value-type="float">
            <text:p>670</text:p>
          </table:table-cell>
          <table:table-cell table:formula="of:=[.U136] + [.$X$337]" office:value-type="float" office:value="675" calcext:value-type="float">
            <text:p>675</text:p>
          </table:table-cell>
          <table:table-cell/>
          <table:table-cell table:style-name="ce6" table:formula="of:=IF([.C136] = &quot;&quot;; 0; 1)" office:value-type="boolean" office:boolean-value="false" calcext:value-type="boolean">
            <text:p>FALSO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table:style-name="ce3" table:formula="of:=IF([.U137]&lt;255; [.U137]; &quot;&quot;)">
            <text:p/>
          </table:table-cell>
          <table:table-cell table:style-name="ce3" table:formula="of:=IF([.V137]&lt;256; [.V137]; &quot;&quot;)">
            <text:p/>
          </table:table-cell>
          <table:table-cell table:number-columns-repeated="18"/>
          <table:table-cell table:formula="of:=[.$X$337]*[.Y137]" office:value-type="float" office:value="675" calcext:value-type="float">
            <text:p>675</text:p>
          </table:table-cell>
          <table:table-cell table:formula="of:=[.U137] + [.$X$337]" office:value-type="float" office:value="680" calcext:value-type="float">
            <text:p>680</text:p>
          </table:table-cell>
          <table:table-cell/>
          <table:table-cell table:style-name="ce6" table:formula="of:=IF([.C137] = &quot;&quot;; 0; 1)" office:value-type="boolean" office:boolean-value="false" calcext:value-type="boolean">
            <text:p>FALSO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table:style-name="ce3" table:formula="of:=IF([.U138]&lt;255; [.U138]; &quot;&quot;)">
            <text:p/>
          </table:table-cell>
          <table:table-cell table:style-name="ce3" table:formula="of:=IF([.V138]&lt;256; [.V138]; &quot;&quot;)">
            <text:p/>
          </table:table-cell>
          <table:table-cell table:number-columns-repeated="18"/>
          <table:table-cell table:formula="of:=[.$X$337]*[.Y138]" office:value-type="float" office:value="680" calcext:value-type="float">
            <text:p>680</text:p>
          </table:table-cell>
          <table:table-cell table:formula="of:=[.U138] + [.$X$337]" office:value-type="float" office:value="685" calcext:value-type="float">
            <text:p>685</text:p>
          </table:table-cell>
          <table:table-cell/>
          <table:table-cell table:style-name="ce6" table:formula="of:=IF([.C138] = &quot;&quot;; 0; 1)" office:value-type="boolean" office:boolean-value="false" calcext:value-type="boolean">
            <text:p>FALSO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table:style-name="ce3" table:formula="of:=IF([.U139]&lt;255; [.U139]; &quot;&quot;)">
            <text:p/>
          </table:table-cell>
          <table:table-cell table:style-name="ce3" table:formula="of:=IF([.V139]&lt;256; [.V139]; &quot;&quot;)">
            <text:p/>
          </table:table-cell>
          <table:table-cell table:number-columns-repeated="18"/>
          <table:table-cell table:formula="of:=[.$X$337]*[.Y139]" office:value-type="float" office:value="685" calcext:value-type="float">
            <text:p>685</text:p>
          </table:table-cell>
          <table:table-cell table:formula="of:=[.U139] + [.$X$337]" office:value-type="float" office:value="690" calcext:value-type="float">
            <text:p>690</text:p>
          </table:table-cell>
          <table:table-cell/>
          <table:table-cell table:style-name="ce6" table:formula="of:=IF([.C139] = &quot;&quot;; 0; 1)" office:value-type="boolean" office:boolean-value="false" calcext:value-type="boolean">
            <text:p>FALSO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table:style-name="ce3" table:formula="of:=IF([.U140]&lt;255; [.U140]; &quot;&quot;)">
            <text:p/>
          </table:table-cell>
          <table:table-cell table:style-name="ce3" table:formula="of:=IF([.V140]&lt;256; [.V140]; &quot;&quot;)">
            <text:p/>
          </table:table-cell>
          <table:table-cell table:number-columns-repeated="18"/>
          <table:table-cell table:formula="of:=[.$X$337]*[.Y140]" office:value-type="float" office:value="690" calcext:value-type="float">
            <text:p>690</text:p>
          </table:table-cell>
          <table:table-cell table:formula="of:=[.U140] + [.$X$337]" office:value-type="float" office:value="695" calcext:value-type="float">
            <text:p>695</text:p>
          </table:table-cell>
          <table:table-cell/>
          <table:table-cell table:style-name="ce6" table:formula="of:=IF([.C140] = &quot;&quot;; 0; 1)" office:value-type="boolean" office:boolean-value="false" calcext:value-type="boolean">
            <text:p>FALSO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table:style-name="ce3" table:formula="of:=IF([.U141]&lt;255; [.U141]; &quot;&quot;)">
            <text:p/>
          </table:table-cell>
          <table:table-cell table:style-name="ce3" table:formula="of:=IF([.V141]&lt;256; [.V141]; &quot;&quot;)">
            <text:p/>
          </table:table-cell>
          <table:table-cell table:number-columns-repeated="18"/>
          <table:table-cell table:formula="of:=[.$X$337]*[.Y141]" office:value-type="float" office:value="695" calcext:value-type="float">
            <text:p>695</text:p>
          </table:table-cell>
          <table:table-cell table:formula="of:=[.U141] + [.$X$337]" office:value-type="float" office:value="700" calcext:value-type="float">
            <text:p>700</text:p>
          </table:table-cell>
          <table:table-cell/>
          <table:table-cell table:style-name="ce6" table:formula="of:=IF([.C141] = &quot;&quot;; 0; 1)" office:value-type="boolean" office:boolean-value="false" calcext:value-type="boolean">
            <text:p>FALSO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table:style-name="ce3" table:formula="of:=IF([.U142]&lt;255; [.U142]; &quot;&quot;)">
            <text:p/>
          </table:table-cell>
          <table:table-cell table:style-name="ce3" table:formula="of:=IF([.V142]&lt;256; [.V142]; &quot;&quot;)">
            <text:p/>
          </table:table-cell>
          <table:table-cell table:number-columns-repeated="18"/>
          <table:table-cell table:formula="of:=[.$X$337]*[.Y142]" office:value-type="float" office:value="700" calcext:value-type="float">
            <text:p>700</text:p>
          </table:table-cell>
          <table:table-cell table:formula="of:=[.U142] + [.$X$337]" office:value-type="float" office:value="705" calcext:value-type="float">
            <text:p>705</text:p>
          </table:table-cell>
          <table:table-cell/>
          <table:table-cell table:style-name="ce6" table:formula="of:=IF([.C142] = &quot;&quot;; 0; 1)" office:value-type="boolean" office:boolean-value="false" calcext:value-type="boolean">
            <text:p>FALSO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table:style-name="ce3" table:formula="of:=IF([.U143]&lt;255; [.U143]; &quot;&quot;)">
            <text:p/>
          </table:table-cell>
          <table:table-cell table:style-name="ce3" table:formula="of:=IF([.V143]&lt;256; [.V143]; &quot;&quot;)">
            <text:p/>
          </table:table-cell>
          <table:table-cell table:number-columns-repeated="18"/>
          <table:table-cell table:formula="of:=[.$X$337]*[.Y143]" office:value-type="float" office:value="705" calcext:value-type="float">
            <text:p>705</text:p>
          </table:table-cell>
          <table:table-cell table:formula="of:=[.U143] + [.$X$337]" office:value-type="float" office:value="710" calcext:value-type="float">
            <text:p>710</text:p>
          </table:table-cell>
          <table:table-cell/>
          <table:table-cell table:style-name="ce6" table:formula="of:=IF([.C143] = &quot;&quot;; 0; 1)" office:value-type="boolean" office:boolean-value="false" calcext:value-type="boolean">
            <text:p>FALSO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table:style-name="ce3" table:formula="of:=IF([.U144]&lt;255; [.U144]; &quot;&quot;)">
            <text:p/>
          </table:table-cell>
          <table:table-cell table:style-name="ce3" table:formula="of:=IF([.V144]&lt;256; [.V144]; &quot;&quot;)">
            <text:p/>
          </table:table-cell>
          <table:table-cell table:number-columns-repeated="18"/>
          <table:table-cell table:formula="of:=[.$X$337]*[.Y144]" office:value-type="float" office:value="710" calcext:value-type="float">
            <text:p>710</text:p>
          </table:table-cell>
          <table:table-cell table:formula="of:=[.U144] + [.$X$337]" office:value-type="float" office:value="715" calcext:value-type="float">
            <text:p>715</text:p>
          </table:table-cell>
          <table:table-cell/>
          <table:table-cell table:style-name="ce6" table:formula="of:=IF([.C144] = &quot;&quot;; 0; 1)" office:value-type="boolean" office:boolean-value="false" calcext:value-type="boolean">
            <text:p>FALSO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table:style-name="ce3" table:formula="of:=IF([.U145]&lt;255; [.U145]; &quot;&quot;)">
            <text:p/>
          </table:table-cell>
          <table:table-cell table:style-name="ce3" table:formula="of:=IF([.V145]&lt;256; [.V145]; &quot;&quot;)">
            <text:p/>
          </table:table-cell>
          <table:table-cell table:number-columns-repeated="18"/>
          <table:table-cell table:formula="of:=[.$X$337]*[.Y145]" office:value-type="float" office:value="715" calcext:value-type="float">
            <text:p>715</text:p>
          </table:table-cell>
          <table:table-cell table:formula="of:=[.U145] + [.$X$337]" office:value-type="float" office:value="720" calcext:value-type="float">
            <text:p>720</text:p>
          </table:table-cell>
          <table:table-cell/>
          <table:table-cell table:style-name="ce6" table:formula="of:=IF([.C145] = &quot;&quot;; 0; 1)" office:value-type="boolean" office:boolean-value="false" calcext:value-type="boolean">
            <text:p>FALSO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table:style-name="ce3" table:formula="of:=IF([.U146]&lt;255; [.U146]; &quot;&quot;)">
            <text:p/>
          </table:table-cell>
          <table:table-cell table:style-name="ce3" table:formula="of:=IF([.V146]&lt;256; [.V146]; &quot;&quot;)">
            <text:p/>
          </table:table-cell>
          <table:table-cell table:number-columns-repeated="18"/>
          <table:table-cell table:formula="of:=[.$X$337]*[.Y146]" office:value-type="float" office:value="720" calcext:value-type="float">
            <text:p>720</text:p>
          </table:table-cell>
          <table:table-cell table:formula="of:=[.U146] + [.$X$337]" office:value-type="float" office:value="725" calcext:value-type="float">
            <text:p>725</text:p>
          </table:table-cell>
          <table:table-cell/>
          <table:table-cell table:style-name="ce6" table:formula="of:=IF([.C146] = &quot;&quot;; 0; 1)" office:value-type="boolean" office:boolean-value="false" calcext:value-type="boolean">
            <text:p>FALSO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table:style-name="ce3" table:formula="of:=IF([.U147]&lt;255; [.U147]; &quot;&quot;)">
            <text:p/>
          </table:table-cell>
          <table:table-cell table:style-name="ce3" table:formula="of:=IF([.V147]&lt;256; [.V147]; &quot;&quot;)">
            <text:p/>
          </table:table-cell>
          <table:table-cell table:number-columns-repeated="18"/>
          <table:table-cell table:formula="of:=[.$X$337]*[.Y147]" office:value-type="float" office:value="725" calcext:value-type="float">
            <text:p>725</text:p>
          </table:table-cell>
          <table:table-cell table:formula="of:=[.U147] + [.$X$337]" office:value-type="float" office:value="730" calcext:value-type="float">
            <text:p>730</text:p>
          </table:table-cell>
          <table:table-cell/>
          <table:table-cell table:style-name="ce6" table:formula="of:=IF([.C147] = &quot;&quot;; 0; 1)" office:value-type="boolean" office:boolean-value="false" calcext:value-type="boolean">
            <text:p>FALSO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table:style-name="ce3" table:formula="of:=IF([.U148]&lt;255; [.U148]; &quot;&quot;)">
            <text:p/>
          </table:table-cell>
          <table:table-cell table:style-name="ce3" table:formula="of:=IF([.V148]&lt;256; [.V148]; &quot;&quot;)">
            <text:p/>
          </table:table-cell>
          <table:table-cell table:number-columns-repeated="18"/>
          <table:table-cell table:formula="of:=[.$X$337]*[.Y148]" office:value-type="float" office:value="730" calcext:value-type="float">
            <text:p>730</text:p>
          </table:table-cell>
          <table:table-cell table:formula="of:=[.U148] + [.$X$337]" office:value-type="float" office:value="735" calcext:value-type="float">
            <text:p>735</text:p>
          </table:table-cell>
          <table:table-cell/>
          <table:table-cell table:style-name="ce6" table:formula="of:=IF([.C148] = &quot;&quot;; 0; 1)" office:value-type="boolean" office:boolean-value="false" calcext:value-type="boolean">
            <text:p>FALSO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table:style-name="ce3" table:formula="of:=IF([.U149]&lt;255; [.U149]; &quot;&quot;)">
            <text:p/>
          </table:table-cell>
          <table:table-cell table:style-name="ce3" table:formula="of:=IF([.V149]&lt;256; [.V149]; &quot;&quot;)">
            <text:p/>
          </table:table-cell>
          <table:table-cell table:number-columns-repeated="18"/>
          <table:table-cell table:formula="of:=[.$X$337]*[.Y149]" office:value-type="float" office:value="735" calcext:value-type="float">
            <text:p>735</text:p>
          </table:table-cell>
          <table:table-cell table:formula="of:=[.U149] + [.$X$337]" office:value-type="float" office:value="740" calcext:value-type="float">
            <text:p>740</text:p>
          </table:table-cell>
          <table:table-cell/>
          <table:table-cell table:style-name="ce6" table:formula="of:=IF([.C149] = &quot;&quot;; 0; 1)" office:value-type="boolean" office:boolean-value="false" calcext:value-type="boolean">
            <text:p>FALSO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table:style-name="ce3" table:formula="of:=IF([.U150]&lt;255; [.U150]; &quot;&quot;)">
            <text:p/>
          </table:table-cell>
          <table:table-cell table:style-name="ce3" table:formula="of:=IF([.V150]&lt;256; [.V150]; &quot;&quot;)">
            <text:p/>
          </table:table-cell>
          <table:table-cell table:number-columns-repeated="18"/>
          <table:table-cell table:formula="of:=[.$X$337]*[.Y150]" office:value-type="float" office:value="740" calcext:value-type="float">
            <text:p>740</text:p>
          </table:table-cell>
          <table:table-cell table:formula="of:=[.U150] + [.$X$337]" office:value-type="float" office:value="745" calcext:value-type="float">
            <text:p>745</text:p>
          </table:table-cell>
          <table:table-cell/>
          <table:table-cell table:style-name="ce6" table:formula="of:=IF([.C150] = &quot;&quot;; 0; 1)" office:value-type="boolean" office:boolean-value="false" calcext:value-type="boolean">
            <text:p>FALSO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style-name="ce3" table:formula="of:=IF([.U151]&lt;255; [.U151]; &quot;&quot;)">
            <text:p/>
          </table:table-cell>
          <table:table-cell table:style-name="ce3" table:formula="of:=IF([.V151]&lt;256; [.V151]; &quot;&quot;)">
            <text:p/>
          </table:table-cell>
          <table:table-cell table:number-columns-repeated="18"/>
          <table:table-cell table:formula="of:=[.$X$337]*[.Y151]" office:value-type="float" office:value="745" calcext:value-type="float">
            <text:p>745</text:p>
          </table:table-cell>
          <table:table-cell table:formula="of:=[.U151] + [.$X$337]" office:value-type="float" office:value="750" calcext:value-type="float">
            <text:p>750</text:p>
          </table:table-cell>
          <table:table-cell/>
          <table:table-cell table:style-name="ce6" table:formula="of:=IF([.C151] = &quot;&quot;; 0; 1)" office:value-type="boolean" office:boolean-value="false" calcext:value-type="boolean">
            <text:p>FALSO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table:style-name="ce3" table:formula="of:=IF([.U152]&lt;255; [.U152]; &quot;&quot;)">
            <text:p/>
          </table:table-cell>
          <table:table-cell table:style-name="ce3" table:formula="of:=IF([.V152]&lt;256; [.V152]; &quot;&quot;)">
            <text:p/>
          </table:table-cell>
          <table:table-cell table:number-columns-repeated="18"/>
          <table:table-cell table:formula="of:=[.$X$337]*[.Y152]" office:value-type="float" office:value="750" calcext:value-type="float">
            <text:p>750</text:p>
          </table:table-cell>
          <table:table-cell table:formula="of:=[.U152] + [.$X$337]" office:value-type="float" office:value="755" calcext:value-type="float">
            <text:p>755</text:p>
          </table:table-cell>
          <table:table-cell/>
          <table:table-cell table:style-name="ce6" table:formula="of:=IF([.C152] = &quot;&quot;; 0; 1)" office:value-type="boolean" office:boolean-value="false" calcext:value-type="boolean">
            <text:p>FALSO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table:style-name="ce3" table:formula="of:=IF([.U153]&lt;255; [.U153]; &quot;&quot;)">
            <text:p/>
          </table:table-cell>
          <table:table-cell table:style-name="ce3" table:formula="of:=IF([.V153]&lt;256; [.V153]; &quot;&quot;)">
            <text:p/>
          </table:table-cell>
          <table:table-cell table:number-columns-repeated="18"/>
          <table:table-cell table:formula="of:=[.$X$337]*[.Y153]" office:value-type="float" office:value="755" calcext:value-type="float">
            <text:p>755</text:p>
          </table:table-cell>
          <table:table-cell table:formula="of:=[.U153] + [.$X$337]" office:value-type="float" office:value="760" calcext:value-type="float">
            <text:p>760</text:p>
          </table:table-cell>
          <table:table-cell/>
          <table:table-cell table:style-name="ce6" table:formula="of:=IF([.C153] = &quot;&quot;; 0; 1)" office:value-type="boolean" office:boolean-value="false" calcext:value-type="boolean">
            <text:p>FALSO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table:style-name="ce3" table:formula="of:=IF([.U154]&lt;255; [.U154]; &quot;&quot;)">
            <text:p/>
          </table:table-cell>
          <table:table-cell table:style-name="ce3" table:formula="of:=IF([.V154]&lt;256; [.V154]; &quot;&quot;)">
            <text:p/>
          </table:table-cell>
          <table:table-cell table:number-columns-repeated="18"/>
          <table:table-cell table:formula="of:=[.$X$337]*[.Y154]" office:value-type="float" office:value="760" calcext:value-type="float">
            <text:p>760</text:p>
          </table:table-cell>
          <table:table-cell table:formula="of:=[.U154] + [.$X$337]" office:value-type="float" office:value="765" calcext:value-type="float">
            <text:p>765</text:p>
          </table:table-cell>
          <table:table-cell/>
          <table:table-cell table:style-name="ce6" table:formula="of:=IF([.C154] = &quot;&quot;; 0; 1)" office:value-type="boolean" office:boolean-value="false" calcext:value-type="boolean">
            <text:p>FALSO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table:style-name="ce3" table:formula="of:=IF([.U155]&lt;255; [.U155]; &quot;&quot;)">
            <text:p/>
          </table:table-cell>
          <table:table-cell table:style-name="ce3" table:formula="of:=IF([.V155]&lt;256; [.V155]; &quot;&quot;)">
            <text:p/>
          </table:table-cell>
          <table:table-cell table:number-columns-repeated="18"/>
          <table:table-cell table:formula="of:=[.$X$337]*[.Y155]" office:value-type="float" office:value="765" calcext:value-type="float">
            <text:p>765</text:p>
          </table:table-cell>
          <table:table-cell table:formula="of:=[.U155] + [.$X$337]" office:value-type="float" office:value="770" calcext:value-type="float">
            <text:p>770</text:p>
          </table:table-cell>
          <table:table-cell/>
          <table:table-cell table:style-name="ce6" table:formula="of:=IF([.C155] = &quot;&quot;; 0; 1)" office:value-type="boolean" office:boolean-value="false" calcext:value-type="boolean">
            <text:p>FALSO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table:style-name="ce3" table:formula="of:=IF([.U156]&lt;255; [.U156]; &quot;&quot;)">
            <text:p/>
          </table:table-cell>
          <table:table-cell table:style-name="ce3" table:formula="of:=IF([.V156]&lt;256; [.V156]; &quot;&quot;)">
            <text:p/>
          </table:table-cell>
          <table:table-cell table:number-columns-repeated="18"/>
          <table:table-cell table:formula="of:=[.$X$337]*[.Y156]" office:value-type="float" office:value="770" calcext:value-type="float">
            <text:p>770</text:p>
          </table:table-cell>
          <table:table-cell table:formula="of:=[.U156] + [.$X$337]" office:value-type="float" office:value="775" calcext:value-type="float">
            <text:p>775</text:p>
          </table:table-cell>
          <table:table-cell/>
          <table:table-cell table:style-name="ce6" table:formula="of:=IF([.C156] = &quot;&quot;; 0; 1)" office:value-type="boolean" office:boolean-value="false" calcext:value-type="boolean">
            <text:p>FALSO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table:style-name="ce3" table:formula="of:=IF([.U157]&lt;255; [.U157]; &quot;&quot;)">
            <text:p/>
          </table:table-cell>
          <table:table-cell table:style-name="ce3" table:formula="of:=IF([.V157]&lt;256; [.V157]; &quot;&quot;)">
            <text:p/>
          </table:table-cell>
          <table:table-cell table:number-columns-repeated="18"/>
          <table:table-cell table:formula="of:=[.$X$337]*[.Y157]" office:value-type="float" office:value="775" calcext:value-type="float">
            <text:p>775</text:p>
          </table:table-cell>
          <table:table-cell table:formula="of:=[.U157] + [.$X$337]" office:value-type="float" office:value="780" calcext:value-type="float">
            <text:p>780</text:p>
          </table:table-cell>
          <table:table-cell/>
          <table:table-cell table:style-name="ce6" table:formula="of:=IF([.C157] = &quot;&quot;; 0; 1)" office:value-type="boolean" office:boolean-value="false" calcext:value-type="boolean">
            <text:p>FALSO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table:style-name="ce3" table:formula="of:=IF([.U158]&lt;255; [.U158]; &quot;&quot;)">
            <text:p/>
          </table:table-cell>
          <table:table-cell table:style-name="ce3" table:formula="of:=IF([.V158]&lt;256; [.V158]; &quot;&quot;)">
            <text:p/>
          </table:table-cell>
          <table:table-cell table:number-columns-repeated="18"/>
          <table:table-cell table:formula="of:=[.$X$337]*[.Y158]" office:value-type="float" office:value="780" calcext:value-type="float">
            <text:p>780</text:p>
          </table:table-cell>
          <table:table-cell table:formula="of:=[.U158] + [.$X$337]" office:value-type="float" office:value="785" calcext:value-type="float">
            <text:p>785</text:p>
          </table:table-cell>
          <table:table-cell/>
          <table:table-cell table:style-name="ce6" table:formula="of:=IF([.C158] = &quot;&quot;; 0; 1)" office:value-type="boolean" office:boolean-value="false" calcext:value-type="boolean">
            <text:p>FALSO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table:style-name="ce3" table:formula="of:=IF([.U159]&lt;255; [.U159]; &quot;&quot;)">
            <text:p/>
          </table:table-cell>
          <table:table-cell table:style-name="ce3" table:formula="of:=IF([.V159]&lt;256; [.V159]; &quot;&quot;)">
            <text:p/>
          </table:table-cell>
          <table:table-cell table:number-columns-repeated="18"/>
          <table:table-cell table:formula="of:=[.$X$337]*[.Y159]" office:value-type="float" office:value="785" calcext:value-type="float">
            <text:p>785</text:p>
          </table:table-cell>
          <table:table-cell table:formula="of:=[.U159] + [.$X$337]" office:value-type="float" office:value="790" calcext:value-type="float">
            <text:p>790</text:p>
          </table:table-cell>
          <table:table-cell/>
          <table:table-cell table:style-name="ce6" table:formula="of:=IF([.C159] = &quot;&quot;; 0; 1)" office:value-type="boolean" office:boolean-value="false" calcext:value-type="boolean">
            <text:p>FALSO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table:style-name="ce3" table:formula="of:=IF([.U160]&lt;255; [.U160]; &quot;&quot;)">
            <text:p/>
          </table:table-cell>
          <table:table-cell table:style-name="ce3" table:formula="of:=IF([.V160]&lt;256; [.V160]; &quot;&quot;)">
            <text:p/>
          </table:table-cell>
          <table:table-cell table:number-columns-repeated="18"/>
          <table:table-cell table:formula="of:=[.$X$337]*[.Y160]" office:value-type="float" office:value="790" calcext:value-type="float">
            <text:p>790</text:p>
          </table:table-cell>
          <table:table-cell table:formula="of:=[.U160] + [.$X$337]" office:value-type="float" office:value="795" calcext:value-type="float">
            <text:p>795</text:p>
          </table:table-cell>
          <table:table-cell/>
          <table:table-cell table:style-name="ce6" table:formula="of:=IF([.C160] = &quot;&quot;; 0; 1)" office:value-type="boolean" office:boolean-value="false" calcext:value-type="boolean">
            <text:p>FALSO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style-name="ce3" table:formula="of:=IF([.U161]&lt;255; [.U161]; &quot;&quot;)">
            <text:p/>
          </table:table-cell>
          <table:table-cell table:style-name="ce3" table:formula="of:=IF([.V161]&lt;256; [.V161]; &quot;&quot;)">
            <text:p/>
          </table:table-cell>
          <table:table-cell table:number-columns-repeated="18"/>
          <table:table-cell table:formula="of:=[.$X$337]*[.Y161]" office:value-type="float" office:value="795" calcext:value-type="float">
            <text:p>795</text:p>
          </table:table-cell>
          <table:table-cell table:formula="of:=[.U161] + [.$X$337]" office:value-type="float" office:value="800" calcext:value-type="float">
            <text:p>800</text:p>
          </table:table-cell>
          <table:table-cell/>
          <table:table-cell table:style-name="ce6" table:formula="of:=IF([.C161] = &quot;&quot;; 0; 1)" office:value-type="boolean" office:boolean-value="false" calcext:value-type="boolean">
            <text:p>FALSO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table:style-name="ce3" table:formula="of:=IF([.U162]&lt;255; [.U162]; &quot;&quot;)">
            <text:p/>
          </table:table-cell>
          <table:table-cell table:style-name="ce3" table:formula="of:=IF([.V162]&lt;256; [.V162]; &quot;&quot;)">
            <text:p/>
          </table:table-cell>
          <table:table-cell table:number-columns-repeated="18"/>
          <table:table-cell table:formula="of:=[.$X$337]*[.Y162]" office:value-type="float" office:value="800" calcext:value-type="float">
            <text:p>800</text:p>
          </table:table-cell>
          <table:table-cell table:formula="of:=[.U162] + [.$X$337]" office:value-type="float" office:value="805" calcext:value-type="float">
            <text:p>805</text:p>
          </table:table-cell>
          <table:table-cell/>
          <table:table-cell table:style-name="ce6" table:formula="of:=IF([.C162] = &quot;&quot;; 0; 1)" office:value-type="boolean" office:boolean-value="false" calcext:value-type="boolean">
            <text:p>FALSO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table:style-name="ce3" table:formula="of:=IF([.U163]&lt;255; [.U163]; &quot;&quot;)">
            <text:p/>
          </table:table-cell>
          <table:table-cell table:style-name="ce3" table:formula="of:=IF([.V163]&lt;256; [.V163]; &quot;&quot;)">
            <text:p/>
          </table:table-cell>
          <table:table-cell table:number-columns-repeated="18"/>
          <table:table-cell table:formula="of:=[.$X$337]*[.Y163]" office:value-type="float" office:value="805" calcext:value-type="float">
            <text:p>805</text:p>
          </table:table-cell>
          <table:table-cell table:formula="of:=[.U163] + [.$X$337]" office:value-type="float" office:value="810" calcext:value-type="float">
            <text:p>810</text:p>
          </table:table-cell>
          <table:table-cell/>
          <table:table-cell table:style-name="ce6" table:formula="of:=IF([.C163] = &quot;&quot;; 0; 1)" office:value-type="boolean" office:boolean-value="false" calcext:value-type="boolean">
            <text:p>FALSO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table:style-name="ce3" table:formula="of:=IF([.U164]&lt;255; [.U164]; &quot;&quot;)">
            <text:p/>
          </table:table-cell>
          <table:table-cell table:style-name="ce3" table:formula="of:=IF([.V164]&lt;256; [.V164]; &quot;&quot;)">
            <text:p/>
          </table:table-cell>
          <table:table-cell table:number-columns-repeated="18"/>
          <table:table-cell table:formula="of:=[.$X$337]*[.Y164]" office:value-type="float" office:value="810" calcext:value-type="float">
            <text:p>810</text:p>
          </table:table-cell>
          <table:table-cell table:formula="of:=[.U164] + [.$X$337]" office:value-type="float" office:value="815" calcext:value-type="float">
            <text:p>815</text:p>
          </table:table-cell>
          <table:table-cell/>
          <table:table-cell table:style-name="ce6" table:formula="of:=IF([.C164] = &quot;&quot;; 0; 1)" office:value-type="boolean" office:boolean-value="false" calcext:value-type="boolean">
            <text:p>FALSO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table:style-name="ce3" table:formula="of:=IF([.U165]&lt;255; [.U165]; &quot;&quot;)">
            <text:p/>
          </table:table-cell>
          <table:table-cell table:style-name="ce3" table:formula="of:=IF([.V165]&lt;256; [.V165]; &quot;&quot;)">
            <text:p/>
          </table:table-cell>
          <table:table-cell table:number-columns-repeated="18"/>
          <table:table-cell table:formula="of:=[.$X$337]*[.Y165]" office:value-type="float" office:value="815" calcext:value-type="float">
            <text:p>815</text:p>
          </table:table-cell>
          <table:table-cell table:formula="of:=[.U165] + [.$X$337]" office:value-type="float" office:value="820" calcext:value-type="float">
            <text:p>820</text:p>
          </table:table-cell>
          <table:table-cell/>
          <table:table-cell table:style-name="ce6" table:formula="of:=IF([.C165] = &quot;&quot;; 0; 1)" office:value-type="boolean" office:boolean-value="false" calcext:value-type="boolean">
            <text:p>FALSO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table:style-name="ce3" table:formula="of:=IF([.U166]&lt;255; [.U166]; &quot;&quot;)">
            <text:p/>
          </table:table-cell>
          <table:table-cell table:style-name="ce3" table:formula="of:=IF([.V166]&lt;256; [.V166]; &quot;&quot;)">
            <text:p/>
          </table:table-cell>
          <table:table-cell table:number-columns-repeated="18"/>
          <table:table-cell table:formula="of:=[.$X$337]*[.Y166]" office:value-type="float" office:value="820" calcext:value-type="float">
            <text:p>820</text:p>
          </table:table-cell>
          <table:table-cell table:formula="of:=[.U166] + [.$X$337]" office:value-type="float" office:value="825" calcext:value-type="float">
            <text:p>825</text:p>
          </table:table-cell>
          <table:table-cell/>
          <table:table-cell table:style-name="ce6" table:formula="of:=IF([.C166] = &quot;&quot;; 0; 1)" office:value-type="boolean" office:boolean-value="false" calcext:value-type="boolean">
            <text:p>FALSO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table:style-name="ce3" table:formula="of:=IF([.U167]&lt;255; [.U167]; &quot;&quot;)">
            <text:p/>
          </table:table-cell>
          <table:table-cell table:style-name="ce3" table:formula="of:=IF([.V167]&lt;256; [.V167]; &quot;&quot;)">
            <text:p/>
          </table:table-cell>
          <table:table-cell table:number-columns-repeated="18"/>
          <table:table-cell table:formula="of:=[.$X$337]*[.Y167]" office:value-type="float" office:value="825" calcext:value-type="float">
            <text:p>825</text:p>
          </table:table-cell>
          <table:table-cell table:formula="of:=[.U167] + [.$X$337]" office:value-type="float" office:value="830" calcext:value-type="float">
            <text:p>830</text:p>
          </table:table-cell>
          <table:table-cell/>
          <table:table-cell table:style-name="ce6" table:formula="of:=IF([.C167] = &quot;&quot;; 0; 1)" office:value-type="boolean" office:boolean-value="false" calcext:value-type="boolean">
            <text:p>FALSO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table:style-name="ce3" table:formula="of:=IF([.U168]&lt;255; [.U168]; &quot;&quot;)">
            <text:p/>
          </table:table-cell>
          <table:table-cell table:style-name="ce3" table:formula="of:=IF([.V168]&lt;256; [.V168]; &quot;&quot;)">
            <text:p/>
          </table:table-cell>
          <table:table-cell table:number-columns-repeated="18"/>
          <table:table-cell table:formula="of:=[.$X$337]*[.Y168]" office:value-type="float" office:value="830" calcext:value-type="float">
            <text:p>830</text:p>
          </table:table-cell>
          <table:table-cell table:formula="of:=[.U168] + [.$X$337]" office:value-type="float" office:value="835" calcext:value-type="float">
            <text:p>835</text:p>
          </table:table-cell>
          <table:table-cell/>
          <table:table-cell table:style-name="ce6" table:formula="of:=IF([.C168] = &quot;&quot;; 0; 1)" office:value-type="boolean" office:boolean-value="false" calcext:value-type="boolean">
            <text:p>FALSO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table:style-name="ce3" table:formula="of:=IF([.U169]&lt;255; [.U169]; &quot;&quot;)">
            <text:p/>
          </table:table-cell>
          <table:table-cell table:style-name="ce3" table:formula="of:=IF([.V169]&lt;256; [.V169]; &quot;&quot;)">
            <text:p/>
          </table:table-cell>
          <table:table-cell table:number-columns-repeated="18"/>
          <table:table-cell table:formula="of:=[.$X$337]*[.Y169]" office:value-type="float" office:value="835" calcext:value-type="float">
            <text:p>835</text:p>
          </table:table-cell>
          <table:table-cell table:formula="of:=[.U169] + [.$X$337]" office:value-type="float" office:value="840" calcext:value-type="float">
            <text:p>840</text:p>
          </table:table-cell>
          <table:table-cell/>
          <table:table-cell table:style-name="ce6" table:formula="of:=IF([.C169] = &quot;&quot;; 0; 1)" office:value-type="boolean" office:boolean-value="false" calcext:value-type="boolean">
            <text:p>FALSO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table:style-name="ce3" table:formula="of:=IF([.U170]&lt;255; [.U170]; &quot;&quot;)">
            <text:p/>
          </table:table-cell>
          <table:table-cell table:style-name="ce3" table:formula="of:=IF([.V170]&lt;256; [.V170]; &quot;&quot;)">
            <text:p/>
          </table:table-cell>
          <table:table-cell table:number-columns-repeated="18"/>
          <table:table-cell table:formula="of:=[.$X$337]*[.Y170]" office:value-type="float" office:value="840" calcext:value-type="float">
            <text:p>840</text:p>
          </table:table-cell>
          <table:table-cell table:formula="of:=[.U170] + [.$X$337]" office:value-type="float" office:value="845" calcext:value-type="float">
            <text:p>845</text:p>
          </table:table-cell>
          <table:table-cell/>
          <table:table-cell table:style-name="ce6" table:formula="of:=IF([.C170] = &quot;&quot;; 0; 1)" office:value-type="boolean" office:boolean-value="false" calcext:value-type="boolean">
            <text:p>FALSO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style-name="ce3" table:formula="of:=IF([.U171]&lt;255; [.U171]; &quot;&quot;)">
            <text:p/>
          </table:table-cell>
          <table:table-cell table:style-name="ce3" table:formula="of:=IF([.V171]&lt;256; [.V171]; &quot;&quot;)">
            <text:p/>
          </table:table-cell>
          <table:table-cell table:number-columns-repeated="18"/>
          <table:table-cell table:formula="of:=[.$X$337]*[.Y171]" office:value-type="float" office:value="845" calcext:value-type="float">
            <text:p>845</text:p>
          </table:table-cell>
          <table:table-cell table:formula="of:=[.U171] + [.$X$337]" office:value-type="float" office:value="850" calcext:value-type="float">
            <text:p>850</text:p>
          </table:table-cell>
          <table:table-cell/>
          <table:table-cell table:style-name="ce6" table:formula="of:=IF([.C171] = &quot;&quot;; 0; 1)" office:value-type="boolean" office:boolean-value="false" calcext:value-type="boolean">
            <text:p>FALSO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table:style-name="ce3" table:formula="of:=IF([.U172]&lt;255; [.U172]; &quot;&quot;)">
            <text:p/>
          </table:table-cell>
          <table:table-cell table:style-name="ce3" table:formula="of:=IF([.V172]&lt;256; [.V172]; &quot;&quot;)">
            <text:p/>
          </table:table-cell>
          <table:table-cell table:number-columns-repeated="18"/>
          <table:table-cell table:formula="of:=[.$X$337]*[.Y172]" office:value-type="float" office:value="850" calcext:value-type="float">
            <text:p>850</text:p>
          </table:table-cell>
          <table:table-cell table:formula="of:=[.U172] + [.$X$337]" office:value-type="float" office:value="855" calcext:value-type="float">
            <text:p>855</text:p>
          </table:table-cell>
          <table:table-cell/>
          <table:table-cell table:style-name="ce6" table:formula="of:=IF([.C172] = &quot;&quot;; 0; 1)" office:value-type="boolean" office:boolean-value="false" calcext:value-type="boolean">
            <text:p>FALSO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table:style-name="ce3" table:formula="of:=IF([.U173]&lt;255; [.U173]; &quot;&quot;)">
            <text:p/>
          </table:table-cell>
          <table:table-cell table:style-name="ce3" table:formula="of:=IF([.V173]&lt;256; [.V173]; &quot;&quot;)">
            <text:p/>
          </table:table-cell>
          <table:table-cell table:number-columns-repeated="18"/>
          <table:table-cell table:formula="of:=[.$X$337]*[.Y173]" office:value-type="float" office:value="855" calcext:value-type="float">
            <text:p>855</text:p>
          </table:table-cell>
          <table:table-cell table:formula="of:=[.U173] + [.$X$337]" office:value-type="float" office:value="860" calcext:value-type="float">
            <text:p>860</text:p>
          </table:table-cell>
          <table:table-cell/>
          <table:table-cell table:style-name="ce6" table:formula="of:=IF([.C173] = &quot;&quot;; 0; 1)" office:value-type="boolean" office:boolean-value="false" calcext:value-type="boolean">
            <text:p>FALSO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table:style-name="ce3" table:formula="of:=IF([.U174]&lt;255; [.U174]; &quot;&quot;)">
            <text:p/>
          </table:table-cell>
          <table:table-cell table:style-name="ce3" table:formula="of:=IF([.V174]&lt;256; [.V174]; &quot;&quot;)">
            <text:p/>
          </table:table-cell>
          <table:table-cell table:number-columns-repeated="18"/>
          <table:table-cell table:formula="of:=[.$X$337]*[.Y174]" office:value-type="float" office:value="860" calcext:value-type="float">
            <text:p>860</text:p>
          </table:table-cell>
          <table:table-cell table:formula="of:=[.U174] + [.$X$337]" office:value-type="float" office:value="865" calcext:value-type="float">
            <text:p>865</text:p>
          </table:table-cell>
          <table:table-cell/>
          <table:table-cell table:style-name="ce6" table:formula="of:=IF([.C174] = &quot;&quot;; 0; 1)" office:value-type="boolean" office:boolean-value="false" calcext:value-type="boolean">
            <text:p>FALSO</text:p>
          </table:table-cell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table:style-name="ce3" table:formula="of:=IF([.U175]&lt;255; [.U175]; &quot;&quot;)">
            <text:p/>
          </table:table-cell>
          <table:table-cell table:style-name="ce3" table:formula="of:=IF([.V175]&lt;256; [.V175]; &quot;&quot;)">
            <text:p/>
          </table:table-cell>
          <table:table-cell table:number-columns-repeated="18"/>
          <table:table-cell table:formula="of:=[.$X$337]*[.Y175]" office:value-type="float" office:value="865" calcext:value-type="float">
            <text:p>865</text:p>
          </table:table-cell>
          <table:table-cell table:formula="of:=[.U175] + [.$X$337]" office:value-type="float" office:value="870" calcext:value-type="float">
            <text:p>870</text:p>
          </table:table-cell>
          <table:table-cell/>
          <table:table-cell table:style-name="ce6" table:formula="of:=IF([.C175] = &quot;&quot;; 0; 1)" office:value-type="boolean" office:boolean-value="false" calcext:value-type="boolean">
            <text:p>FALSO</text:p>
          </table:table-cell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table:style-name="ce3" table:formula="of:=IF([.U176]&lt;255; [.U176]; &quot;&quot;)">
            <text:p/>
          </table:table-cell>
          <table:table-cell table:style-name="ce3" table:formula="of:=IF([.V176]&lt;256; [.V176]; &quot;&quot;)">
            <text:p/>
          </table:table-cell>
          <table:table-cell table:number-columns-repeated="18"/>
          <table:table-cell table:formula="of:=[.$X$337]*[.Y176]" office:value-type="float" office:value="870" calcext:value-type="float">
            <text:p>870</text:p>
          </table:table-cell>
          <table:table-cell table:formula="of:=[.U176] + [.$X$337]" office:value-type="float" office:value="875" calcext:value-type="float">
            <text:p>875</text:p>
          </table:table-cell>
          <table:table-cell/>
          <table:table-cell table:style-name="ce6" table:formula="of:=IF([.C176] = &quot;&quot;; 0; 1)" office:value-type="boolean" office:boolean-value="false" calcext:value-type="boolean">
            <text:p>FALSO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table:style-name="ce3" table:formula="of:=IF([.U177]&lt;255; [.U177]; &quot;&quot;)">
            <text:p/>
          </table:table-cell>
          <table:table-cell table:style-name="ce3" table:formula="of:=IF([.V177]&lt;256; [.V177]; &quot;&quot;)">
            <text:p/>
          </table:table-cell>
          <table:table-cell table:number-columns-repeated="18"/>
          <table:table-cell table:formula="of:=[.$X$337]*[.Y177]" office:value-type="float" office:value="875" calcext:value-type="float">
            <text:p>875</text:p>
          </table:table-cell>
          <table:table-cell table:formula="of:=[.U177] + [.$X$337]" office:value-type="float" office:value="880" calcext:value-type="float">
            <text:p>880</text:p>
          </table:table-cell>
          <table:table-cell/>
          <table:table-cell table:style-name="ce6" table:formula="of:=IF([.C177] = &quot;&quot;; 0; 1)" office:value-type="boolean" office:boolean-value="false" calcext:value-type="boolean">
            <text:p>FALSO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table:style-name="ce3" table:formula="of:=IF([.U178]&lt;255; [.U178]; &quot;&quot;)">
            <text:p/>
          </table:table-cell>
          <table:table-cell table:style-name="ce3" table:formula="of:=IF([.V178]&lt;256; [.V178]; &quot;&quot;)">
            <text:p/>
          </table:table-cell>
          <table:table-cell table:number-columns-repeated="18"/>
          <table:table-cell table:formula="of:=[.$X$337]*[.Y178]" office:value-type="float" office:value="880" calcext:value-type="float">
            <text:p>880</text:p>
          </table:table-cell>
          <table:table-cell table:formula="of:=[.U178] + [.$X$337]" office:value-type="float" office:value="885" calcext:value-type="float">
            <text:p>885</text:p>
          </table:table-cell>
          <table:table-cell/>
          <table:table-cell table:style-name="ce6" table:formula="of:=IF([.C178] = &quot;&quot;; 0; 1)" office:value-type="boolean" office:boolean-value="false" calcext:value-type="boolean">
            <text:p>FALSO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table:style-name="ce3" table:formula="of:=IF([.U179]&lt;255; [.U179]; &quot;&quot;)">
            <text:p/>
          </table:table-cell>
          <table:table-cell table:style-name="ce3" table:formula="of:=IF([.V179]&lt;256; [.V179]; &quot;&quot;)">
            <text:p/>
          </table:table-cell>
          <table:table-cell table:number-columns-repeated="18"/>
          <table:table-cell table:formula="of:=[.$X$337]*[.Y179]" office:value-type="float" office:value="885" calcext:value-type="float">
            <text:p>885</text:p>
          </table:table-cell>
          <table:table-cell table:formula="of:=[.U179] + [.$X$337]" office:value-type="float" office:value="890" calcext:value-type="float">
            <text:p>890</text:p>
          </table:table-cell>
          <table:table-cell/>
          <table:table-cell table:style-name="ce6" table:formula="of:=IF([.C179] = &quot;&quot;; 0; 1)" office:value-type="boolean" office:boolean-value="false" calcext:value-type="boolean">
            <text:p>FALSO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table:style-name="ce3" table:formula="of:=IF([.U180]&lt;255; [.U180]; &quot;&quot;)">
            <text:p/>
          </table:table-cell>
          <table:table-cell table:style-name="ce3" table:formula="of:=IF([.V180]&lt;256; [.V180]; &quot;&quot;)">
            <text:p/>
          </table:table-cell>
          <table:table-cell table:number-columns-repeated="18"/>
          <table:table-cell table:formula="of:=[.$X$337]*[.Y180]" office:value-type="float" office:value="890" calcext:value-type="float">
            <text:p>890</text:p>
          </table:table-cell>
          <table:table-cell table:formula="of:=[.U180] + [.$X$337]" office:value-type="float" office:value="895" calcext:value-type="float">
            <text:p>895</text:p>
          </table:table-cell>
          <table:table-cell/>
          <table:table-cell table:style-name="ce6" table:formula="of:=IF([.C180] = &quot;&quot;; 0; 1)" office:value-type="boolean" office:boolean-value="false" calcext:value-type="boolean">
            <text:p>FALSO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table:style-name="ce3" table:formula="of:=IF([.U181]&lt;255; [.U181]; &quot;&quot;)">
            <text:p/>
          </table:table-cell>
          <table:table-cell table:style-name="ce3" table:formula="of:=IF([.V181]&lt;256; [.V181]; &quot;&quot;)">
            <text:p/>
          </table:table-cell>
          <table:table-cell table:number-columns-repeated="18"/>
          <table:table-cell table:formula="of:=[.$X$337]*[.Y181]" office:value-type="float" office:value="895" calcext:value-type="float">
            <text:p>895</text:p>
          </table:table-cell>
          <table:table-cell table:formula="of:=[.U181] + [.$X$337]" office:value-type="float" office:value="900" calcext:value-type="float">
            <text:p>900</text:p>
          </table:table-cell>
          <table:table-cell/>
          <table:table-cell table:style-name="ce6" table:formula="of:=IF([.C181] = &quot;&quot;; 0; 1)" office:value-type="boolean" office:boolean-value="false" calcext:value-type="boolean">
            <text:p>FALSO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table:style-name="ce3" table:formula="of:=IF([.U182]&lt;255; [.U182]; &quot;&quot;)">
            <text:p/>
          </table:table-cell>
          <table:table-cell table:style-name="ce3" table:formula="of:=IF([.V182]&lt;256; [.V182]; &quot;&quot;)">
            <text:p/>
          </table:table-cell>
          <table:table-cell table:number-columns-repeated="18"/>
          <table:table-cell table:formula="of:=[.$X$337]*[.Y182]" office:value-type="float" office:value="900" calcext:value-type="float">
            <text:p>900</text:p>
          </table:table-cell>
          <table:table-cell table:formula="of:=[.U182] + [.$X$337]" office:value-type="float" office:value="905" calcext:value-type="float">
            <text:p>905</text:p>
          </table:table-cell>
          <table:table-cell/>
          <table:table-cell table:style-name="ce6" table:formula="of:=IF([.C182] = &quot;&quot;; 0; 1)" office:value-type="boolean" office:boolean-value="false" calcext:value-type="boolean">
            <text:p>FALSO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table:style-name="ce3" table:formula="of:=IF([.U183]&lt;255; [.U183]; &quot;&quot;)">
            <text:p/>
          </table:table-cell>
          <table:table-cell table:style-name="ce3" table:formula="of:=IF([.V183]&lt;256; [.V183]; &quot;&quot;)">
            <text:p/>
          </table:table-cell>
          <table:table-cell table:number-columns-repeated="18"/>
          <table:table-cell table:formula="of:=[.$X$337]*[.Y183]" office:value-type="float" office:value="905" calcext:value-type="float">
            <text:p>905</text:p>
          </table:table-cell>
          <table:table-cell table:formula="of:=[.U183] + [.$X$337]" office:value-type="float" office:value="910" calcext:value-type="float">
            <text:p>910</text:p>
          </table:table-cell>
          <table:table-cell/>
          <table:table-cell table:style-name="ce6" table:formula="of:=IF([.C183] = &quot;&quot;; 0; 1)" office:value-type="boolean" office:boolean-value="false" calcext:value-type="boolean">
            <text:p>FALSO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table:style-name="ce3" table:formula="of:=IF([.U184]&lt;255; [.U184]; &quot;&quot;)">
            <text:p/>
          </table:table-cell>
          <table:table-cell table:style-name="ce3" table:formula="of:=IF([.V184]&lt;256; [.V184]; &quot;&quot;)">
            <text:p/>
          </table:table-cell>
          <table:table-cell table:number-columns-repeated="18"/>
          <table:table-cell table:formula="of:=[.$X$337]*[.Y184]" office:value-type="float" office:value="910" calcext:value-type="float">
            <text:p>910</text:p>
          </table:table-cell>
          <table:table-cell table:formula="of:=[.U184] + [.$X$337]" office:value-type="float" office:value="915" calcext:value-type="float">
            <text:p>915</text:p>
          </table:table-cell>
          <table:table-cell/>
          <table:table-cell table:style-name="ce6" table:formula="of:=IF([.C184] = &quot;&quot;; 0; 1)" office:value-type="boolean" office:boolean-value="false" calcext:value-type="boolean">
            <text:p>FALSO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table:style-name="ce3" table:formula="of:=IF([.U185]&lt;255; [.U185]; &quot;&quot;)">
            <text:p/>
          </table:table-cell>
          <table:table-cell table:style-name="ce3" table:formula="of:=IF([.V185]&lt;256; [.V185]; &quot;&quot;)">
            <text:p/>
          </table:table-cell>
          <table:table-cell table:number-columns-repeated="18"/>
          <table:table-cell table:formula="of:=[.$X$337]*[.Y185]" office:value-type="float" office:value="915" calcext:value-type="float">
            <text:p>915</text:p>
          </table:table-cell>
          <table:table-cell table:formula="of:=[.U185] + [.$X$337]" office:value-type="float" office:value="920" calcext:value-type="float">
            <text:p>920</text:p>
          </table:table-cell>
          <table:table-cell/>
          <table:table-cell table:style-name="ce6" table:formula="of:=IF([.C185] = &quot;&quot;; 0; 1)" office:value-type="boolean" office:boolean-value="false" calcext:value-type="boolean">
            <text:p>FALSO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table:style-name="ce3" table:formula="of:=IF([.U186]&lt;255; [.U186]; &quot;&quot;)">
            <text:p/>
          </table:table-cell>
          <table:table-cell table:style-name="ce3" table:formula="of:=IF([.V186]&lt;256; [.V186]; &quot;&quot;)">
            <text:p/>
          </table:table-cell>
          <table:table-cell table:number-columns-repeated="18"/>
          <table:table-cell table:formula="of:=[.$X$337]*[.Y186]" office:value-type="float" office:value="920" calcext:value-type="float">
            <text:p>920</text:p>
          </table:table-cell>
          <table:table-cell table:formula="of:=[.U186] + [.$X$337]" office:value-type="float" office:value="925" calcext:value-type="float">
            <text:p>925</text:p>
          </table:table-cell>
          <table:table-cell/>
          <table:table-cell table:style-name="ce6" table:formula="of:=IF([.C186] = &quot;&quot;; 0; 1)" office:value-type="boolean" office:boolean-value="false" calcext:value-type="boolean">
            <text:p>FALSO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table:style-name="ce3" table:formula="of:=IF([.U187]&lt;255; [.U187]; &quot;&quot;)">
            <text:p/>
          </table:table-cell>
          <table:table-cell table:style-name="ce3" table:formula="of:=IF([.V187]&lt;256; [.V187]; &quot;&quot;)">
            <text:p/>
          </table:table-cell>
          <table:table-cell table:number-columns-repeated="18"/>
          <table:table-cell table:formula="of:=[.$X$337]*[.Y187]" office:value-type="float" office:value="925" calcext:value-type="float">
            <text:p>925</text:p>
          </table:table-cell>
          <table:table-cell table:formula="of:=[.U187] + [.$X$337]" office:value-type="float" office:value="930" calcext:value-type="float">
            <text:p>930</text:p>
          </table:table-cell>
          <table:table-cell/>
          <table:table-cell table:style-name="ce6" table:formula="of:=IF([.C187] = &quot;&quot;; 0; 1)" office:value-type="boolean" office:boolean-value="false" calcext:value-type="boolean">
            <text:p>FALSO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table:style-name="ce3" table:formula="of:=IF([.U188]&lt;255; [.U188]; &quot;&quot;)">
            <text:p/>
          </table:table-cell>
          <table:table-cell table:style-name="ce3" table:formula="of:=IF([.V188]&lt;256; [.V188]; &quot;&quot;)">
            <text:p/>
          </table:table-cell>
          <table:table-cell table:number-columns-repeated="18"/>
          <table:table-cell table:formula="of:=[.$X$337]*[.Y188]" office:value-type="float" office:value="930" calcext:value-type="float">
            <text:p>930</text:p>
          </table:table-cell>
          <table:table-cell table:formula="of:=[.U188] + [.$X$337]" office:value-type="float" office:value="935" calcext:value-type="float">
            <text:p>935</text:p>
          </table:table-cell>
          <table:table-cell/>
          <table:table-cell table:style-name="ce6" table:formula="of:=IF([.C188] = &quot;&quot;; 0; 1)" office:value-type="boolean" office:boolean-value="false" calcext:value-type="boolean">
            <text:p>FALSO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table:style-name="ce3" table:formula="of:=IF([.U189]&lt;255; [.U189]; &quot;&quot;)">
            <text:p/>
          </table:table-cell>
          <table:table-cell table:style-name="ce3" table:formula="of:=IF([.V189]&lt;256; [.V189]; &quot;&quot;)">
            <text:p/>
          </table:table-cell>
          <table:table-cell table:number-columns-repeated="18"/>
          <table:table-cell table:formula="of:=[.$X$337]*[.Y189]" office:value-type="float" office:value="935" calcext:value-type="float">
            <text:p>935</text:p>
          </table:table-cell>
          <table:table-cell table:formula="of:=[.U189] + [.$X$337]" office:value-type="float" office:value="940" calcext:value-type="float">
            <text:p>940</text:p>
          </table:table-cell>
          <table:table-cell/>
          <table:table-cell table:style-name="ce6" table:formula="of:=IF([.C189] = &quot;&quot;; 0; 1)" office:value-type="boolean" office:boolean-value="false" calcext:value-type="boolean">
            <text:p>FALSO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table:style-name="ce3" table:formula="of:=IF([.U190]&lt;255; [.U190]; &quot;&quot;)">
            <text:p/>
          </table:table-cell>
          <table:table-cell table:style-name="ce3" table:formula="of:=IF([.V190]&lt;256; [.V190]; &quot;&quot;)">
            <text:p/>
          </table:table-cell>
          <table:table-cell table:number-columns-repeated="18"/>
          <table:table-cell table:formula="of:=[.$X$337]*[.Y190]" office:value-type="float" office:value="940" calcext:value-type="float">
            <text:p>940</text:p>
          </table:table-cell>
          <table:table-cell table:formula="of:=[.U190] + [.$X$337]" office:value-type="float" office:value="945" calcext:value-type="float">
            <text:p>945</text:p>
          </table:table-cell>
          <table:table-cell/>
          <table:table-cell table:style-name="ce6" table:formula="of:=IF([.C190] = &quot;&quot;; 0; 1)" office:value-type="boolean" office:boolean-value="false" calcext:value-type="boolean">
            <text:p>FALSO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table:style-name="ce3" table:formula="of:=IF([.U191]&lt;255; [.U191]; &quot;&quot;)">
            <text:p/>
          </table:table-cell>
          <table:table-cell table:style-name="ce3" table:formula="of:=IF([.V191]&lt;256; [.V191]; &quot;&quot;)">
            <text:p/>
          </table:table-cell>
          <table:table-cell table:number-columns-repeated="18"/>
          <table:table-cell table:formula="of:=[.$X$337]*[.Y191]" office:value-type="float" office:value="945" calcext:value-type="float">
            <text:p>945</text:p>
          </table:table-cell>
          <table:table-cell table:formula="of:=[.U191] + [.$X$337]" office:value-type="float" office:value="950" calcext:value-type="float">
            <text:p>950</text:p>
          </table:table-cell>
          <table:table-cell/>
          <table:table-cell table:style-name="ce6" table:formula="of:=IF([.C191] = &quot;&quot;; 0; 1)" office:value-type="boolean" office:boolean-value="false" calcext:value-type="boolean">
            <text:p>FALSO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table:style-name="ce3" table:formula="of:=IF([.U192]&lt;255; [.U192]; &quot;&quot;)">
            <text:p/>
          </table:table-cell>
          <table:table-cell table:style-name="ce3" table:formula="of:=IF([.V192]&lt;256; [.V192]; &quot;&quot;)">
            <text:p/>
          </table:table-cell>
          <table:table-cell table:number-columns-repeated="18"/>
          <table:table-cell table:formula="of:=[.$X$337]*[.Y192]" office:value-type="float" office:value="950" calcext:value-type="float">
            <text:p>950</text:p>
          </table:table-cell>
          <table:table-cell table:formula="of:=[.U192] + [.$X$337]" office:value-type="float" office:value="955" calcext:value-type="float">
            <text:p>955</text:p>
          </table:table-cell>
          <table:table-cell/>
          <table:table-cell table:style-name="ce6" table:formula="of:=IF([.C192] = &quot;&quot;; 0; 1)" office:value-type="boolean" office:boolean-value="false" calcext:value-type="boolean">
            <text:p>FALSO</text:p>
          </table:table-cell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table:style-name="ce3" table:formula="of:=IF([.U193]&lt;255; [.U193]; &quot;&quot;)">
            <text:p/>
          </table:table-cell>
          <table:table-cell table:style-name="ce3" table:formula="of:=IF([.V193]&lt;256; [.V193]; &quot;&quot;)">
            <text:p/>
          </table:table-cell>
          <table:table-cell table:number-columns-repeated="18"/>
          <table:table-cell table:formula="of:=[.$X$337]*[.Y193]" office:value-type="float" office:value="955" calcext:value-type="float">
            <text:p>955</text:p>
          </table:table-cell>
          <table:table-cell table:formula="of:=[.U193] + [.$X$337]" office:value-type="float" office:value="960" calcext:value-type="float">
            <text:p>960</text:p>
          </table:table-cell>
          <table:table-cell/>
          <table:table-cell table:style-name="ce6" table:formula="of:=IF([.C193] = &quot;&quot;; 0; 1)" office:value-type="boolean" office:boolean-value="false" calcext:value-type="boolean">
            <text:p>FALSO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table:style-name="ce3" table:formula="of:=IF([.U194]&lt;255; [.U194]; &quot;&quot;)">
            <text:p/>
          </table:table-cell>
          <table:table-cell table:style-name="ce3" table:formula="of:=IF([.V194]&lt;256; [.V194]; &quot;&quot;)">
            <text:p/>
          </table:table-cell>
          <table:table-cell table:number-columns-repeated="18"/>
          <table:table-cell table:formula="of:=[.$X$337]*[.Y194]" office:value-type="float" office:value="960" calcext:value-type="float">
            <text:p>960</text:p>
          </table:table-cell>
          <table:table-cell table:formula="of:=[.U194] + [.$X$337]" office:value-type="float" office:value="965" calcext:value-type="float">
            <text:p>965</text:p>
          </table:table-cell>
          <table:table-cell/>
          <table:table-cell table:style-name="ce6" table:formula="of:=IF([.C194] = &quot;&quot;; 0; 1)" office:value-type="boolean" office:boolean-value="false" calcext:value-type="boolean">
            <text:p>FALSO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table:style-name="ce3" table:formula="of:=IF([.U195]&lt;255; [.U195]; &quot;&quot;)">
            <text:p/>
          </table:table-cell>
          <table:table-cell table:style-name="ce3" table:formula="of:=IF([.V195]&lt;256; [.V195]; &quot;&quot;)">
            <text:p/>
          </table:table-cell>
          <table:table-cell table:number-columns-repeated="18"/>
          <table:table-cell table:formula="of:=[.$X$337]*[.Y195]" office:value-type="float" office:value="965" calcext:value-type="float">
            <text:p>965</text:p>
          </table:table-cell>
          <table:table-cell table:formula="of:=[.U195] + [.$X$337]" office:value-type="float" office:value="970" calcext:value-type="float">
            <text:p>970</text:p>
          </table:table-cell>
          <table:table-cell/>
          <table:table-cell table:style-name="ce6" table:formula="of:=IF([.C195] = &quot;&quot;; 0; 1)" office:value-type="boolean" office:boolean-value="false" calcext:value-type="boolean">
            <text:p>FALSO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table:style-name="ce3" table:formula="of:=IF([.U196]&lt;255; [.U196]; &quot;&quot;)">
            <text:p/>
          </table:table-cell>
          <table:table-cell table:style-name="ce3" table:formula="of:=IF([.V196]&lt;256; [.V196]; &quot;&quot;)">
            <text:p/>
          </table:table-cell>
          <table:table-cell table:number-columns-repeated="18"/>
          <table:table-cell table:formula="of:=[.$X$337]*[.Y196]" office:value-type="float" office:value="970" calcext:value-type="float">
            <text:p>970</text:p>
          </table:table-cell>
          <table:table-cell table:formula="of:=[.U196] + [.$X$337]" office:value-type="float" office:value="975" calcext:value-type="float">
            <text:p>975</text:p>
          </table:table-cell>
          <table:table-cell/>
          <table:table-cell table:style-name="ce6" table:formula="of:=IF([.C196] = &quot;&quot;; 0; 1)" office:value-type="boolean" office:boolean-value="false" calcext:value-type="boolean">
            <text:p>FALSO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table:style-name="ce3" table:formula="of:=IF([.U197]&lt;255; [.U197]; &quot;&quot;)">
            <text:p/>
          </table:table-cell>
          <table:table-cell table:style-name="ce3" table:formula="of:=IF([.V197]&lt;256; [.V197]; &quot;&quot;)">
            <text:p/>
          </table:table-cell>
          <table:table-cell table:number-columns-repeated="18"/>
          <table:table-cell table:formula="of:=[.$X$337]*[.Y197]" office:value-type="float" office:value="975" calcext:value-type="float">
            <text:p>975</text:p>
          </table:table-cell>
          <table:table-cell table:formula="of:=[.U197] + [.$X$337]" office:value-type="float" office:value="980" calcext:value-type="float">
            <text:p>980</text:p>
          </table:table-cell>
          <table:table-cell/>
          <table:table-cell table:style-name="ce6" table:formula="of:=IF([.C197] = &quot;&quot;; 0; 1)" office:value-type="boolean" office:boolean-value="false" calcext:value-type="boolean">
            <text:p>FALSO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table:style-name="ce3" table:formula="of:=IF([.U198]&lt;255; [.U198]; &quot;&quot;)">
            <text:p/>
          </table:table-cell>
          <table:table-cell table:style-name="ce3" table:formula="of:=IF([.V198]&lt;256; [.V198]; &quot;&quot;)">
            <text:p/>
          </table:table-cell>
          <table:table-cell table:number-columns-repeated="18"/>
          <table:table-cell table:formula="of:=[.$X$337]*[.Y198]" office:value-type="float" office:value="980" calcext:value-type="float">
            <text:p>980</text:p>
          </table:table-cell>
          <table:table-cell table:formula="of:=[.U198] + [.$X$337]" office:value-type="float" office:value="985" calcext:value-type="float">
            <text:p>985</text:p>
          </table:table-cell>
          <table:table-cell/>
          <table:table-cell table:style-name="ce6" table:formula="of:=IF([.C198] = &quot;&quot;; 0; 1)" office:value-type="boolean" office:boolean-value="false" calcext:value-type="boolean">
            <text:p>FALSO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table:style-name="ce3" table:formula="of:=IF([.U199]&lt;255; [.U199]; &quot;&quot;)">
            <text:p/>
          </table:table-cell>
          <table:table-cell table:style-name="ce3" table:formula="of:=IF([.V199]&lt;256; [.V199]; &quot;&quot;)">
            <text:p/>
          </table:table-cell>
          <table:table-cell table:number-columns-repeated="18"/>
          <table:table-cell table:formula="of:=[.$X$337]*[.Y199]" office:value-type="float" office:value="985" calcext:value-type="float">
            <text:p>985</text:p>
          </table:table-cell>
          <table:table-cell table:formula="of:=[.U199] + [.$X$337]" office:value-type="float" office:value="990" calcext:value-type="float">
            <text:p>990</text:p>
          </table:table-cell>
          <table:table-cell/>
          <table:table-cell table:style-name="ce6" table:formula="of:=IF([.C199] = &quot;&quot;; 0; 1)" office:value-type="boolean" office:boolean-value="false" calcext:value-type="boolean">
            <text:p>FALSO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table:style-name="ce3" table:formula="of:=IF([.U200]&lt;255; [.U200]; &quot;&quot;)">
            <text:p/>
          </table:table-cell>
          <table:table-cell table:style-name="ce3" table:formula="of:=IF([.V200]&lt;256; [.V200]; &quot;&quot;)">
            <text:p/>
          </table:table-cell>
          <table:table-cell table:number-columns-repeated="18"/>
          <table:table-cell table:formula="of:=[.$X$337]*[.Y200]" office:value-type="float" office:value="990" calcext:value-type="float">
            <text:p>990</text:p>
          </table:table-cell>
          <table:table-cell table:formula="of:=[.U200] + [.$X$337]" office:value-type="float" office:value="995" calcext:value-type="float">
            <text:p>995</text:p>
          </table:table-cell>
          <table:table-cell/>
          <table:table-cell table:style-name="ce6" table:formula="of:=IF([.C200] = &quot;&quot;; 0; 1)" office:value-type="boolean" office:boolean-value="false" calcext:value-type="boolean">
            <text:p>FALSO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table:style-name="ce3" table:formula="of:=IF([.U201]&lt;255; [.U201]; &quot;&quot;)">
            <text:p/>
          </table:table-cell>
          <table:table-cell table:style-name="ce3" table:formula="of:=IF([.V201]&lt;256; [.V201]; &quot;&quot;)">
            <text:p/>
          </table:table-cell>
          <table:table-cell table:number-columns-repeated="18"/>
          <table:table-cell table:formula="of:=[.$X$337]*[.Y201]" office:value-type="float" office:value="995" calcext:value-type="float">
            <text:p>995</text:p>
          </table:table-cell>
          <table:table-cell table:formula="of:=[.U201] + [.$X$337]" office:value-type="float" office:value="1000" calcext:value-type="float">
            <text:p>1000</text:p>
          </table:table-cell>
          <table:table-cell/>
          <table:table-cell table:style-name="ce6" table:formula="of:=IF([.C201] = &quot;&quot;; 0; 1)" office:value-type="boolean" office:boolean-value="false" calcext:value-type="boolean">
            <text:p>FALSO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table:style-name="ce3" table:formula="of:=IF([.U202]&lt;255; [.U202]; &quot;&quot;)">
            <text:p/>
          </table:table-cell>
          <table:table-cell table:style-name="ce3" table:formula="of:=IF([.V202]&lt;256; [.V202]; &quot;&quot;)">
            <text:p/>
          </table:table-cell>
          <table:table-cell table:number-columns-repeated="18"/>
          <table:table-cell table:formula="of:=[.$X$337]*[.Y202]" office:value-type="float" office:value="1000" calcext:value-type="float">
            <text:p>1000</text:p>
          </table:table-cell>
          <table:table-cell table:formula="of:=[.U202] + [.$X$337]" office:value-type="float" office:value="1005" calcext:value-type="float">
            <text:p>1005</text:p>
          </table:table-cell>
          <table:table-cell/>
          <table:table-cell table:style-name="ce6" table:formula="of:=IF([.C202] = &quot;&quot;; 0; 1)" office:value-type="boolean" office:boolean-value="false" calcext:value-type="boolean">
            <text:p>FALSO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table:style-name="ce3" table:formula="of:=IF([.U203]&lt;255; [.U203]; &quot;&quot;)">
            <text:p/>
          </table:table-cell>
          <table:table-cell table:style-name="ce3" table:formula="of:=IF([.V203]&lt;256; [.V203]; &quot;&quot;)">
            <text:p/>
          </table:table-cell>
          <table:table-cell table:number-columns-repeated="18"/>
          <table:table-cell table:formula="of:=[.$X$337]*[.Y203]" office:value-type="float" office:value="1005" calcext:value-type="float">
            <text:p>1005</text:p>
          </table:table-cell>
          <table:table-cell table:formula="of:=[.U203] + [.$X$337]" office:value-type="float" office:value="1010" calcext:value-type="float">
            <text:p>1010</text:p>
          </table:table-cell>
          <table:table-cell/>
          <table:table-cell table:style-name="ce6" table:formula="of:=IF([.C203] = &quot;&quot;; 0; 1)" office:value-type="boolean" office:boolean-value="false" calcext:value-type="boolean">
            <text:p>FALSO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table:style-name="ce3" table:formula="of:=IF([.U204]&lt;255; [.U204]; &quot;&quot;)">
            <text:p/>
          </table:table-cell>
          <table:table-cell table:style-name="ce3" table:formula="of:=IF([.V204]&lt;256; [.V204]; &quot;&quot;)">
            <text:p/>
          </table:table-cell>
          <table:table-cell table:number-columns-repeated="18"/>
          <table:table-cell table:formula="of:=[.$X$337]*[.Y204]" office:value-type="float" office:value="1010" calcext:value-type="float">
            <text:p>1010</text:p>
          </table:table-cell>
          <table:table-cell table:formula="of:=[.U204] + [.$X$337]" office:value-type="float" office:value="1015" calcext:value-type="float">
            <text:p>1015</text:p>
          </table:table-cell>
          <table:table-cell/>
          <table:table-cell table:style-name="ce6" table:formula="of:=IF([.C204] = &quot;&quot;; 0; 1)" office:value-type="boolean" office:boolean-value="false" calcext:value-type="boolean">
            <text:p>FALSO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table:style-name="ce3" table:formula="of:=IF([.U205]&lt;255; [.U205]; &quot;&quot;)">
            <text:p/>
          </table:table-cell>
          <table:table-cell table:style-name="ce3" table:formula="of:=IF([.V205]&lt;256; [.V205]; &quot;&quot;)">
            <text:p/>
          </table:table-cell>
          <table:table-cell table:number-columns-repeated="18"/>
          <table:table-cell table:formula="of:=[.$X$337]*[.Y205]" office:value-type="float" office:value="1015" calcext:value-type="float">
            <text:p>1015</text:p>
          </table:table-cell>
          <table:table-cell table:formula="of:=[.U205] + [.$X$337]" office:value-type="float" office:value="1020" calcext:value-type="float">
            <text:p>1020</text:p>
          </table:table-cell>
          <table:table-cell/>
          <table:table-cell table:style-name="ce6" table:formula="of:=IF([.C205] = &quot;&quot;; 0; 1)" office:value-type="boolean" office:boolean-value="false" calcext:value-type="boolean">
            <text:p>FALSO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table:style-name="ce3" table:formula="of:=IF([.U206]&lt;255; [.U206]; &quot;&quot;)">
            <text:p/>
          </table:table-cell>
          <table:table-cell table:style-name="ce3" table:formula="of:=IF([.V206]&lt;256; [.V206]; &quot;&quot;)">
            <text:p/>
          </table:table-cell>
          <table:table-cell table:number-columns-repeated="18"/>
          <table:table-cell table:formula="of:=[.$X$337]*[.Y206]" office:value-type="float" office:value="1020" calcext:value-type="float">
            <text:p>1020</text:p>
          </table:table-cell>
          <table:table-cell table:formula="of:=[.U206] + [.$X$337]" office:value-type="float" office:value="1025" calcext:value-type="float">
            <text:p>1025</text:p>
          </table:table-cell>
          <table:table-cell/>
          <table:table-cell table:style-name="ce6" table:formula="of:=IF([.C206] = &quot;&quot;; 0; 1)" office:value-type="boolean" office:boolean-value="false" calcext:value-type="boolean">
            <text:p>FALSO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table:style-name="ce3" table:formula="of:=IF([.U207]&lt;255; [.U207]; &quot;&quot;)">
            <text:p/>
          </table:table-cell>
          <table:table-cell table:style-name="ce3" table:formula="of:=IF([.V207]&lt;256; [.V207]; &quot;&quot;)">
            <text:p/>
          </table:table-cell>
          <table:table-cell table:number-columns-repeated="18"/>
          <table:table-cell table:formula="of:=[.$X$337]*[.Y207]" office:value-type="float" office:value="1025" calcext:value-type="float">
            <text:p>1025</text:p>
          </table:table-cell>
          <table:table-cell table:formula="of:=[.U207] + [.$X$337]" office:value-type="float" office:value="1030" calcext:value-type="float">
            <text:p>1030</text:p>
          </table:table-cell>
          <table:table-cell/>
          <table:table-cell table:style-name="ce6" table:formula="of:=IF([.C207] = &quot;&quot;; 0; 1)" office:value-type="boolean" office:boolean-value="false" calcext:value-type="boolean">
            <text:p>FALSO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table:style-name="ce3" table:formula="of:=IF([.U208]&lt;255; [.U208]; &quot;&quot;)">
            <text:p/>
          </table:table-cell>
          <table:table-cell table:style-name="ce3" table:formula="of:=IF([.V208]&lt;256; [.V208]; &quot;&quot;)">
            <text:p/>
          </table:table-cell>
          <table:table-cell table:number-columns-repeated="18"/>
          <table:table-cell table:formula="of:=[.$X$337]*[.Y208]" office:value-type="float" office:value="1030" calcext:value-type="float">
            <text:p>1030</text:p>
          </table:table-cell>
          <table:table-cell table:formula="of:=[.U208] + [.$X$337]" office:value-type="float" office:value="1035" calcext:value-type="float">
            <text:p>1035</text:p>
          </table:table-cell>
          <table:table-cell/>
          <table:table-cell table:style-name="ce6" table:formula="of:=IF([.C208] = &quot;&quot;; 0; 1)" office:value-type="boolean" office:boolean-value="false" calcext:value-type="boolean">
            <text:p>FALSO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table:style-name="ce3" table:formula="of:=IF([.U209]&lt;255; [.U209]; &quot;&quot;)">
            <text:p/>
          </table:table-cell>
          <table:table-cell table:style-name="ce3" table:formula="of:=IF([.V209]&lt;256; [.V209]; &quot;&quot;)">
            <text:p/>
          </table:table-cell>
          <table:table-cell table:number-columns-repeated="18"/>
          <table:table-cell table:formula="of:=[.$X$337]*[.Y209]" office:value-type="float" office:value="1035" calcext:value-type="float">
            <text:p>1035</text:p>
          </table:table-cell>
          <table:table-cell table:formula="of:=[.U209] + [.$X$337]" office:value-type="float" office:value="1040" calcext:value-type="float">
            <text:p>1040</text:p>
          </table:table-cell>
          <table:table-cell/>
          <table:table-cell table:style-name="ce6" table:formula="of:=IF([.C209] = &quot;&quot;; 0; 1)" office:value-type="boolean" office:boolean-value="false" calcext:value-type="boolean">
            <text:p>FALSO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table:style-name="ce3" table:formula="of:=IF([.U210]&lt;255; [.U210]; &quot;&quot;)">
            <text:p/>
          </table:table-cell>
          <table:table-cell table:style-name="ce3" table:formula="of:=IF([.V210]&lt;256; [.V210]; &quot;&quot;)">
            <text:p/>
          </table:table-cell>
          <table:table-cell table:number-columns-repeated="18"/>
          <table:table-cell table:formula="of:=[.$X$337]*[.Y210]" office:value-type="float" office:value="1040" calcext:value-type="float">
            <text:p>1040</text:p>
          </table:table-cell>
          <table:table-cell table:formula="of:=[.U210] + [.$X$337]" office:value-type="float" office:value="1045" calcext:value-type="float">
            <text:p>1045</text:p>
          </table:table-cell>
          <table:table-cell/>
          <table:table-cell table:style-name="ce6" table:formula="of:=IF([.C210] = &quot;&quot;; 0; 1)" office:value-type="boolean" office:boolean-value="false" calcext:value-type="boolean">
            <text:p>FALSO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table:style-name="ce3" table:formula="of:=IF([.U211]&lt;255; [.U211]; &quot;&quot;)">
            <text:p/>
          </table:table-cell>
          <table:table-cell table:style-name="ce3" table:formula="of:=IF([.V211]&lt;256; [.V211]; &quot;&quot;)">
            <text:p/>
          </table:table-cell>
          <table:table-cell table:number-columns-repeated="18"/>
          <table:table-cell table:formula="of:=[.$X$337]*[.Y211]" office:value-type="float" office:value="1045" calcext:value-type="float">
            <text:p>1045</text:p>
          </table:table-cell>
          <table:table-cell table:formula="of:=[.U211] + [.$X$337]" office:value-type="float" office:value="1050" calcext:value-type="float">
            <text:p>1050</text:p>
          </table:table-cell>
          <table:table-cell/>
          <table:table-cell table:style-name="ce6" table:formula="of:=IF([.C211] = &quot;&quot;; 0; 1)" office:value-type="boolean" office:boolean-value="false" calcext:value-type="boolean">
            <text:p>FALSO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table:style-name="ce3" table:formula="of:=IF([.U212]&lt;255; [.U212]; &quot;&quot;)">
            <text:p/>
          </table:table-cell>
          <table:table-cell table:style-name="ce3" table:formula="of:=IF([.V212]&lt;256; [.V212]; &quot;&quot;)">
            <text:p/>
          </table:table-cell>
          <table:table-cell table:number-columns-repeated="18"/>
          <table:table-cell table:formula="of:=[.$X$337]*[.Y212]" office:value-type="float" office:value="1050" calcext:value-type="float">
            <text:p>1050</text:p>
          </table:table-cell>
          <table:table-cell table:formula="of:=[.U212] + [.$X$337]" office:value-type="float" office:value="1055" calcext:value-type="float">
            <text:p>1055</text:p>
          </table:table-cell>
          <table:table-cell/>
          <table:table-cell table:style-name="ce6" table:formula="of:=IF([.C212] = &quot;&quot;; 0; 1)" office:value-type="boolean" office:boolean-value="false" calcext:value-type="boolean">
            <text:p>FALSO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table:style-name="ce3" table:formula="of:=IF([.U213]&lt;255; [.U213]; &quot;&quot;)">
            <text:p/>
          </table:table-cell>
          <table:table-cell table:style-name="ce3" table:formula="of:=IF([.V213]&lt;256; [.V213]; &quot;&quot;)">
            <text:p/>
          </table:table-cell>
          <table:table-cell table:number-columns-repeated="18"/>
          <table:table-cell table:formula="of:=[.$X$337]*[.Y213]" office:value-type="float" office:value="1055" calcext:value-type="float">
            <text:p>1055</text:p>
          </table:table-cell>
          <table:table-cell table:formula="of:=[.U213] + [.$X$337]" office:value-type="float" office:value="1060" calcext:value-type="float">
            <text:p>1060</text:p>
          </table:table-cell>
          <table:table-cell/>
          <table:table-cell table:style-name="ce6" table:formula="of:=IF([.C213] = &quot;&quot;; 0; 1)" office:value-type="boolean" office:boolean-value="false" calcext:value-type="boolean">
            <text:p>FALSO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table:style-name="ce3" table:formula="of:=IF([.U214]&lt;255; [.U214]; &quot;&quot;)">
            <text:p/>
          </table:table-cell>
          <table:table-cell table:style-name="ce3" table:formula="of:=IF([.V214]&lt;256; [.V214]; &quot;&quot;)">
            <text:p/>
          </table:table-cell>
          <table:table-cell table:number-columns-repeated="18"/>
          <table:table-cell table:formula="of:=[.$X$337]*[.Y214]" office:value-type="float" office:value="1060" calcext:value-type="float">
            <text:p>1060</text:p>
          </table:table-cell>
          <table:table-cell table:formula="of:=[.U214] + [.$X$337]" office:value-type="float" office:value="1065" calcext:value-type="float">
            <text:p>1065</text:p>
          </table:table-cell>
          <table:table-cell/>
          <table:table-cell table:style-name="ce6" table:formula="of:=IF([.C214] = &quot;&quot;; 0; 1)" office:value-type="boolean" office:boolean-value="false" calcext:value-type="boolean">
            <text:p>FALSO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table:style-name="ce3" table:formula="of:=IF([.U215]&lt;255; [.U215]; &quot;&quot;)">
            <text:p/>
          </table:table-cell>
          <table:table-cell table:style-name="ce3" table:formula="of:=IF([.V215]&lt;256; [.V215]; &quot;&quot;)">
            <text:p/>
          </table:table-cell>
          <table:table-cell table:number-columns-repeated="18"/>
          <table:table-cell table:formula="of:=[.$X$337]*[.Y215]" office:value-type="float" office:value="1065" calcext:value-type="float">
            <text:p>1065</text:p>
          </table:table-cell>
          <table:table-cell table:formula="of:=[.U215] + [.$X$337]" office:value-type="float" office:value="1070" calcext:value-type="float">
            <text:p>1070</text:p>
          </table:table-cell>
          <table:table-cell/>
          <table:table-cell table:style-name="ce6" table:formula="of:=IF([.C215] = &quot;&quot;; 0; 1)" office:value-type="boolean" office:boolean-value="false" calcext:value-type="boolean">
            <text:p>FALSO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table:style-name="ce3" table:formula="of:=IF([.U216]&lt;255; [.U216]; &quot;&quot;)">
            <text:p/>
          </table:table-cell>
          <table:table-cell table:style-name="ce3" table:formula="of:=IF([.V216]&lt;256; [.V216]; &quot;&quot;)">
            <text:p/>
          </table:table-cell>
          <table:table-cell table:number-columns-repeated="18"/>
          <table:table-cell table:formula="of:=[.$X$337]*[.Y216]" office:value-type="float" office:value="1070" calcext:value-type="float">
            <text:p>1070</text:p>
          </table:table-cell>
          <table:table-cell table:formula="of:=[.U216] + [.$X$337]" office:value-type="float" office:value="1075" calcext:value-type="float">
            <text:p>1075</text:p>
          </table:table-cell>
          <table:table-cell/>
          <table:table-cell table:style-name="ce6" table:formula="of:=IF([.C216] = &quot;&quot;; 0; 1)" office:value-type="boolean" office:boolean-value="false" calcext:value-type="boolean">
            <text:p>FALSO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table:style-name="ce3" table:formula="of:=IF([.U217]&lt;255; [.U217]; &quot;&quot;)">
            <text:p/>
          </table:table-cell>
          <table:table-cell table:style-name="ce3" table:formula="of:=IF([.V217]&lt;256; [.V217]; &quot;&quot;)">
            <text:p/>
          </table:table-cell>
          <table:table-cell table:number-columns-repeated="18"/>
          <table:table-cell table:formula="of:=[.$X$337]*[.Y217]" office:value-type="float" office:value="1075" calcext:value-type="float">
            <text:p>1075</text:p>
          </table:table-cell>
          <table:table-cell table:formula="of:=[.U217] + [.$X$337]" office:value-type="float" office:value="1080" calcext:value-type="float">
            <text:p>1080</text:p>
          </table:table-cell>
          <table:table-cell/>
          <table:table-cell table:style-name="ce6" table:formula="of:=IF([.C217] = &quot;&quot;; 0; 1)" office:value-type="boolean" office:boolean-value="false" calcext:value-type="boolean">
            <text:p>FALSO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table:style-name="ce3" table:formula="of:=IF([.U218]&lt;255; [.U218]; &quot;&quot;)">
            <text:p/>
          </table:table-cell>
          <table:table-cell table:style-name="ce3" table:formula="of:=IF([.V218]&lt;256; [.V218]; &quot;&quot;)">
            <text:p/>
          </table:table-cell>
          <table:table-cell table:number-columns-repeated="18"/>
          <table:table-cell table:formula="of:=[.$X$337]*[.Y218]" office:value-type="float" office:value="1080" calcext:value-type="float">
            <text:p>1080</text:p>
          </table:table-cell>
          <table:table-cell table:formula="of:=[.U218] + [.$X$337]" office:value-type="float" office:value="1085" calcext:value-type="float">
            <text:p>1085</text:p>
          </table:table-cell>
          <table:table-cell/>
          <table:table-cell table:style-name="ce6" table:formula="of:=IF([.C218] = &quot;&quot;; 0; 1)" office:value-type="boolean" office:boolean-value="false" calcext:value-type="boolean">
            <text:p>FALSO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table:style-name="ce3" table:formula="of:=IF([.U219]&lt;255; [.U219]; &quot;&quot;)">
            <text:p/>
          </table:table-cell>
          <table:table-cell table:style-name="ce3" table:formula="of:=IF([.V219]&lt;256; [.V219]; &quot;&quot;)">
            <text:p/>
          </table:table-cell>
          <table:table-cell table:number-columns-repeated="18"/>
          <table:table-cell table:formula="of:=[.$X$337]*[.Y219]" office:value-type="float" office:value="1085" calcext:value-type="float">
            <text:p>1085</text:p>
          </table:table-cell>
          <table:table-cell table:formula="of:=[.U219] + [.$X$337]" office:value-type="float" office:value="1090" calcext:value-type="float">
            <text:p>1090</text:p>
          </table:table-cell>
          <table:table-cell/>
          <table:table-cell table:style-name="ce6" table:formula="of:=IF([.C219] = &quot;&quot;; 0; 1)" office:value-type="boolean" office:boolean-value="false" calcext:value-type="boolean">
            <text:p>FALSO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table:style-name="ce3" table:formula="of:=IF([.U220]&lt;255; [.U220]; &quot;&quot;)">
            <text:p/>
          </table:table-cell>
          <table:table-cell table:style-name="ce3" table:formula="of:=IF([.V220]&lt;256; [.V220]; &quot;&quot;)">
            <text:p/>
          </table:table-cell>
          <table:table-cell table:number-columns-repeated="18"/>
          <table:table-cell table:formula="of:=[.$X$337]*[.Y220]" office:value-type="float" office:value="1090" calcext:value-type="float">
            <text:p>1090</text:p>
          </table:table-cell>
          <table:table-cell table:formula="of:=[.U220] + [.$X$337]" office:value-type="float" office:value="1095" calcext:value-type="float">
            <text:p>1095</text:p>
          </table:table-cell>
          <table:table-cell/>
          <table:table-cell table:style-name="ce6" table:formula="of:=IF([.C220] = &quot;&quot;; 0; 1)" office:value-type="boolean" office:boolean-value="false" calcext:value-type="boolean">
            <text:p>FALSO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table:style-name="ce3" table:formula="of:=IF([.U221]&lt;255; [.U221]; &quot;&quot;)">
            <text:p/>
          </table:table-cell>
          <table:table-cell table:style-name="ce3" table:formula="of:=IF([.V221]&lt;256; [.V221]; &quot;&quot;)">
            <text:p/>
          </table:table-cell>
          <table:table-cell table:number-columns-repeated="18"/>
          <table:table-cell table:formula="of:=[.$X$337]*[.Y221]" office:value-type="float" office:value="1095" calcext:value-type="float">
            <text:p>1095</text:p>
          </table:table-cell>
          <table:table-cell table:formula="of:=[.U221] + [.$X$337]" office:value-type="float" office:value="1100" calcext:value-type="float">
            <text:p>1100</text:p>
          </table:table-cell>
          <table:table-cell/>
          <table:table-cell table:style-name="ce6" table:formula="of:=IF([.C221] = &quot;&quot;; 0; 1)" office:value-type="boolean" office:boolean-value="false" calcext:value-type="boolean">
            <text:p>FALSO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table:style-name="ce3" table:formula="of:=IF([.U222]&lt;255; [.U222]; &quot;&quot;)">
            <text:p/>
          </table:table-cell>
          <table:table-cell table:style-name="ce3" table:formula="of:=IF([.V222]&lt;256; [.V222]; &quot;&quot;)">
            <text:p/>
          </table:table-cell>
          <table:table-cell table:number-columns-repeated="18"/>
          <table:table-cell table:formula="of:=[.$X$337]*[.Y222]" office:value-type="float" office:value="1100" calcext:value-type="float">
            <text:p>1100</text:p>
          </table:table-cell>
          <table:table-cell table:formula="of:=[.U222] + [.$X$337]" office:value-type="float" office:value="1105" calcext:value-type="float">
            <text:p>1105</text:p>
          </table:table-cell>
          <table:table-cell/>
          <table:table-cell table:style-name="ce6" table:formula="of:=IF([.C222] = &quot;&quot;; 0; 1)" office:value-type="boolean" office:boolean-value="false" calcext:value-type="boolean">
            <text:p>FALSO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table:style-name="ce3" table:formula="of:=IF([.U223]&lt;255; [.U223]; &quot;&quot;)">
            <text:p/>
          </table:table-cell>
          <table:table-cell table:style-name="ce3" table:formula="of:=IF([.V223]&lt;256; [.V223]; &quot;&quot;)">
            <text:p/>
          </table:table-cell>
          <table:table-cell table:number-columns-repeated="18"/>
          <table:table-cell table:formula="of:=[.$X$337]*[.Y223]" office:value-type="float" office:value="1105" calcext:value-type="float">
            <text:p>1105</text:p>
          </table:table-cell>
          <table:table-cell table:formula="of:=[.U223] + [.$X$337]" office:value-type="float" office:value="1110" calcext:value-type="float">
            <text:p>1110</text:p>
          </table:table-cell>
          <table:table-cell/>
          <table:table-cell table:style-name="ce6" table:formula="of:=IF([.C223] = &quot;&quot;; 0; 1)" office:value-type="boolean" office:boolean-value="false" calcext:value-type="boolean">
            <text:p>FALSO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table:style-name="ce3" table:formula="of:=IF([.U224]&lt;255; [.U224]; &quot;&quot;)">
            <text:p/>
          </table:table-cell>
          <table:table-cell table:style-name="ce3" table:formula="of:=IF([.V224]&lt;256; [.V224]; &quot;&quot;)">
            <text:p/>
          </table:table-cell>
          <table:table-cell table:number-columns-repeated="18"/>
          <table:table-cell table:formula="of:=[.$X$337]*[.Y224]" office:value-type="float" office:value="1110" calcext:value-type="float">
            <text:p>1110</text:p>
          </table:table-cell>
          <table:table-cell table:formula="of:=[.U224] + [.$X$337]" office:value-type="float" office:value="1115" calcext:value-type="float">
            <text:p>1115</text:p>
          </table:table-cell>
          <table:table-cell/>
          <table:table-cell table:style-name="ce6" table:formula="of:=IF([.C224] = &quot;&quot;; 0; 1)" office:value-type="boolean" office:boolean-value="false" calcext:value-type="boolean">
            <text:p>FALSO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table:style-name="ce3" table:formula="of:=IF([.U225]&lt;255; [.U225]; &quot;&quot;)">
            <text:p/>
          </table:table-cell>
          <table:table-cell table:style-name="ce3" table:formula="of:=IF([.V225]&lt;256; [.V225]; &quot;&quot;)">
            <text:p/>
          </table:table-cell>
          <table:table-cell table:number-columns-repeated="18"/>
          <table:table-cell table:formula="of:=[.$X$337]*[.Y225]" office:value-type="float" office:value="1115" calcext:value-type="float">
            <text:p>1115</text:p>
          </table:table-cell>
          <table:table-cell table:formula="of:=[.U225] + [.$X$337]" office:value-type="float" office:value="1120" calcext:value-type="float">
            <text:p>1120</text:p>
          </table:table-cell>
          <table:table-cell/>
          <table:table-cell table:style-name="ce6" table:formula="of:=IF([.C225] = &quot;&quot;; 0; 1)" office:value-type="boolean" office:boolean-value="false" calcext:value-type="boolean">
            <text:p>FALSO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table:style-name="ce3" table:formula="of:=IF([.U226]&lt;255; [.U226]; &quot;&quot;)">
            <text:p/>
          </table:table-cell>
          <table:table-cell table:style-name="ce3" table:formula="of:=IF([.V226]&lt;256; [.V226]; &quot;&quot;)">
            <text:p/>
          </table:table-cell>
          <table:table-cell table:number-columns-repeated="18"/>
          <table:table-cell table:formula="of:=[.$X$337]*[.Y226]" office:value-type="float" office:value="1120" calcext:value-type="float">
            <text:p>1120</text:p>
          </table:table-cell>
          <table:table-cell table:formula="of:=[.U226] + [.$X$337]" office:value-type="float" office:value="1125" calcext:value-type="float">
            <text:p>1125</text:p>
          </table:table-cell>
          <table:table-cell/>
          <table:table-cell table:style-name="ce6" table:formula="of:=IF([.C226] = &quot;&quot;; 0; 1)" office:value-type="boolean" office:boolean-value="false" calcext:value-type="boolean">
            <text:p>FALSO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table:style-name="ce3" table:formula="of:=IF([.U227]&lt;255; [.U227]; &quot;&quot;)">
            <text:p/>
          </table:table-cell>
          <table:table-cell table:style-name="ce3" table:formula="of:=IF([.V227]&lt;256; [.V227]; &quot;&quot;)">
            <text:p/>
          </table:table-cell>
          <table:table-cell table:number-columns-repeated="18"/>
          <table:table-cell table:formula="of:=[.$X$337]*[.Y227]" office:value-type="float" office:value="1125" calcext:value-type="float">
            <text:p>1125</text:p>
          </table:table-cell>
          <table:table-cell table:formula="of:=[.U227] + [.$X$337]" office:value-type="float" office:value="1130" calcext:value-type="float">
            <text:p>1130</text:p>
          </table:table-cell>
          <table:table-cell/>
          <table:table-cell table:style-name="ce6" table:formula="of:=IF([.C227] = &quot;&quot;; 0; 1)" office:value-type="boolean" office:boolean-value="false" calcext:value-type="boolean">
            <text:p>FALSO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table:style-name="ce3" table:formula="of:=IF([.U228]&lt;255; [.U228]; &quot;&quot;)">
            <text:p/>
          </table:table-cell>
          <table:table-cell table:style-name="ce3" table:formula="of:=IF([.V228]&lt;256; [.V228]; &quot;&quot;)">
            <text:p/>
          </table:table-cell>
          <table:table-cell table:number-columns-repeated="18"/>
          <table:table-cell table:formula="of:=[.$X$337]*[.Y228]" office:value-type="float" office:value="1130" calcext:value-type="float">
            <text:p>1130</text:p>
          </table:table-cell>
          <table:table-cell table:formula="of:=[.U228] + [.$X$337]" office:value-type="float" office:value="1135" calcext:value-type="float">
            <text:p>1135</text:p>
          </table:table-cell>
          <table:table-cell/>
          <table:table-cell table:style-name="ce6" table:formula="of:=IF([.C228] = &quot;&quot;; 0; 1)" office:value-type="boolean" office:boolean-value="false" calcext:value-type="boolean">
            <text:p>FALSO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table:style-name="ce3" table:formula="of:=IF([.U229]&lt;255; [.U229]; &quot;&quot;)">
            <text:p/>
          </table:table-cell>
          <table:table-cell table:style-name="ce3" table:formula="of:=IF([.V229]&lt;256; [.V229]; &quot;&quot;)">
            <text:p/>
          </table:table-cell>
          <table:table-cell table:number-columns-repeated="18"/>
          <table:table-cell table:formula="of:=[.$X$337]*[.Y229]" office:value-type="float" office:value="1135" calcext:value-type="float">
            <text:p>1135</text:p>
          </table:table-cell>
          <table:table-cell table:formula="of:=[.U229] + [.$X$337]" office:value-type="float" office:value="1140" calcext:value-type="float">
            <text:p>1140</text:p>
          </table:table-cell>
          <table:table-cell/>
          <table:table-cell table:style-name="ce6" table:formula="of:=IF([.C229] = &quot;&quot;; 0; 1)" office:value-type="boolean" office:boolean-value="false" calcext:value-type="boolean">
            <text:p>FALSO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table:style-name="ce3" table:formula="of:=IF([.U230]&lt;255; [.U230]; &quot;&quot;)">
            <text:p/>
          </table:table-cell>
          <table:table-cell table:style-name="ce3" table:formula="of:=IF([.V230]&lt;256; [.V230]; &quot;&quot;)">
            <text:p/>
          </table:table-cell>
          <table:table-cell table:number-columns-repeated="18"/>
          <table:table-cell table:formula="of:=[.$X$337]*[.Y230]" office:value-type="float" office:value="1140" calcext:value-type="float">
            <text:p>1140</text:p>
          </table:table-cell>
          <table:table-cell table:formula="of:=[.U230] + [.$X$337]" office:value-type="float" office:value="1145" calcext:value-type="float">
            <text:p>1145</text:p>
          </table:table-cell>
          <table:table-cell/>
          <table:table-cell table:style-name="ce6" table:formula="of:=IF([.C230] = &quot;&quot;; 0; 1)" office:value-type="boolean" office:boolean-value="false" calcext:value-type="boolean">
            <text:p>FALSO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table:style-name="ce3" table:formula="of:=IF([.U231]&lt;255; [.U231]; &quot;&quot;)">
            <text:p/>
          </table:table-cell>
          <table:table-cell table:style-name="ce3" table:formula="of:=IF([.V231]&lt;256; [.V231]; &quot;&quot;)">
            <text:p/>
          </table:table-cell>
          <table:table-cell table:number-columns-repeated="18"/>
          <table:table-cell table:formula="of:=[.$X$337]*[.Y231]" office:value-type="float" office:value="1145" calcext:value-type="float">
            <text:p>1145</text:p>
          </table:table-cell>
          <table:table-cell table:formula="of:=[.U231] + [.$X$337]" office:value-type="float" office:value="1150" calcext:value-type="float">
            <text:p>1150</text:p>
          </table:table-cell>
          <table:table-cell/>
          <table:table-cell table:style-name="ce6" table:formula="of:=IF([.C231] = &quot;&quot;; 0; 1)" office:value-type="boolean" office:boolean-value="false" calcext:value-type="boolean">
            <text:p>FALSO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table:style-name="ce3" table:formula="of:=IF([.U232]&lt;255; [.U232]; &quot;&quot;)">
            <text:p/>
          </table:table-cell>
          <table:table-cell table:style-name="ce3" table:formula="of:=IF([.V232]&lt;256; [.V232]; &quot;&quot;)">
            <text:p/>
          </table:table-cell>
          <table:table-cell table:number-columns-repeated="18"/>
          <table:table-cell table:formula="of:=[.$X$337]*[.Y232]" office:value-type="float" office:value="1150" calcext:value-type="float">
            <text:p>1150</text:p>
          </table:table-cell>
          <table:table-cell table:formula="of:=[.U232] + [.$X$337]" office:value-type="float" office:value="1155" calcext:value-type="float">
            <text:p>1155</text:p>
          </table:table-cell>
          <table:table-cell/>
          <table:table-cell table:style-name="ce6" table:formula="of:=IF([.C232] = &quot;&quot;; 0; 1)" office:value-type="boolean" office:boolean-value="false" calcext:value-type="boolean">
            <text:p>FALSO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table:style-name="ce3" table:formula="of:=IF([.U233]&lt;255; [.U233]; &quot;&quot;)">
            <text:p/>
          </table:table-cell>
          <table:table-cell table:style-name="ce3" table:formula="of:=IF([.V233]&lt;256; [.V233]; &quot;&quot;)">
            <text:p/>
          </table:table-cell>
          <table:table-cell table:number-columns-repeated="18"/>
          <table:table-cell table:formula="of:=[.$X$337]*[.Y233]" office:value-type="float" office:value="1155" calcext:value-type="float">
            <text:p>1155</text:p>
          </table:table-cell>
          <table:table-cell table:formula="of:=[.U233] + [.$X$337]" office:value-type="float" office:value="1160" calcext:value-type="float">
            <text:p>1160</text:p>
          </table:table-cell>
          <table:table-cell/>
          <table:table-cell table:style-name="ce6" table:formula="of:=IF([.C233] = &quot;&quot;; 0; 1)" office:value-type="boolean" office:boolean-value="false" calcext:value-type="boolean">
            <text:p>FALSO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table:style-name="ce3" table:formula="of:=IF([.U234]&lt;255; [.U234]; &quot;&quot;)">
            <text:p/>
          </table:table-cell>
          <table:table-cell table:style-name="ce3" table:formula="of:=IF([.V234]&lt;256; [.V234]; &quot;&quot;)">
            <text:p/>
          </table:table-cell>
          <table:table-cell table:number-columns-repeated="18"/>
          <table:table-cell table:formula="of:=[.$X$337]*[.Y234]" office:value-type="float" office:value="1160" calcext:value-type="float">
            <text:p>1160</text:p>
          </table:table-cell>
          <table:table-cell table:formula="of:=[.U234] + [.$X$337]" office:value-type="float" office:value="1165" calcext:value-type="float">
            <text:p>1165</text:p>
          </table:table-cell>
          <table:table-cell/>
          <table:table-cell table:style-name="ce6" table:formula="of:=IF([.C234] = &quot;&quot;; 0; 1)" office:value-type="boolean" office:boolean-value="false" calcext:value-type="boolean">
            <text:p>FALSO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table:style-name="ce3" table:formula="of:=IF([.U235]&lt;255; [.U235]; &quot;&quot;)">
            <text:p/>
          </table:table-cell>
          <table:table-cell table:style-name="ce3" table:formula="of:=IF([.V235]&lt;256; [.V235]; &quot;&quot;)">
            <text:p/>
          </table:table-cell>
          <table:table-cell table:number-columns-repeated="18"/>
          <table:table-cell table:formula="of:=[.$X$337]*[.Y235]" office:value-type="float" office:value="1165" calcext:value-type="float">
            <text:p>1165</text:p>
          </table:table-cell>
          <table:table-cell table:formula="of:=[.U235] + [.$X$337]" office:value-type="float" office:value="1170" calcext:value-type="float">
            <text:p>1170</text:p>
          </table:table-cell>
          <table:table-cell/>
          <table:table-cell table:style-name="ce6" table:formula="of:=IF([.C235] = &quot;&quot;; 0; 1)" office:value-type="boolean" office:boolean-value="false" calcext:value-type="boolean">
            <text:p>FALSO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table:style-name="ce3" table:formula="of:=IF([.U236]&lt;255; [.U236]; &quot;&quot;)">
            <text:p/>
          </table:table-cell>
          <table:table-cell table:style-name="ce3" table:formula="of:=IF([.V236]&lt;256; [.V236]; &quot;&quot;)">
            <text:p/>
          </table:table-cell>
          <table:table-cell table:number-columns-repeated="18"/>
          <table:table-cell table:formula="of:=[.$X$337]*[.Y236]" office:value-type="float" office:value="1170" calcext:value-type="float">
            <text:p>1170</text:p>
          </table:table-cell>
          <table:table-cell table:formula="of:=[.U236] + [.$X$337]" office:value-type="float" office:value="1175" calcext:value-type="float">
            <text:p>1175</text:p>
          </table:table-cell>
          <table:table-cell/>
          <table:table-cell table:style-name="ce6" table:formula="of:=IF([.C236] = &quot;&quot;; 0; 1)" office:value-type="boolean" office:boolean-value="false" calcext:value-type="boolean">
            <text:p>FALSO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table:style-name="ce3" table:formula="of:=IF([.U237]&lt;255; [.U237]; &quot;&quot;)">
            <text:p/>
          </table:table-cell>
          <table:table-cell table:style-name="ce3" table:formula="of:=IF([.V237]&lt;256; [.V237]; &quot;&quot;)">
            <text:p/>
          </table:table-cell>
          <table:table-cell table:number-columns-repeated="18"/>
          <table:table-cell table:formula="of:=[.$X$337]*[.Y237]" office:value-type="float" office:value="1175" calcext:value-type="float">
            <text:p>1175</text:p>
          </table:table-cell>
          <table:table-cell table:formula="of:=[.U237] + [.$X$337]" office:value-type="float" office:value="1180" calcext:value-type="float">
            <text:p>1180</text:p>
          </table:table-cell>
          <table:table-cell/>
          <table:table-cell table:style-name="ce6" table:formula="of:=IF([.C237] = &quot;&quot;; 0; 1)" office:value-type="boolean" office:boolean-value="false" calcext:value-type="boolean">
            <text:p>FALSO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table:style-name="ce3" table:formula="of:=IF([.U238]&lt;255; [.U238]; &quot;&quot;)">
            <text:p/>
          </table:table-cell>
          <table:table-cell table:style-name="ce3" table:formula="of:=IF([.V238]&lt;256; [.V238]; &quot;&quot;)">
            <text:p/>
          </table:table-cell>
          <table:table-cell table:number-columns-repeated="18"/>
          <table:table-cell table:formula="of:=[.$X$337]*[.Y238]" office:value-type="float" office:value="1180" calcext:value-type="float">
            <text:p>1180</text:p>
          </table:table-cell>
          <table:table-cell table:formula="of:=[.U238] + [.$X$337]" office:value-type="float" office:value="1185" calcext:value-type="float">
            <text:p>1185</text:p>
          </table:table-cell>
          <table:table-cell/>
          <table:table-cell table:style-name="ce6" table:formula="of:=IF([.C238] = &quot;&quot;; 0; 1)" office:value-type="boolean" office:boolean-value="false" calcext:value-type="boolean">
            <text:p>FALSO</text:p>
          </table:table-cell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table:style-name="ce3" table:formula="of:=IF([.U239]&lt;255; [.U239]; &quot;&quot;)">
            <text:p/>
          </table:table-cell>
          <table:table-cell table:style-name="ce3" table:formula="of:=IF([.V239]&lt;256; [.V239]; &quot;&quot;)">
            <text:p/>
          </table:table-cell>
          <table:table-cell table:number-columns-repeated="18"/>
          <table:table-cell table:formula="of:=[.$X$337]*[.Y239]" office:value-type="float" office:value="1185" calcext:value-type="float">
            <text:p>1185</text:p>
          </table:table-cell>
          <table:table-cell table:formula="of:=[.U239] + [.$X$337]" office:value-type="float" office:value="1190" calcext:value-type="float">
            <text:p>1190</text:p>
          </table:table-cell>
          <table:table-cell/>
          <table:table-cell table:style-name="ce6" table:formula="of:=IF([.C239] = &quot;&quot;; 0; 1)" office:value-type="boolean" office:boolean-value="false" calcext:value-type="boolean">
            <text:p>FALSO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table:style-name="ce3" table:formula="of:=IF([.U240]&lt;255; [.U240]; &quot;&quot;)">
            <text:p/>
          </table:table-cell>
          <table:table-cell table:style-name="ce3" table:formula="of:=IF([.V240]&lt;256; [.V240]; &quot;&quot;)">
            <text:p/>
          </table:table-cell>
          <table:table-cell table:number-columns-repeated="18"/>
          <table:table-cell table:formula="of:=[.$X$337]*[.Y240]" office:value-type="float" office:value="1190" calcext:value-type="float">
            <text:p>1190</text:p>
          </table:table-cell>
          <table:table-cell table:formula="of:=[.U240] + [.$X$337]" office:value-type="float" office:value="1195" calcext:value-type="float">
            <text:p>1195</text:p>
          </table:table-cell>
          <table:table-cell/>
          <table:table-cell table:style-name="ce6" table:formula="of:=IF([.C240] = &quot;&quot;; 0; 1)" office:value-type="boolean" office:boolean-value="false" calcext:value-type="boolean">
            <text:p>FALSO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table:style-name="ce3" table:formula="of:=IF([.U241]&lt;255; [.U241]; &quot;&quot;)">
            <text:p/>
          </table:table-cell>
          <table:table-cell table:style-name="ce3" table:formula="of:=IF([.V241]&lt;256; [.V241]; &quot;&quot;)">
            <text:p/>
          </table:table-cell>
          <table:table-cell table:number-columns-repeated="18"/>
          <table:table-cell table:formula="of:=[.$X$337]*[.Y241]" office:value-type="float" office:value="1195" calcext:value-type="float">
            <text:p>1195</text:p>
          </table:table-cell>
          <table:table-cell table:formula="of:=[.U241] + [.$X$337]" office:value-type="float" office:value="1200" calcext:value-type="float">
            <text:p>1200</text:p>
          </table:table-cell>
          <table:table-cell/>
          <table:table-cell table:style-name="ce6" table:formula="of:=IF([.C241] = &quot;&quot;; 0; 1)" office:value-type="boolean" office:boolean-value="false" calcext:value-type="boolean">
            <text:p>FALSO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table:style-name="ce3" table:formula="of:=IF([.U242]&lt;255; [.U242]; &quot;&quot;)">
            <text:p/>
          </table:table-cell>
          <table:table-cell table:style-name="ce3" table:formula="of:=IF([.V242]&lt;256; [.V242]; &quot;&quot;)">
            <text:p/>
          </table:table-cell>
          <table:table-cell table:number-columns-repeated="18"/>
          <table:table-cell table:formula="of:=[.$X$337]*[.Y242]" office:value-type="float" office:value="1200" calcext:value-type="float">
            <text:p>1200</text:p>
          </table:table-cell>
          <table:table-cell table:formula="of:=[.U242] + [.$X$337]" office:value-type="float" office:value="1205" calcext:value-type="float">
            <text:p>1205</text:p>
          </table:table-cell>
          <table:table-cell/>
          <table:table-cell table:style-name="ce6" table:formula="of:=IF([.C242] = &quot;&quot;; 0; 1)" office:value-type="boolean" office:boolean-value="false" calcext:value-type="boolean">
            <text:p>FALSO</text:p>
          </table:table-cell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table:style-name="ce3" table:formula="of:=IF([.U243]&lt;255; [.U243]; &quot;&quot;)">
            <text:p/>
          </table:table-cell>
          <table:table-cell table:style-name="ce3" table:formula="of:=IF([.V243]&lt;256; [.V243]; &quot;&quot;)">
            <text:p/>
          </table:table-cell>
          <table:table-cell table:number-columns-repeated="18"/>
          <table:table-cell table:formula="of:=[.$X$337]*[.Y243]" office:value-type="float" office:value="1205" calcext:value-type="float">
            <text:p>1205</text:p>
          </table:table-cell>
          <table:table-cell table:formula="of:=[.U243] + [.$X$337]" office:value-type="float" office:value="1210" calcext:value-type="float">
            <text:p>1210</text:p>
          </table:table-cell>
          <table:table-cell/>
          <table:table-cell table:style-name="ce6" table:formula="of:=IF([.C243] = &quot;&quot;; 0; 1)" office:value-type="boolean" office:boolean-value="false" calcext:value-type="boolean">
            <text:p>FALSO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table:style-name="ce3" table:formula="of:=IF([.U244]&lt;255; [.U244]; &quot;&quot;)">
            <text:p/>
          </table:table-cell>
          <table:table-cell table:style-name="ce3" table:formula="of:=IF([.V244]&lt;256; [.V244]; &quot;&quot;)">
            <text:p/>
          </table:table-cell>
          <table:table-cell table:number-columns-repeated="18"/>
          <table:table-cell table:formula="of:=[.$X$337]*[.Y244]" office:value-type="float" office:value="1210" calcext:value-type="float">
            <text:p>1210</text:p>
          </table:table-cell>
          <table:table-cell table:formula="of:=[.U244] + [.$X$337]" office:value-type="float" office:value="1215" calcext:value-type="float">
            <text:p>1215</text:p>
          </table:table-cell>
          <table:table-cell/>
          <table:table-cell table:style-name="ce6" table:formula="of:=IF([.C244] = &quot;&quot;; 0; 1)" office:value-type="boolean" office:boolean-value="false" calcext:value-type="boolean">
            <text:p>FALSO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table:style-name="ce3" table:formula="of:=IF([.U245]&lt;255; [.U245]; &quot;&quot;)">
            <text:p/>
          </table:table-cell>
          <table:table-cell table:style-name="ce3" table:formula="of:=IF([.V245]&lt;256; [.V245]; &quot;&quot;)">
            <text:p/>
          </table:table-cell>
          <table:table-cell table:number-columns-repeated="18"/>
          <table:table-cell table:formula="of:=[.$X$337]*[.Y245]" office:value-type="float" office:value="1215" calcext:value-type="float">
            <text:p>1215</text:p>
          </table:table-cell>
          <table:table-cell table:formula="of:=[.U245] + [.$X$337]" office:value-type="float" office:value="1220" calcext:value-type="float">
            <text:p>1220</text:p>
          </table:table-cell>
          <table:table-cell/>
          <table:table-cell table:style-name="ce6" table:formula="of:=IF([.C245] = &quot;&quot;; 0; 1)" office:value-type="boolean" office:boolean-value="false" calcext:value-type="boolean">
            <text:p>FALSO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table:style-name="ce3" table:formula="of:=IF([.U246]&lt;255; [.U246]; &quot;&quot;)">
            <text:p/>
          </table:table-cell>
          <table:table-cell table:style-name="ce3" table:formula="of:=IF([.V246]&lt;256; [.V246]; &quot;&quot;)">
            <text:p/>
          </table:table-cell>
          <table:table-cell table:number-columns-repeated="18"/>
          <table:table-cell table:formula="of:=[.$X$337]*[.Y246]" office:value-type="float" office:value="1220" calcext:value-type="float">
            <text:p>1220</text:p>
          </table:table-cell>
          <table:table-cell table:formula="of:=[.U246] + [.$X$337]" office:value-type="float" office:value="1225" calcext:value-type="float">
            <text:p>1225</text:p>
          </table:table-cell>
          <table:table-cell/>
          <table:table-cell table:style-name="ce6" table:formula="of:=IF([.C246] = &quot;&quot;; 0; 1)" office:value-type="boolean" office:boolean-value="false" calcext:value-type="boolean">
            <text:p>FALSO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table:style-name="ce3" table:formula="of:=IF([.U247]&lt;255; [.U247]; &quot;&quot;)">
            <text:p/>
          </table:table-cell>
          <table:table-cell table:style-name="ce3" table:formula="of:=IF([.V247]&lt;256; [.V247]; &quot;&quot;)">
            <text:p/>
          </table:table-cell>
          <table:table-cell table:number-columns-repeated="18"/>
          <table:table-cell table:formula="of:=[.$X$337]*[.Y247]" office:value-type="float" office:value="1225" calcext:value-type="float">
            <text:p>1225</text:p>
          </table:table-cell>
          <table:table-cell table:formula="of:=[.U247] + [.$X$337]" office:value-type="float" office:value="1230" calcext:value-type="float">
            <text:p>1230</text:p>
          </table:table-cell>
          <table:table-cell/>
          <table:table-cell table:style-name="ce6" table:formula="of:=IF([.C247] = &quot;&quot;; 0; 1)" office:value-type="boolean" office:boolean-value="false" calcext:value-type="boolean">
            <text:p>FALSO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table:style-name="ce3" table:formula="of:=IF([.U248]&lt;255; [.U248]; &quot;&quot;)">
            <text:p/>
          </table:table-cell>
          <table:table-cell table:style-name="ce3" table:formula="of:=IF([.V248]&lt;256; [.V248]; &quot;&quot;)">
            <text:p/>
          </table:table-cell>
          <table:table-cell table:number-columns-repeated="18"/>
          <table:table-cell table:formula="of:=[.$X$337]*[.Y248]" office:value-type="float" office:value="1230" calcext:value-type="float">
            <text:p>1230</text:p>
          </table:table-cell>
          <table:table-cell table:formula="of:=[.U248] + [.$X$337]" office:value-type="float" office:value="1235" calcext:value-type="float">
            <text:p>1235</text:p>
          </table:table-cell>
          <table:table-cell/>
          <table:table-cell table:style-name="ce6" table:formula="of:=IF([.C248] = &quot;&quot;; 0; 1)" office:value-type="boolean" office:boolean-value="false" calcext:value-type="boolean">
            <text:p>FALSO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table:style-name="ce3" table:formula="of:=IF([.U249]&lt;255; [.U249]; &quot;&quot;)">
            <text:p/>
          </table:table-cell>
          <table:table-cell table:style-name="ce3" table:formula="of:=IF([.V249]&lt;256; [.V249]; &quot;&quot;)">
            <text:p/>
          </table:table-cell>
          <table:table-cell table:number-columns-repeated="18"/>
          <table:table-cell table:formula="of:=[.$X$337]*[.Y249]" office:value-type="float" office:value="1235" calcext:value-type="float">
            <text:p>1235</text:p>
          </table:table-cell>
          <table:table-cell table:formula="of:=[.U249] + [.$X$337]" office:value-type="float" office:value="1240" calcext:value-type="float">
            <text:p>1240</text:p>
          </table:table-cell>
          <table:table-cell/>
          <table:table-cell table:style-name="ce6" table:formula="of:=IF([.C249] = &quot;&quot;; 0; 1)" office:value-type="boolean" office:boolean-value="false" calcext:value-type="boolean">
            <text:p>FALSO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table:style-name="ce3" table:formula="of:=IF([.U250]&lt;255; [.U250]; &quot;&quot;)">
            <text:p/>
          </table:table-cell>
          <table:table-cell table:style-name="ce3" table:formula="of:=IF([.V250]&lt;256; [.V250]; &quot;&quot;)">
            <text:p/>
          </table:table-cell>
          <table:table-cell table:number-columns-repeated="18"/>
          <table:table-cell table:formula="of:=[.$X$337]*[.Y250]" office:value-type="float" office:value="1240" calcext:value-type="float">
            <text:p>1240</text:p>
          </table:table-cell>
          <table:table-cell table:formula="of:=[.U250] + [.$X$337]" office:value-type="float" office:value="1245" calcext:value-type="float">
            <text:p>1245</text:p>
          </table:table-cell>
          <table:table-cell/>
          <table:table-cell table:style-name="ce6" table:formula="of:=IF([.C250] = &quot;&quot;; 0; 1)" office:value-type="boolean" office:boolean-value="false" calcext:value-type="boolean">
            <text:p>FALSO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table:style-name="ce3" table:formula="of:=IF([.U251]&lt;255; [.U251]; &quot;&quot;)">
            <text:p/>
          </table:table-cell>
          <table:table-cell table:style-name="ce3" table:formula="of:=IF([.V251]&lt;256; [.V251]; &quot;&quot;)">
            <text:p/>
          </table:table-cell>
          <table:table-cell table:number-columns-repeated="18"/>
          <table:table-cell table:formula="of:=[.$X$337]*[.Y251]" office:value-type="float" office:value="1245" calcext:value-type="float">
            <text:p>1245</text:p>
          </table:table-cell>
          <table:table-cell table:formula="of:=[.U251] + [.$X$337]" office:value-type="float" office:value="1250" calcext:value-type="float">
            <text:p>1250</text:p>
          </table:table-cell>
          <table:table-cell/>
          <table:table-cell table:style-name="ce6" table:formula="of:=IF([.C251] = &quot;&quot;; 0; 1)" office:value-type="boolean" office:boolean-value="false" calcext:value-type="boolean">
            <text:p>FALSO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table:style-name="ce3" table:formula="of:=IF([.U252]&lt;255; [.U252]; &quot;&quot;)">
            <text:p/>
          </table:table-cell>
          <table:table-cell table:style-name="ce3" table:formula="of:=IF([.V252]&lt;256; [.V252]; &quot;&quot;)">
            <text:p/>
          </table:table-cell>
          <table:table-cell table:number-columns-repeated="18"/>
          <table:table-cell table:formula="of:=[.$X$337]*[.Y252]" office:value-type="float" office:value="1250" calcext:value-type="float">
            <text:p>1250</text:p>
          </table:table-cell>
          <table:table-cell table:formula="of:=[.U252] + [.$X$337]" office:value-type="float" office:value="1255" calcext:value-type="float">
            <text:p>1255</text:p>
          </table:table-cell>
          <table:table-cell/>
          <table:table-cell table:style-name="ce6" table:formula="of:=IF([.C252] = &quot;&quot;; 0; 1)" office:value-type="boolean" office:boolean-value="false" calcext:value-type="boolean">
            <text:p>FALSO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3" table:formula="of:=IF([.U253]&lt;255; [.U253]; &quot;&quot;)">
            <text:p/>
          </table:table-cell>
          <table:table-cell table:style-name="ce3" table:formula="of:=IF([.V253]&lt;256; [.V253]; &quot;&quot;)">
            <text:p/>
          </table:table-cell>
          <table:table-cell table:number-columns-repeated="18"/>
          <table:table-cell table:formula="of:=[.$X$337]*[.Y253]" office:value-type="float" office:value="1255" calcext:value-type="float">
            <text:p>1255</text:p>
          </table:table-cell>
          <table:table-cell table:formula="of:=[.U253] + [.$X$337]" office:value-type="float" office:value="1260" calcext:value-type="float">
            <text:p>1260</text:p>
          </table:table-cell>
          <table:table-cell/>
          <table:table-cell table:style-name="ce6" table:formula="of:=IF([.C253] = &quot;&quot;; 0; 1)" office:value-type="boolean" office:boolean-value="false" calcext:value-type="boolean">
            <text:p>FALSO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table:style-name="ce3" table:formula="of:=IF([.U254]&lt;255; [.U254]; &quot;&quot;)">
            <text:p/>
          </table:table-cell>
          <table:table-cell table:style-name="ce3" table:formula="of:=IF([.V254]&lt;256; [.V254]; &quot;&quot;)">
            <text:p/>
          </table:table-cell>
          <table:table-cell table:number-columns-repeated="18"/>
          <table:table-cell table:formula="of:=[.$X$337]*[.Y254]" office:value-type="float" office:value="1260" calcext:value-type="float">
            <text:p>1260</text:p>
          </table:table-cell>
          <table:table-cell table:formula="of:=[.U254] + [.$X$337]" office:value-type="float" office:value="1265" calcext:value-type="float">
            <text:p>1265</text:p>
          </table:table-cell>
          <table:table-cell/>
          <table:table-cell table:style-name="ce6" table:formula="of:=IF([.C254] = &quot;&quot;; 0; 1)" office:value-type="boolean" office:boolean-value="false" calcext:value-type="boolean">
            <text:p>FALSO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table:style-name="ce3" table:formula="of:=IF([.U255]&lt;255; [.U255]; &quot;&quot;)">
            <text:p/>
          </table:table-cell>
          <table:table-cell table:style-name="ce3" table:formula="of:=IF([.V255]&lt;256; [.V255]; &quot;&quot;)">
            <text:p/>
          </table:table-cell>
          <table:table-cell table:number-columns-repeated="18"/>
          <table:table-cell table:formula="of:=[.$X$337]*[.Y255]" office:value-type="float" office:value="1265" calcext:value-type="float">
            <text:p>1265</text:p>
          </table:table-cell>
          <table:table-cell table:formula="of:=[.U255] + [.$X$337]" office:value-type="float" office:value="1270" calcext:value-type="float">
            <text:p>1270</text:p>
          </table:table-cell>
          <table:table-cell/>
          <table:table-cell table:style-name="ce6" table:formula="of:=IF([.C255] = &quot;&quot;; 0; 1)" office:value-type="boolean" office:boolean-value="false" calcext:value-type="boolean">
            <text:p>FALSO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table:style-name="ce3" table:formula="of:=IF([.U256]&lt;255; [.U256]; &quot;&quot;)">
            <text:p/>
          </table:table-cell>
          <table:table-cell table:style-name="ce3" table:formula="of:=IF([.V256]&lt;256; [.V256]; &quot;&quot;)">
            <text:p/>
          </table:table-cell>
          <table:table-cell table:number-columns-repeated="18"/>
          <table:table-cell table:formula="of:=[.$X$337]*[.Y256]" office:value-type="float" office:value="1270" calcext:value-type="float">
            <text:p>1270</text:p>
          </table:table-cell>
          <table:table-cell table:formula="of:=[.U256] + [.$X$337]" office:value-type="float" office:value="1275" calcext:value-type="float">
            <text:p>1275</text:p>
          </table:table-cell>
          <table:table-cell/>
          <table:table-cell table:style-name="ce6" table:formula="of:=IF([.C256] = &quot;&quot;; 0; 1)" office:value-type="boolean" office:boolean-value="false" calcext:value-type="boolean">
            <text:p>FALSO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table:style-name="ce3" table:formula="of:=IF([.U257]&lt;255; [.U257]; &quot;&quot;)">
            <text:p/>
          </table:table-cell>
          <table:table-cell table:style-name="ce3" table:formula="of:=IF([.V257]&lt;256; [.V257]; &quot;&quot;)">
            <text:p/>
          </table:table-cell>
          <table:table-cell table:number-columns-repeated="18"/>
          <table:table-cell table:formula="of:=[.$X$337]*[.Y257]" office:value-type="float" office:value="1275" calcext:value-type="float">
            <text:p>1275</text:p>
          </table:table-cell>
          <table:table-cell table:formula="of:=[.U257] + [.$X$337]" office:value-type="float" office:value="1280" calcext:value-type="float">
            <text:p>1280</text:p>
          </table:table-cell>
          <table:table-cell/>
          <table:table-cell table:style-name="ce6" table:formula="of:=IF([.C257] = &quot;&quot;; 0; 1)" office:value-type="boolean" office:boolean-value="false" calcext:value-type="boolean">
            <text:p>FALSO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style-name="ce3" table:formula="of:=IF([.U258]&lt;255; [.U258]; &quot;&quot;)">
            <text:p/>
          </table:table-cell>
          <table:table-cell table:style-name="ce3" table:formula="of:=IF([.V258]&lt;256; [.V258]; &quot;&quot;)">
            <text:p/>
          </table:table-cell>
          <table:table-cell table:number-columns-repeated="18"/>
          <table:table-cell table:formula="of:=[.$X$337]*[.Y258]" office:value-type="float" office:value="1280" calcext:value-type="float">
            <text:p>1280</text:p>
          </table:table-cell>
          <table:table-cell table:formula="of:=[.U258] + [.$X$337]" office:value-type="float" office:value="1285" calcext:value-type="float">
            <text:p>1285</text:p>
          </table:table-cell>
          <table:table-cell/>
          <table:table-cell table:style-name="ce6" table:formula="of:=IF([.C258] = &quot;&quot;; 0; 1)" office:value-type="boolean" office:boolean-value="false" calcext:value-type="boolean">
            <text:p>FALSO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table:style-name="ce3" table:formula="of:=IF([.U259]&lt;255; [.U259]; &quot;&quot;)">
            <text:p/>
          </table:table-cell>
          <table:table-cell table:style-name="ce3" table:formula="of:=IF([.V259]&lt;256; [.V259]; &quot;&quot;)">
            <text:p/>
          </table:table-cell>
          <table:table-cell table:number-columns-repeated="18"/>
          <table:table-cell table:formula="of:=[.$X$337]*[.Y259]" office:value-type="float" office:value="1285" calcext:value-type="float">
            <text:p>1285</text:p>
          </table:table-cell>
          <table:table-cell table:formula="of:=[.U259] + [.$X$337]" office:value-type="float" office:value="1290" calcext:value-type="float">
            <text:p>1290</text:p>
          </table:table-cell>
          <table:table-cell/>
          <table:table-cell table:style-name="ce6" table:formula="of:=IF([.C259] = &quot;&quot;; 0; 1)" office:value-type="boolean" office:boolean-value="false" calcext:value-type="boolean">
            <text:p>FALSO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table:style-name="ce3" table:formula="of:=IF([.U260]&lt;255; [.U260]; &quot;&quot;)">
            <text:p/>
          </table:table-cell>
          <table:table-cell table:style-name="ce3" table:formula="of:=IF([.V260]&lt;256; [.V260]; &quot;&quot;)">
            <text:p/>
          </table:table-cell>
          <table:table-cell table:number-columns-repeated="18"/>
          <table:table-cell table:formula="of:=[.$X$337]*[.Y260]" office:value-type="float" office:value="1290" calcext:value-type="float">
            <text:p>1290</text:p>
          </table:table-cell>
          <table:table-cell table:formula="of:=[.U260] + [.$X$337]" office:value-type="float" office:value="1295" calcext:value-type="float">
            <text:p>1295</text:p>
          </table:table-cell>
          <table:table-cell/>
          <table:table-cell table:style-name="ce6" table:formula="of:=IF([.C260] = &quot;&quot;; 0; 1)" office:value-type="boolean" office:boolean-value="false" calcext:value-type="boolean">
            <text:p>FALSO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table:style-name="ce3" table:formula="of:=IF([.U261]&lt;255; [.U261]; &quot;&quot;)">
            <text:p/>
          </table:table-cell>
          <table:table-cell table:style-name="ce3" table:formula="of:=IF([.V261]&lt;256; [.V261]; &quot;&quot;)">
            <text:p/>
          </table:table-cell>
          <table:table-cell table:number-columns-repeated="18"/>
          <table:table-cell table:formula="of:=[.$X$337]*[.Y261]" office:value-type="float" office:value="1295" calcext:value-type="float">
            <text:p>1295</text:p>
          </table:table-cell>
          <table:table-cell table:formula="of:=[.U261] + [.$X$337]" office:value-type="float" office:value="1300" calcext:value-type="float">
            <text:p>1300</text:p>
          </table:table-cell>
          <table:table-cell/>
          <table:table-cell table:style-name="ce6" table:formula="of:=IF([.C261] = &quot;&quot;; 0; 1)" office:value-type="boolean" office:boolean-value="false" calcext:value-type="boolean">
            <text:p>FALSO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table:style-name="ce3" table:formula="of:=IF([.U262]&lt;255; [.U262]; &quot;&quot;)">
            <text:p/>
          </table:table-cell>
          <table:table-cell table:style-name="ce3" table:formula="of:=IF([.V262]&lt;256; [.V262]; &quot;&quot;)">
            <text:p/>
          </table:table-cell>
          <table:table-cell table:number-columns-repeated="18"/>
          <table:table-cell table:formula="of:=[.$X$337]*[.Y262]" office:value-type="float" office:value="1300" calcext:value-type="float">
            <text:p>1300</text:p>
          </table:table-cell>
          <table:table-cell table:formula="of:=[.U262] + [.$X$337]" office:value-type="float" office:value="1305" calcext:value-type="float">
            <text:p>1305</text:p>
          </table:table-cell>
          <table:table-cell/>
          <table:table-cell table:style-name="ce6" table:formula="of:=IF([.C262] = &quot;&quot;; 0; 1)" office:value-type="boolean" office:boolean-value="false" calcext:value-type="boolean">
            <text:p>FALSO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table:style-name="ce3" table:formula="of:=IF([.U263]&lt;255; [.U263]; &quot;&quot;)">
            <text:p/>
          </table:table-cell>
          <table:table-cell table:style-name="ce3" table:formula="of:=IF([.V263]&lt;256; [.V263]; &quot;&quot;)">
            <text:p/>
          </table:table-cell>
          <table:table-cell table:number-columns-repeated="18"/>
          <table:table-cell table:formula="of:=[.$X$337]*[.Y263]" office:value-type="float" office:value="1305" calcext:value-type="float">
            <text:p>1305</text:p>
          </table:table-cell>
          <table:table-cell table:formula="of:=[.U263] + [.$X$337]" office:value-type="float" office:value="1310" calcext:value-type="float">
            <text:p>1310</text:p>
          </table:table-cell>
          <table:table-cell/>
          <table:table-cell table:style-name="ce6" table:formula="of:=IF([.C263] = &quot;&quot;; 0; 1)" office:value-type="boolean" office:boolean-value="false" calcext:value-type="boolean">
            <text:p>FALSO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table:style-name="ce3" table:formula="of:=IF([.U264]&lt;255; [.U264]; &quot;&quot;)">
            <text:p/>
          </table:table-cell>
          <table:table-cell table:style-name="ce3" table:formula="of:=IF([.V264]&lt;256; [.V264]; &quot;&quot;)">
            <text:p/>
          </table:table-cell>
          <table:table-cell table:number-columns-repeated="18"/>
          <table:table-cell table:formula="of:=[.$X$337]*[.Y264]" office:value-type="float" office:value="1310" calcext:value-type="float">
            <text:p>1310</text:p>
          </table:table-cell>
          <table:table-cell table:formula="of:=[.U264] + [.$X$337]" office:value-type="float" office:value="1315" calcext:value-type="float">
            <text:p>1315</text:p>
          </table:table-cell>
          <table:table-cell/>
          <table:table-cell table:style-name="ce6" table:formula="of:=IF([.C264] = &quot;&quot;; 0; 1)" office:value-type="boolean" office:boolean-value="false" calcext:value-type="boolean">
            <text:p>FALSO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table:style-name="ce3" table:formula="of:=IF([.U265]&lt;255; [.U265]; &quot;&quot;)">
            <text:p/>
          </table:table-cell>
          <table:table-cell table:style-name="ce3" table:formula="of:=IF([.V265]&lt;256; [.V265]; &quot;&quot;)">
            <text:p/>
          </table:table-cell>
          <table:table-cell table:number-columns-repeated="18"/>
          <table:table-cell table:formula="of:=[.$X$337]*[.Y265]" office:value-type="float" office:value="1315" calcext:value-type="float">
            <text:p>1315</text:p>
          </table:table-cell>
          <table:table-cell table:formula="of:=[.U265] + [.$X$337]" office:value-type="float" office:value="1320" calcext:value-type="float">
            <text:p>1320</text:p>
          </table:table-cell>
          <table:table-cell/>
          <table:table-cell table:style-name="ce6" table:formula="of:=IF([.C265] = &quot;&quot;; 0; 1)" office:value-type="boolean" office:boolean-value="false" calcext:value-type="boolean">
            <text:p>FALSO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table:style-name="ce3" table:formula="of:=IF([.U266]&lt;255; [.U266]; &quot;&quot;)">
            <text:p/>
          </table:table-cell>
          <table:table-cell table:style-name="ce3" table:formula="of:=IF([.V266]&lt;256; [.V266]; &quot;&quot;)">
            <text:p/>
          </table:table-cell>
          <table:table-cell table:number-columns-repeated="18"/>
          <table:table-cell table:formula="of:=[.$X$337]*[.Y266]" office:value-type="float" office:value="1320" calcext:value-type="float">
            <text:p>1320</text:p>
          </table:table-cell>
          <table:table-cell table:formula="of:=[.U266] + [.$X$337]" office:value-type="float" office:value="1325" calcext:value-type="float">
            <text:p>1325</text:p>
          </table:table-cell>
          <table:table-cell/>
          <table:table-cell table:style-name="ce6" table:formula="of:=IF([.C266] = &quot;&quot;; 0; 1)" office:value-type="boolean" office:boolean-value="false" calcext:value-type="boolean">
            <text:p>FALSO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table:style-name="ce3" table:formula="of:=IF([.U267]&lt;255; [.U267]; &quot;&quot;)">
            <text:p/>
          </table:table-cell>
          <table:table-cell table:style-name="ce3" table:formula="of:=IF([.V267]&lt;256; [.V267]; &quot;&quot;)">
            <text:p/>
          </table:table-cell>
          <table:table-cell table:number-columns-repeated="18"/>
          <table:table-cell table:formula="of:=[.$X$337]*[.Y267]" office:value-type="float" office:value="1325" calcext:value-type="float">
            <text:p>1325</text:p>
          </table:table-cell>
          <table:table-cell table:formula="of:=[.U267] + [.$X$337]" office:value-type="float" office:value="1330" calcext:value-type="float">
            <text:p>1330</text:p>
          </table:table-cell>
          <table:table-cell/>
          <table:table-cell table:style-name="ce6" table:formula="of:=IF([.C267] = &quot;&quot;; 0; 1)" office:value-type="boolean" office:boolean-value="false" calcext:value-type="boolean">
            <text:p>FALSO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table:style-name="ce3" table:formula="of:=IF([.U268]&lt;255; [.U268]; &quot;&quot;)">
            <text:p/>
          </table:table-cell>
          <table:table-cell table:style-name="ce3" table:formula="of:=IF([.V268]&lt;256; [.V268]; &quot;&quot;)">
            <text:p/>
          </table:table-cell>
          <table:table-cell table:number-columns-repeated="18"/>
          <table:table-cell table:formula="of:=[.$X$337]*[.Y268]" office:value-type="float" office:value="1330" calcext:value-type="float">
            <text:p>1330</text:p>
          </table:table-cell>
          <table:table-cell table:formula="of:=[.U268] + [.$X$337]" office:value-type="float" office:value="1335" calcext:value-type="float">
            <text:p>1335</text:p>
          </table:table-cell>
          <table:table-cell/>
          <table:table-cell table:style-name="ce6" table:formula="of:=IF([.C268] = &quot;&quot;; 0; 1)" office:value-type="boolean" office:boolean-value="false" calcext:value-type="boolean">
            <text:p>FALSO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table:style-name="ce3" table:formula="of:=IF([.U269]&lt;255; [.U269]; &quot;&quot;)">
            <text:p/>
          </table:table-cell>
          <table:table-cell table:style-name="ce3" table:formula="of:=IF([.V269]&lt;256; [.V269]; &quot;&quot;)">
            <text:p/>
          </table:table-cell>
          <table:table-cell table:number-columns-repeated="18"/>
          <table:table-cell table:formula="of:=[.$X$337]*[.Y269]" office:value-type="float" office:value="1335" calcext:value-type="float">
            <text:p>1335</text:p>
          </table:table-cell>
          <table:table-cell table:formula="of:=[.U269] + [.$X$337]" office:value-type="float" office:value="1340" calcext:value-type="float">
            <text:p>1340</text:p>
          </table:table-cell>
          <table:table-cell/>
          <table:table-cell table:style-name="ce6" table:formula="of:=IF([.C269] = &quot;&quot;; 0; 1)" office:value-type="boolean" office:boolean-value="false" calcext:value-type="boolean">
            <text:p>FALSO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table:style-name="ce3" table:formula="of:=IF([.U270]&lt;255; [.U270]; &quot;&quot;)">
            <text:p/>
          </table:table-cell>
          <table:table-cell table:style-name="ce3" table:formula="of:=IF([.V270]&lt;256; [.V270]; &quot;&quot;)">
            <text:p/>
          </table:table-cell>
          <table:table-cell table:number-columns-repeated="18"/>
          <table:table-cell table:formula="of:=[.$X$337]*[.Y270]" office:value-type="float" office:value="1340" calcext:value-type="float">
            <text:p>1340</text:p>
          </table:table-cell>
          <table:table-cell table:formula="of:=[.U270] + [.$X$337]" office:value-type="float" office:value="1345" calcext:value-type="float">
            <text:p>1345</text:p>
          </table:table-cell>
          <table:table-cell/>
          <table:table-cell table:style-name="ce6" table:formula="of:=IF([.C270] = &quot;&quot;; 0; 1)" office:value-type="boolean" office:boolean-value="false" calcext:value-type="boolean">
            <text:p>FALSO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table:style-name="ce3" table:formula="of:=IF([.U271]&lt;255; [.U271]; &quot;&quot;)">
            <text:p/>
          </table:table-cell>
          <table:table-cell table:style-name="ce3" table:formula="of:=IF([.V271]&lt;256; [.V271]; &quot;&quot;)">
            <text:p/>
          </table:table-cell>
          <table:table-cell table:number-columns-repeated="18"/>
          <table:table-cell table:formula="of:=[.$X$337]*[.Y271]" office:value-type="float" office:value="1345" calcext:value-type="float">
            <text:p>1345</text:p>
          </table:table-cell>
          <table:table-cell table:formula="of:=[.U271] + [.$X$337]" office:value-type="float" office:value="1350" calcext:value-type="float">
            <text:p>1350</text:p>
          </table:table-cell>
          <table:table-cell/>
          <table:table-cell table:style-name="ce6" table:formula="of:=IF([.C271] = &quot;&quot;; 0; 1)" office:value-type="boolean" office:boolean-value="false" calcext:value-type="boolean">
            <text:p>FALSO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table:style-name="ce3" table:formula="of:=IF([.U272]&lt;255; [.U272]; &quot;&quot;)">
            <text:p/>
          </table:table-cell>
          <table:table-cell table:style-name="ce3" table:formula="of:=IF([.V272]&lt;256; [.V272]; &quot;&quot;)">
            <text:p/>
          </table:table-cell>
          <table:table-cell table:number-columns-repeated="18"/>
          <table:table-cell table:formula="of:=[.$X$337]*[.Y272]" office:value-type="float" office:value="1350" calcext:value-type="float">
            <text:p>1350</text:p>
          </table:table-cell>
          <table:table-cell table:formula="of:=[.U272] + [.$X$337]" office:value-type="float" office:value="1355" calcext:value-type="float">
            <text:p>1355</text:p>
          </table:table-cell>
          <table:table-cell/>
          <table:table-cell table:style-name="ce6" table:formula="of:=IF([.C272] = &quot;&quot;; 0; 1)" office:value-type="boolean" office:boolean-value="false" calcext:value-type="boolean">
            <text:p>FALSO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table:style-name="ce3" table:formula="of:=IF([.U273]&lt;255; [.U273]; &quot;&quot;)">
            <text:p/>
          </table:table-cell>
          <table:table-cell table:style-name="ce3" table:formula="of:=IF([.V273]&lt;256; [.V273]; &quot;&quot;)">
            <text:p/>
          </table:table-cell>
          <table:table-cell table:number-columns-repeated="18"/>
          <table:table-cell table:formula="of:=[.$X$337]*[.Y273]" office:value-type="float" office:value="1355" calcext:value-type="float">
            <text:p>1355</text:p>
          </table:table-cell>
          <table:table-cell table:formula="of:=[.U273] + [.$X$337]" office:value-type="float" office:value="1360" calcext:value-type="float">
            <text:p>1360</text:p>
          </table:table-cell>
          <table:table-cell/>
          <table:table-cell table:style-name="ce6" table:formula="of:=IF([.C273] = &quot;&quot;; 0; 1)" office:value-type="boolean" office:boolean-value="false" calcext:value-type="boolean">
            <text:p>FALSO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table:style-name="ce3" table:formula="of:=IF([.U274]&lt;255; [.U274]; &quot;&quot;)">
            <text:p/>
          </table:table-cell>
          <table:table-cell table:style-name="ce3" table:formula="of:=IF([.V274]&lt;256; [.V274]; &quot;&quot;)">
            <text:p/>
          </table:table-cell>
          <table:table-cell table:number-columns-repeated="18"/>
          <table:table-cell table:formula="of:=[.$X$337]*[.Y274]" office:value-type="float" office:value="1360" calcext:value-type="float">
            <text:p>1360</text:p>
          </table:table-cell>
          <table:table-cell table:formula="of:=[.U274] + [.$X$337]" office:value-type="float" office:value="1365" calcext:value-type="float">
            <text:p>1365</text:p>
          </table:table-cell>
          <table:table-cell/>
          <table:table-cell table:style-name="ce6" table:formula="of:=IF([.C274] = &quot;&quot;; 0; 1)" office:value-type="boolean" office:boolean-value="false" calcext:value-type="boolean">
            <text:p>FALSO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table:style-name="ce3" table:formula="of:=IF([.U275]&lt;255; [.U275]; &quot;&quot;)">
            <text:p/>
          </table:table-cell>
          <table:table-cell table:style-name="ce3" table:formula="of:=IF([.V275]&lt;256; [.V275]; &quot;&quot;)">
            <text:p/>
          </table:table-cell>
          <table:table-cell table:number-columns-repeated="18"/>
          <table:table-cell table:formula="of:=[.$X$337]*[.Y275]" office:value-type="float" office:value="1365" calcext:value-type="float">
            <text:p>1365</text:p>
          </table:table-cell>
          <table:table-cell table:formula="of:=[.U275] + [.$X$337]" office:value-type="float" office:value="1370" calcext:value-type="float">
            <text:p>1370</text:p>
          </table:table-cell>
          <table:table-cell/>
          <table:table-cell table:style-name="ce6" table:formula="of:=IF([.C275] = &quot;&quot;; 0; 1)" office:value-type="boolean" office:boolean-value="false" calcext:value-type="boolean">
            <text:p>FALSO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style-name="ce3" table:formula="of:=IF([.U276]&lt;255; [.U276]; &quot;&quot;)">
            <text:p/>
          </table:table-cell>
          <table:table-cell table:style-name="ce3" table:formula="of:=IF([.V276]&lt;256; [.V276]; &quot;&quot;)">
            <text:p/>
          </table:table-cell>
          <table:table-cell table:number-columns-repeated="18"/>
          <table:table-cell table:formula="of:=[.$X$337]*[.Y276]" office:value-type="float" office:value="1370" calcext:value-type="float">
            <text:p>1370</text:p>
          </table:table-cell>
          <table:table-cell table:formula="of:=[.U276] + [.$X$337]" office:value-type="float" office:value="1375" calcext:value-type="float">
            <text:p>1375</text:p>
          </table:table-cell>
          <table:table-cell/>
          <table:table-cell table:style-name="ce6" table:formula="of:=IF([.C276] = &quot;&quot;; 0; 1)" office:value-type="boolean" office:boolean-value="false" calcext:value-type="boolean">
            <text:p>FALSO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table:style-name="ce3" table:formula="of:=IF([.U277]&lt;255; [.U277]; &quot;&quot;)">
            <text:p/>
          </table:table-cell>
          <table:table-cell table:style-name="ce3" table:formula="of:=IF([.V277]&lt;256; [.V277]; &quot;&quot;)">
            <text:p/>
          </table:table-cell>
          <table:table-cell table:number-columns-repeated="18"/>
          <table:table-cell table:formula="of:=[.$X$337]*[.Y277]" office:value-type="float" office:value="1375" calcext:value-type="float">
            <text:p>1375</text:p>
          </table:table-cell>
          <table:table-cell table:formula="of:=[.U277] + [.$X$337]" office:value-type="float" office:value="1380" calcext:value-type="float">
            <text:p>1380</text:p>
          </table:table-cell>
          <table:table-cell/>
          <table:table-cell table:style-name="ce6" table:formula="of:=IF([.C277] = &quot;&quot;; 0; 1)" office:value-type="boolean" office:boolean-value="false" calcext:value-type="boolean">
            <text:p>FALSO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table:style-name="ce3" table:formula="of:=IF([.U278]&lt;255; [.U278]; &quot;&quot;)">
            <text:p/>
          </table:table-cell>
          <table:table-cell table:style-name="ce3" table:formula="of:=IF([.V278]&lt;256; [.V278]; &quot;&quot;)">
            <text:p/>
          </table:table-cell>
          <table:table-cell table:number-columns-repeated="18"/>
          <table:table-cell table:formula="of:=[.$X$337]*[.Y278]" office:value-type="float" office:value="1380" calcext:value-type="float">
            <text:p>1380</text:p>
          </table:table-cell>
          <table:table-cell table:formula="of:=[.U278] + [.$X$337]" office:value-type="float" office:value="1385" calcext:value-type="float">
            <text:p>1385</text:p>
          </table:table-cell>
          <table:table-cell/>
          <table:table-cell table:style-name="ce6" table:formula="of:=IF([.C278] = &quot;&quot;; 0; 1)" office:value-type="boolean" office:boolean-value="false" calcext:value-type="boolean">
            <text:p>FALSO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table:style-name="ce3" table:formula="of:=IF([.U279]&lt;255; [.U279]; &quot;&quot;)">
            <text:p/>
          </table:table-cell>
          <table:table-cell table:style-name="ce3" table:formula="of:=IF([.V279]&lt;256; [.V279]; &quot;&quot;)">
            <text:p/>
          </table:table-cell>
          <table:table-cell table:number-columns-repeated="18"/>
          <table:table-cell table:formula="of:=[.$X$337]*[.Y279]" office:value-type="float" office:value="1385" calcext:value-type="float">
            <text:p>1385</text:p>
          </table:table-cell>
          <table:table-cell table:formula="of:=[.U279] + [.$X$337]" office:value-type="float" office:value="1390" calcext:value-type="float">
            <text:p>1390</text:p>
          </table:table-cell>
          <table:table-cell/>
          <table:table-cell table:style-name="ce6" table:formula="of:=IF([.C279] = &quot;&quot;; 0; 1)" office:value-type="boolean" office:boolean-value="false" calcext:value-type="boolean">
            <text:p>FALSO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table:style-name="ce3" table:formula="of:=IF([.U280]&lt;255; [.U280]; &quot;&quot;)">
            <text:p/>
          </table:table-cell>
          <table:table-cell table:style-name="ce3" table:formula="of:=IF([.V280]&lt;256; [.V280]; &quot;&quot;)">
            <text:p/>
          </table:table-cell>
          <table:table-cell table:number-columns-repeated="18"/>
          <table:table-cell table:formula="of:=[.$X$337]*[.Y280]" office:value-type="float" office:value="1390" calcext:value-type="float">
            <text:p>1390</text:p>
          </table:table-cell>
          <table:table-cell table:formula="of:=[.U280] + [.$X$337]" office:value-type="float" office:value="1395" calcext:value-type="float">
            <text:p>1395</text:p>
          </table:table-cell>
          <table:table-cell/>
          <table:table-cell table:style-name="ce6" table:formula="of:=IF([.C280] = &quot;&quot;; 0; 1)" office:value-type="boolean" office:boolean-value="false" calcext:value-type="boolean">
            <text:p>FALSO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table:style-name="ce3" table:formula="of:=IF([.U281]&lt;255; [.U281]; &quot;&quot;)">
            <text:p/>
          </table:table-cell>
          <table:table-cell table:style-name="ce3" table:formula="of:=IF([.V281]&lt;256; [.V281]; &quot;&quot;)">
            <text:p/>
          </table:table-cell>
          <table:table-cell table:number-columns-repeated="18"/>
          <table:table-cell table:formula="of:=[.$X$337]*[.Y281]" office:value-type="float" office:value="1395" calcext:value-type="float">
            <text:p>1395</text:p>
          </table:table-cell>
          <table:table-cell table:formula="of:=[.U281] + [.$X$337]" office:value-type="float" office:value="1400" calcext:value-type="float">
            <text:p>1400</text:p>
          </table:table-cell>
          <table:table-cell/>
          <table:table-cell table:style-name="ce6" table:formula="of:=IF([.C281] = &quot;&quot;; 0; 1)" office:value-type="boolean" office:boolean-value="false" calcext:value-type="boolean">
            <text:p>FALSO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table:style-name="ce3" table:formula="of:=IF([.U282]&lt;255; [.U282]; &quot;&quot;)">
            <text:p/>
          </table:table-cell>
          <table:table-cell table:style-name="ce3" table:formula="of:=IF([.V282]&lt;256; [.V282]; &quot;&quot;)">
            <text:p/>
          </table:table-cell>
          <table:table-cell table:number-columns-repeated="18"/>
          <table:table-cell table:formula="of:=[.$X$337]*[.Y282]" office:value-type="float" office:value="1400" calcext:value-type="float">
            <text:p>1400</text:p>
          </table:table-cell>
          <table:table-cell table:formula="of:=[.U282] + [.$X$337]" office:value-type="float" office:value="1405" calcext:value-type="float">
            <text:p>1405</text:p>
          </table:table-cell>
          <table:table-cell/>
          <table:table-cell table:style-name="ce6" table:formula="of:=IF([.C282] = &quot;&quot;; 0; 1)" office:value-type="boolean" office:boolean-value="false" calcext:value-type="boolean">
            <text:p>FALSO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table:style-name="ce3" table:formula="of:=IF([.U283]&lt;255; [.U283]; &quot;&quot;)">
            <text:p/>
          </table:table-cell>
          <table:table-cell table:style-name="ce3" table:formula="of:=IF([.V283]&lt;256; [.V283]; &quot;&quot;)">
            <text:p/>
          </table:table-cell>
          <table:table-cell table:number-columns-repeated="18"/>
          <table:table-cell table:formula="of:=[.$X$337]*[.Y283]" office:value-type="float" office:value="1405" calcext:value-type="float">
            <text:p>1405</text:p>
          </table:table-cell>
          <table:table-cell table:formula="of:=[.U283] + [.$X$337]" office:value-type="float" office:value="1410" calcext:value-type="float">
            <text:p>1410</text:p>
          </table:table-cell>
          <table:table-cell/>
          <table:table-cell table:style-name="ce6" table:formula="of:=IF([.C283] = &quot;&quot;; 0; 1)" office:value-type="boolean" office:boolean-value="false" calcext:value-type="boolean">
            <text:p>FALSO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table:style-name="ce3" table:formula="of:=IF([.U284]&lt;255; [.U284]; &quot;&quot;)">
            <text:p/>
          </table:table-cell>
          <table:table-cell table:style-name="ce3" table:formula="of:=IF([.V284]&lt;256; [.V284]; &quot;&quot;)">
            <text:p/>
          </table:table-cell>
          <table:table-cell table:number-columns-repeated="18"/>
          <table:table-cell table:formula="of:=[.$X$337]*[.Y284]" office:value-type="float" office:value="1410" calcext:value-type="float">
            <text:p>1410</text:p>
          </table:table-cell>
          <table:table-cell table:formula="of:=[.U284] + [.$X$337]" office:value-type="float" office:value="1415" calcext:value-type="float">
            <text:p>1415</text:p>
          </table:table-cell>
          <table:table-cell/>
          <table:table-cell table:style-name="ce6" table:formula="of:=IF([.C284] = &quot;&quot;; 0; 1)" office:value-type="boolean" office:boolean-value="false" calcext:value-type="boolean">
            <text:p>FALSO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table:style-name="ce3" table:formula="of:=IF([.U285]&lt;255; [.U285]; &quot;&quot;)">
            <text:p/>
          </table:table-cell>
          <table:table-cell table:style-name="ce3" table:formula="of:=IF([.V285]&lt;256; [.V285]; &quot;&quot;)">
            <text:p/>
          </table:table-cell>
          <table:table-cell table:number-columns-repeated="18"/>
          <table:table-cell table:formula="of:=[.$X$337]*[.Y285]" office:value-type="float" office:value="1415" calcext:value-type="float">
            <text:p>1415</text:p>
          </table:table-cell>
          <table:table-cell table:formula="of:=[.U285] + [.$X$337]" office:value-type="float" office:value="1420" calcext:value-type="float">
            <text:p>1420</text:p>
          </table:table-cell>
          <table:table-cell/>
          <table:table-cell table:style-name="ce6" table:formula="of:=IF([.C285] = &quot;&quot;; 0; 1)" office:value-type="boolean" office:boolean-value="false" calcext:value-type="boolean">
            <text:p>FALSO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table:style-name="ce3" table:formula="of:=IF([.U286]&lt;255; [.U286]; &quot;&quot;)">
            <text:p/>
          </table:table-cell>
          <table:table-cell table:style-name="ce3" table:formula="of:=IF([.V286]&lt;256; [.V286]; &quot;&quot;)">
            <text:p/>
          </table:table-cell>
          <table:table-cell table:number-columns-repeated="18"/>
          <table:table-cell table:formula="of:=[.$X$337]*[.Y286]" office:value-type="float" office:value="1420" calcext:value-type="float">
            <text:p>1420</text:p>
          </table:table-cell>
          <table:table-cell table:formula="of:=[.U286] + [.$X$337]" office:value-type="float" office:value="1425" calcext:value-type="float">
            <text:p>1425</text:p>
          </table:table-cell>
          <table:table-cell/>
          <table:table-cell table:style-name="ce6" table:formula="of:=IF([.C286] = &quot;&quot;; 0; 1)" office:value-type="boolean" office:boolean-value="false" calcext:value-type="boolean">
            <text:p>FALSO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table:style-name="ce3" table:formula="of:=IF([.U287]&lt;255; [.U287]; &quot;&quot;)">
            <text:p/>
          </table:table-cell>
          <table:table-cell table:style-name="ce3" table:formula="of:=IF([.V287]&lt;256; [.V287]; &quot;&quot;)">
            <text:p/>
          </table:table-cell>
          <table:table-cell table:number-columns-repeated="18"/>
          <table:table-cell table:formula="of:=[.$X$337]*[.Y287]" office:value-type="float" office:value="1425" calcext:value-type="float">
            <text:p>1425</text:p>
          </table:table-cell>
          <table:table-cell table:formula="of:=[.U287] + [.$X$337]" office:value-type="float" office:value="1430" calcext:value-type="float">
            <text:p>1430</text:p>
          </table:table-cell>
          <table:table-cell/>
          <table:table-cell table:style-name="ce6" table:formula="of:=IF([.C287] = &quot;&quot;; 0; 1)" office:value-type="boolean" office:boolean-value="false" calcext:value-type="boolean">
            <text:p>FALSO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table:style-name="ce3" table:formula="of:=IF([.U288]&lt;255; [.U288]; &quot;&quot;)">
            <text:p/>
          </table:table-cell>
          <table:table-cell table:style-name="ce3" table:formula="of:=IF([.V288]&lt;256; [.V288]; &quot;&quot;)">
            <text:p/>
          </table:table-cell>
          <table:table-cell table:number-columns-repeated="18"/>
          <table:table-cell table:formula="of:=[.$X$337]*[.Y288]" office:value-type="float" office:value="1430" calcext:value-type="float">
            <text:p>1430</text:p>
          </table:table-cell>
          <table:table-cell table:formula="of:=[.U288] + [.$X$337]" office:value-type="float" office:value="1435" calcext:value-type="float">
            <text:p>1435</text:p>
          </table:table-cell>
          <table:table-cell/>
          <table:table-cell table:style-name="ce6" table:formula="of:=IF([.C288] = &quot;&quot;; 0; 1)" office:value-type="boolean" office:boolean-value="false" calcext:value-type="boolean">
            <text:p>FALSO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table:style-name="ce3" table:formula="of:=IF([.U289]&lt;255; [.U289]; &quot;&quot;)">
            <text:p/>
          </table:table-cell>
          <table:table-cell table:style-name="ce3" table:formula="of:=IF([.V289]&lt;256; [.V289]; &quot;&quot;)">
            <text:p/>
          </table:table-cell>
          <table:table-cell table:number-columns-repeated="18"/>
          <table:table-cell table:formula="of:=[.$X$337]*[.Y289]" office:value-type="float" office:value="1435" calcext:value-type="float">
            <text:p>1435</text:p>
          </table:table-cell>
          <table:table-cell table:formula="of:=[.U289] + [.$X$337]" office:value-type="float" office:value="1440" calcext:value-type="float">
            <text:p>1440</text:p>
          </table:table-cell>
          <table:table-cell/>
          <table:table-cell table:style-name="ce6" table:formula="of:=IF([.C289] = &quot;&quot;; 0; 1)" office:value-type="boolean" office:boolean-value="false" calcext:value-type="boolean">
            <text:p>FALSO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table:style-name="ce3" table:formula="of:=IF([.U290]&lt;255; [.U290]; &quot;&quot;)">
            <text:p/>
          </table:table-cell>
          <table:table-cell table:style-name="ce3" table:formula="of:=IF([.V290]&lt;256; [.V290]; &quot;&quot;)">
            <text:p/>
          </table:table-cell>
          <table:table-cell table:number-columns-repeated="18"/>
          <table:table-cell table:formula="of:=[.$X$337]*[.Y290]" office:value-type="float" office:value="1440" calcext:value-type="float">
            <text:p>1440</text:p>
          </table:table-cell>
          <table:table-cell table:formula="of:=[.U290] + [.$X$337]" office:value-type="float" office:value="1445" calcext:value-type="float">
            <text:p>1445</text:p>
          </table:table-cell>
          <table:table-cell/>
          <table:table-cell table:style-name="ce6" table:formula="of:=IF([.C290] = &quot;&quot;; 0; 1)" office:value-type="boolean" office:boolean-value="false" calcext:value-type="boolean">
            <text:p>FALSO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table:style-name="ce3" table:formula="of:=IF([.U291]&lt;255; [.U291]; &quot;&quot;)">
            <text:p/>
          </table:table-cell>
          <table:table-cell table:style-name="ce3" table:formula="of:=IF([.V291]&lt;256; [.V291]; &quot;&quot;)">
            <text:p/>
          </table:table-cell>
          <table:table-cell table:number-columns-repeated="18"/>
          <table:table-cell table:formula="of:=[.$X$337]*[.Y291]" office:value-type="float" office:value="1445" calcext:value-type="float">
            <text:p>1445</text:p>
          </table:table-cell>
          <table:table-cell table:formula="of:=[.U291] + [.$X$337]" office:value-type="float" office:value="1450" calcext:value-type="float">
            <text:p>1450</text:p>
          </table:table-cell>
          <table:table-cell/>
          <table:table-cell table:style-name="ce6" table:formula="of:=IF([.C291] = &quot;&quot;; 0; 1)" office:value-type="boolean" office:boolean-value="false" calcext:value-type="boolean">
            <text:p>FALSO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table:style-name="ce3" table:formula="of:=IF([.U292]&lt;255; [.U292]; &quot;&quot;)">
            <text:p/>
          </table:table-cell>
          <table:table-cell table:style-name="ce3" table:formula="of:=IF([.V292]&lt;256; [.V292]; &quot;&quot;)">
            <text:p/>
          </table:table-cell>
          <table:table-cell table:number-columns-repeated="18"/>
          <table:table-cell table:formula="of:=[.$X$337]*[.Y292]" office:value-type="float" office:value="1450" calcext:value-type="float">
            <text:p>1450</text:p>
          </table:table-cell>
          <table:table-cell table:formula="of:=[.U292] + [.$X$337]" office:value-type="float" office:value="1455" calcext:value-type="float">
            <text:p>1455</text:p>
          </table:table-cell>
          <table:table-cell/>
          <table:table-cell table:style-name="ce6" table:formula="of:=IF([.C292] = &quot;&quot;; 0; 1)" office:value-type="boolean" office:boolean-value="false" calcext:value-type="boolean">
            <text:p>FALSO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table:style-name="ce3" table:formula="of:=IF([.U293]&lt;255; [.U293]; &quot;&quot;)">
            <text:p/>
          </table:table-cell>
          <table:table-cell table:style-name="ce3" table:formula="of:=IF([.V293]&lt;256; [.V293]; &quot;&quot;)">
            <text:p/>
          </table:table-cell>
          <table:table-cell table:number-columns-repeated="18"/>
          <table:table-cell table:formula="of:=[.$X$337]*[.Y293]" office:value-type="float" office:value="1455" calcext:value-type="float">
            <text:p>1455</text:p>
          </table:table-cell>
          <table:table-cell table:formula="of:=[.U293] + [.$X$337]" office:value-type="float" office:value="1460" calcext:value-type="float">
            <text:p>1460</text:p>
          </table:table-cell>
          <table:table-cell/>
          <table:table-cell table:style-name="ce6" table:formula="of:=IF([.C293] = &quot;&quot;; 0; 1)" office:value-type="boolean" office:boolean-value="false" calcext:value-type="boolean">
            <text:p>FALSO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table:style-name="ce3" table:formula="of:=IF([.U294]&lt;255; [.U294]; &quot;&quot;)">
            <text:p/>
          </table:table-cell>
          <table:table-cell table:style-name="ce3" table:formula="of:=IF([.V294]&lt;256; [.V294]; &quot;&quot;)">
            <text:p/>
          </table:table-cell>
          <table:table-cell table:number-columns-repeated="18"/>
          <table:table-cell table:formula="of:=[.$X$337]*[.Y294]" office:value-type="float" office:value="1460" calcext:value-type="float">
            <text:p>1460</text:p>
          </table:table-cell>
          <table:table-cell table:formula="of:=[.U294] + [.$X$337]" office:value-type="float" office:value="1465" calcext:value-type="float">
            <text:p>1465</text:p>
          </table:table-cell>
          <table:table-cell/>
          <table:table-cell table:style-name="ce6" table:formula="of:=IF([.C294] = &quot;&quot;; 0; 1)" office:value-type="boolean" office:boolean-value="false" calcext:value-type="boolean">
            <text:p>FALSO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table:style-name="ce3" table:formula="of:=IF([.U295]&lt;255; [.U295]; &quot;&quot;)">
            <text:p/>
          </table:table-cell>
          <table:table-cell table:style-name="ce3" table:formula="of:=IF([.V295]&lt;256; [.V295]; &quot;&quot;)">
            <text:p/>
          </table:table-cell>
          <table:table-cell table:number-columns-repeated="18"/>
          <table:table-cell table:formula="of:=[.$X$337]*[.Y295]" office:value-type="float" office:value="1465" calcext:value-type="float">
            <text:p>1465</text:p>
          </table:table-cell>
          <table:table-cell table:formula="of:=[.U295] + [.$X$337]" office:value-type="float" office:value="1470" calcext:value-type="float">
            <text:p>1470</text:p>
          </table:table-cell>
          <table:table-cell/>
          <table:table-cell table:style-name="ce6" table:formula="of:=IF([.C295] = &quot;&quot;; 0; 1)" office:value-type="boolean" office:boolean-value="false" calcext:value-type="boolean">
            <text:p>FALSO</text:p>
          </table:table-cell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table:style-name="ce3" table:formula="of:=IF([.U296]&lt;255; [.U296]; &quot;&quot;)">
            <text:p/>
          </table:table-cell>
          <table:table-cell table:style-name="ce3" table:formula="of:=IF([.V296]&lt;256; [.V296]; &quot;&quot;)">
            <text:p/>
          </table:table-cell>
          <table:table-cell table:number-columns-repeated="18"/>
          <table:table-cell table:formula="of:=[.$X$337]*[.Y296]" office:value-type="float" office:value="1470" calcext:value-type="float">
            <text:p>1470</text:p>
          </table:table-cell>
          <table:table-cell table:formula="of:=[.U296] + [.$X$337]" office:value-type="float" office:value="1475" calcext:value-type="float">
            <text:p>1475</text:p>
          </table:table-cell>
          <table:table-cell/>
          <table:table-cell table:style-name="ce6" table:formula="of:=IF([.C296] = &quot;&quot;; 0; 1)" office:value-type="boolean" office:boolean-value="false" calcext:value-type="boolean">
            <text:p>FALSO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table:style-name="ce3" table:formula="of:=IF([.U297]&lt;255; [.U297]; &quot;&quot;)">
            <text:p/>
          </table:table-cell>
          <table:table-cell table:style-name="ce3" table:formula="of:=IF([.V297]&lt;256; [.V297]; &quot;&quot;)">
            <text:p/>
          </table:table-cell>
          <table:table-cell table:number-columns-repeated="18"/>
          <table:table-cell table:formula="of:=[.$X$337]*[.Y297]" office:value-type="float" office:value="1475" calcext:value-type="float">
            <text:p>1475</text:p>
          </table:table-cell>
          <table:table-cell table:formula="of:=[.U297] + [.$X$337]" office:value-type="float" office:value="1480" calcext:value-type="float">
            <text:p>1480</text:p>
          </table:table-cell>
          <table:table-cell/>
          <table:table-cell table:style-name="ce6" table:formula="of:=IF([.C297] = &quot;&quot;; 0; 1)" office:value-type="boolean" office:boolean-value="false" calcext:value-type="boolean">
            <text:p>FALSO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table:style-name="ce3" table:formula="of:=IF([.U298]&lt;255; [.U298]; &quot;&quot;)">
            <text:p/>
          </table:table-cell>
          <table:table-cell table:style-name="ce3" table:formula="of:=IF([.V298]&lt;256; [.V298]; &quot;&quot;)">
            <text:p/>
          </table:table-cell>
          <table:table-cell table:number-columns-repeated="18"/>
          <table:table-cell table:formula="of:=[.$X$337]*[.Y298]" office:value-type="float" office:value="1480" calcext:value-type="float">
            <text:p>1480</text:p>
          </table:table-cell>
          <table:table-cell table:formula="of:=[.U298] + [.$X$337]" office:value-type="float" office:value="1485" calcext:value-type="float">
            <text:p>1485</text:p>
          </table:table-cell>
          <table:table-cell/>
          <table:table-cell table:style-name="ce6" table:formula="of:=IF([.C298] = &quot;&quot;; 0; 1)" office:value-type="boolean" office:boolean-value="false" calcext:value-type="boolean">
            <text:p>FALSO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table:style-name="ce3" table:formula="of:=IF([.U299]&lt;255; [.U299]; &quot;&quot;)">
            <text:p/>
          </table:table-cell>
          <table:table-cell table:style-name="ce3" table:formula="of:=IF([.V299]&lt;256; [.V299]; &quot;&quot;)">
            <text:p/>
          </table:table-cell>
          <table:table-cell table:number-columns-repeated="18"/>
          <table:table-cell table:formula="of:=[.$X$337]*[.Y299]" office:value-type="float" office:value="1485" calcext:value-type="float">
            <text:p>1485</text:p>
          </table:table-cell>
          <table:table-cell table:formula="of:=[.U299] + [.$X$337]" office:value-type="float" office:value="1490" calcext:value-type="float">
            <text:p>1490</text:p>
          </table:table-cell>
          <table:table-cell/>
          <table:table-cell table:style-name="ce6" table:formula="of:=IF([.C299] = &quot;&quot;; 0; 1)" office:value-type="boolean" office:boolean-value="false" calcext:value-type="boolean">
            <text:p>FALSO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table:style-name="ce3" table:formula="of:=IF([.U300]&lt;255; [.U300]; &quot;&quot;)">
            <text:p/>
          </table:table-cell>
          <table:table-cell table:style-name="ce3" table:formula="of:=IF([.V300]&lt;256; [.V300]; &quot;&quot;)">
            <text:p/>
          </table:table-cell>
          <table:table-cell table:number-columns-repeated="18"/>
          <table:table-cell table:formula="of:=[.$X$337]*[.Y300]" office:value-type="float" office:value="1490" calcext:value-type="float">
            <text:p>1490</text:p>
          </table:table-cell>
          <table:table-cell table:formula="of:=[.U300] + [.$X$337]" office:value-type="float" office:value="1495" calcext:value-type="float">
            <text:p>1495</text:p>
          </table:table-cell>
          <table:table-cell/>
          <table:table-cell table:style-name="ce6" table:formula="of:=IF([.C300] = &quot;&quot;; 0; 1)" office:value-type="boolean" office:boolean-value="false" calcext:value-type="boolean">
            <text:p>FALSO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table:style-name="ce3" table:formula="of:=IF([.U301]&lt;255; [.U301]; &quot;&quot;)">
            <text:p/>
          </table:table-cell>
          <table:table-cell table:style-name="ce3" table:formula="of:=IF([.V301]&lt;256; [.V301]; &quot;&quot;)">
            <text:p/>
          </table:table-cell>
          <table:table-cell table:number-columns-repeated="18"/>
          <table:table-cell table:formula="of:=[.$X$337]*[.Y301]" office:value-type="float" office:value="1495" calcext:value-type="float">
            <text:p>1495</text:p>
          </table:table-cell>
          <table:table-cell table:formula="of:=[.U301] + [.$X$337]" office:value-type="float" office:value="1500" calcext:value-type="float">
            <text:p>1500</text:p>
          </table:table-cell>
          <table:table-cell/>
          <table:table-cell table:style-name="ce6" table:formula="of:=IF([.C301] = &quot;&quot;; 0; 1)" office:value-type="boolean" office:boolean-value="false" calcext:value-type="boolean">
            <text:p>FALSO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table:style-name="ce3" table:formula="of:=IF([.U302]&lt;255; [.U302]; &quot;&quot;)">
            <text:p/>
          </table:table-cell>
          <table:table-cell table:style-name="ce3" table:formula="of:=IF([.V302]&lt;256; [.V302]; &quot;&quot;)">
            <text:p/>
          </table:table-cell>
          <table:table-cell table:number-columns-repeated="18"/>
          <table:table-cell table:formula="of:=[.$X$337]*[.Y302]" office:value-type="float" office:value="1500" calcext:value-type="float">
            <text:p>1500</text:p>
          </table:table-cell>
          <table:table-cell table:formula="of:=[.U302] + [.$X$337]" office:value-type="float" office:value="1505" calcext:value-type="float">
            <text:p>1505</text:p>
          </table:table-cell>
          <table:table-cell/>
          <table:table-cell table:style-name="ce6" table:formula="of:=IF([.C302] = &quot;&quot;; 0; 1)" office:value-type="boolean" office:boolean-value="false" calcext:value-type="boolean">
            <text:p>FALSO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style-name="ce3" table:formula="of:=IF([.U303]&lt;255; [.U303]; &quot;&quot;)">
            <text:p/>
          </table:table-cell>
          <table:table-cell table:style-name="ce3" table:formula="of:=IF([.V303]&lt;256; [.V303]; &quot;&quot;)">
            <text:p/>
          </table:table-cell>
          <table:table-cell table:number-columns-repeated="18"/>
          <table:table-cell table:formula="of:=[.$X$337]*[.Y303]" office:value-type="float" office:value="1505" calcext:value-type="float">
            <text:p>1505</text:p>
          </table:table-cell>
          <table:table-cell table:formula="of:=[.U303] + [.$X$337]" office:value-type="float" office:value="1510" calcext:value-type="float">
            <text:p>1510</text:p>
          </table:table-cell>
          <table:table-cell/>
          <table:table-cell table:style-name="ce6" table:formula="of:=IF([.C303] = &quot;&quot;; 0; 1)" office:value-type="boolean" office:boolean-value="false" calcext:value-type="boolean">
            <text:p>FALSO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1">
          <table:table-cell table:style-name="ce3" table:formula="of:=IF([.U304]&lt;255; [.U304]; &quot;&quot;)">
            <text:p/>
          </table:table-cell>
          <table:table-cell table:style-name="ce3" table:formula="of:=IF([.V304]&lt;256; [.V304]; &quot;&quot;)">
            <text:p/>
          </table:table-cell>
          <table:table-cell table:number-columns-repeated="18"/>
          <table:table-cell table:formula="of:=[.$X$337]*[.Y304]" office:value-type="float" office:value="1510" calcext:value-type="float">
            <text:p>1510</text:p>
          </table:table-cell>
          <table:table-cell table:formula="of:=[.U304] + [.$X$337]" office:value-type="float" office:value="1515" calcext:value-type="float">
            <text:p>1515</text:p>
          </table:table-cell>
          <table:table-cell/>
          <table:table-cell table:style-name="ce6" table:formula="of:=IF([.C304] = &quot;&quot;; 0; 1)" office:value-type="boolean" office:boolean-value="false" calcext:value-type="boolean">
            <text:p>FALSO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1">
          <table:table-cell table:style-name="ce3" table:formula="of:=IF([.U305]&lt;255; [.U305]; &quot;&quot;)">
            <text:p/>
          </table:table-cell>
          <table:table-cell table:style-name="ce3" table:formula="of:=IF([.V305]&lt;256; [.V305]; &quot;&quot;)">
            <text:p/>
          </table:table-cell>
          <table:table-cell table:number-columns-repeated="18"/>
          <table:table-cell table:formula="of:=[.$X$337]*[.Y305]" office:value-type="float" office:value="1515" calcext:value-type="float">
            <text:p>1515</text:p>
          </table:table-cell>
          <table:table-cell table:formula="of:=[.U305] + [.$X$337]" office:value-type="float" office:value="1520" calcext:value-type="float">
            <text:p>1520</text:p>
          </table:table-cell>
          <table:table-cell/>
          <table:table-cell table:style-name="ce6" table:formula="of:=IF([.C305] = &quot;&quot;; 0; 1)" office:value-type="boolean" office:boolean-value="false" calcext:value-type="boolean">
            <text:p>FALSO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1">
          <table:table-cell table:style-name="ce3" table:formula="of:=IF([.U306]&lt;255; [.U306]; &quot;&quot;)">
            <text:p/>
          </table:table-cell>
          <table:table-cell table:style-name="ce3" table:formula="of:=IF([.V306]&lt;256; [.V306]; &quot;&quot;)">
            <text:p/>
          </table:table-cell>
          <table:table-cell table:number-columns-repeated="18"/>
          <table:table-cell table:formula="of:=[.$X$337]*[.Y306]" office:value-type="float" office:value="1520" calcext:value-type="float">
            <text:p>1520</text:p>
          </table:table-cell>
          <table:table-cell table:formula="of:=[.U306] + [.$X$337]" office:value-type="float" office:value="1525" calcext:value-type="float">
            <text:p>1525</text:p>
          </table:table-cell>
          <table:table-cell/>
          <table:table-cell table:style-name="ce6" table:formula="of:=IF([.C306] = &quot;&quot;; 0; 1)" office:value-type="boolean" office:boolean-value="false" calcext:value-type="boolean">
            <text:p>FALSO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1">
          <table:table-cell table:style-name="ce3" table:formula="of:=IF([.U307]&lt;255; [.U307]; &quot;&quot;)">
            <text:p/>
          </table:table-cell>
          <table:table-cell table:style-name="ce3" table:formula="of:=IF([.V307]&lt;256; [.V307]; &quot;&quot;)">
            <text:p/>
          </table:table-cell>
          <table:table-cell table:number-columns-repeated="18"/>
          <table:table-cell table:formula="of:=[.$X$337]*[.Y307]" office:value-type="float" office:value="1525" calcext:value-type="float">
            <text:p>1525</text:p>
          </table:table-cell>
          <table:table-cell table:formula="of:=[.U307] + [.$X$337]" office:value-type="float" office:value="1530" calcext:value-type="float">
            <text:p>1530</text:p>
          </table:table-cell>
          <table:table-cell/>
          <table:table-cell table:style-name="ce6" table:formula="of:=IF([.C307] = &quot;&quot;; 0; 1)" office:value-type="boolean" office:boolean-value="false" calcext:value-type="boolean">
            <text:p>FALSO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table:style-name="ce3" table:formula="of:=IF([.U308]&lt;255; [.U308]; &quot;&quot;)">
            <text:p/>
          </table:table-cell>
          <table:table-cell table:style-name="ce3" table:formula="of:=IF([.V308]&lt;256; [.V308]; &quot;&quot;)">
            <text:p/>
          </table:table-cell>
          <table:table-cell table:number-columns-repeated="18"/>
          <table:table-cell table:formula="of:=[.$X$337]*[.Y308]" office:value-type="float" office:value="1530" calcext:value-type="float">
            <text:p>1530</text:p>
          </table:table-cell>
          <table:table-cell table:formula="of:=[.U308] + [.$X$337]" office:value-type="float" office:value="1535" calcext:value-type="float">
            <text:p>1535</text:p>
          </table:table-cell>
          <table:table-cell/>
          <table:table-cell table:style-name="ce6" table:formula="of:=IF([.C308] = &quot;&quot;; 0; 1)" office:value-type="boolean" office:boolean-value="false" calcext:value-type="boolean">
            <text:p>FALSO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1">
          <table:table-cell table:style-name="ce3" table:formula="of:=IF([.U309]&lt;255; [.U309]; &quot;&quot;)">
            <text:p/>
          </table:table-cell>
          <table:table-cell table:style-name="ce3" table:formula="of:=IF([.V309]&lt;256; [.V309]; &quot;&quot;)">
            <text:p/>
          </table:table-cell>
          <table:table-cell table:number-columns-repeated="18"/>
          <table:table-cell table:formula="of:=[.$X$337]*[.Y309]" office:value-type="float" office:value="1535" calcext:value-type="float">
            <text:p>1535</text:p>
          </table:table-cell>
          <table:table-cell table:formula="of:=[.U309] + [.$X$337]" office:value-type="float" office:value="1540" calcext:value-type="float">
            <text:p>1540</text:p>
          </table:table-cell>
          <table:table-cell/>
          <table:table-cell table:style-name="ce6" table:formula="of:=IF([.C309] = &quot;&quot;; 0; 1)" office:value-type="boolean" office:boolean-value="false" calcext:value-type="boolean">
            <text:p>FALSO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1">
          <table:table-cell table:style-name="ce3" table:formula="of:=IF([.U310]&lt;255; [.U310]; &quot;&quot;)">
            <text:p/>
          </table:table-cell>
          <table:table-cell table:style-name="ce3" table:formula="of:=IF([.V310]&lt;256; [.V310]; &quot;&quot;)">
            <text:p/>
          </table:table-cell>
          <table:table-cell table:number-columns-repeated="18"/>
          <table:table-cell table:formula="of:=[.$X$337]*[.Y310]" office:value-type="float" office:value="1540" calcext:value-type="float">
            <text:p>1540</text:p>
          </table:table-cell>
          <table:table-cell table:formula="of:=[.U310] + [.$X$337]" office:value-type="float" office:value="1545" calcext:value-type="float">
            <text:p>1545</text:p>
          </table:table-cell>
          <table:table-cell/>
          <table:table-cell table:style-name="ce6" table:formula="of:=IF([.C310] = &quot;&quot;; 0; 1)" office:value-type="boolean" office:boolean-value="false" calcext:value-type="boolean">
            <text:p>FALSO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1">
          <table:table-cell table:style-name="ce3" table:formula="of:=IF([.U311]&lt;255; [.U311]; &quot;&quot;)">
            <text:p/>
          </table:table-cell>
          <table:table-cell table:style-name="ce3" table:formula="of:=IF([.V311]&lt;256; [.V311]; &quot;&quot;)">
            <text:p/>
          </table:table-cell>
          <table:table-cell table:number-columns-repeated="18"/>
          <table:table-cell table:formula="of:=[.$X$337]*[.Y311]" office:value-type="float" office:value="1545" calcext:value-type="float">
            <text:p>1545</text:p>
          </table:table-cell>
          <table:table-cell table:formula="of:=[.U311] + [.$X$337]" office:value-type="float" office:value="1550" calcext:value-type="float">
            <text:p>1550</text:p>
          </table:table-cell>
          <table:table-cell/>
          <table:table-cell table:style-name="ce6" table:formula="of:=IF([.C311] = &quot;&quot;; 0; 1)" office:value-type="boolean" office:boolean-value="false" calcext:value-type="boolean">
            <text:p>FALSO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1">
          <table:table-cell table:style-name="ce3" table:formula="of:=IF([.U312]&lt;255; [.U312]; &quot;&quot;)">
            <text:p/>
          </table:table-cell>
          <table:table-cell table:style-name="ce3" table:formula="of:=IF([.V312]&lt;256; [.V312]; &quot;&quot;)">
            <text:p/>
          </table:table-cell>
          <table:table-cell table:number-columns-repeated="18"/>
          <table:table-cell table:formula="of:=[.$X$337]*[.Y312]" office:value-type="float" office:value="1550" calcext:value-type="float">
            <text:p>1550</text:p>
          </table:table-cell>
          <table:table-cell table:formula="of:=[.U312] + [.$X$337]" office:value-type="float" office:value="1555" calcext:value-type="float">
            <text:p>1555</text:p>
          </table:table-cell>
          <table:table-cell/>
          <table:table-cell table:style-name="ce6" table:formula="of:=IF([.C312] = &quot;&quot;; 0; 1)" office:value-type="boolean" office:boolean-value="false" calcext:value-type="boolean">
            <text:p>FALSO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1">
          <table:table-cell table:style-name="ce3" table:formula="of:=IF([.U313]&lt;255; [.U313]; &quot;&quot;)">
            <text:p/>
          </table:table-cell>
          <table:table-cell table:style-name="ce3" table:formula="of:=IF([.V313]&lt;256; [.V313]; &quot;&quot;)">
            <text:p/>
          </table:table-cell>
          <table:table-cell table:number-columns-repeated="18"/>
          <table:table-cell table:formula="of:=[.$X$337]*[.Y313]" office:value-type="float" office:value="1555" calcext:value-type="float">
            <text:p>1555</text:p>
          </table:table-cell>
          <table:table-cell table:formula="of:=[.U313] + [.$X$337]" office:value-type="float" office:value="1560" calcext:value-type="float">
            <text:p>1560</text:p>
          </table:table-cell>
          <table:table-cell/>
          <table:table-cell table:style-name="ce6" table:formula="of:=IF([.C313] = &quot;&quot;; 0; 1)" office:value-type="boolean" office:boolean-value="false" calcext:value-type="boolean">
            <text:p>FALSO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1">
          <table:table-cell table:style-name="ce3" table:formula="of:=IF([.U314]&lt;255; [.U314]; &quot;&quot;)">
            <text:p/>
          </table:table-cell>
          <table:table-cell table:style-name="ce3" table:formula="of:=IF([.V314]&lt;256; [.V314]; &quot;&quot;)">
            <text:p/>
          </table:table-cell>
          <table:table-cell table:number-columns-repeated="18"/>
          <table:table-cell table:formula="of:=[.$X$337]*[.Y314]" office:value-type="float" office:value="1560" calcext:value-type="float">
            <text:p>1560</text:p>
          </table:table-cell>
          <table:table-cell table:formula="of:=[.U314] + [.$X$337]" office:value-type="float" office:value="1565" calcext:value-type="float">
            <text:p>1565</text:p>
          </table:table-cell>
          <table:table-cell/>
          <table:table-cell table:style-name="ce6" table:formula="of:=IF([.C314] = &quot;&quot;; 0; 1)" office:value-type="boolean" office:boolean-value="false" calcext:value-type="boolean">
            <text:p>FALSO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 table:style-name="ce3" table:formula="of:=IF([.U315]&lt;255; [.U315]; &quot;&quot;)">
            <text:p/>
          </table:table-cell>
          <table:table-cell table:style-name="ce3" table:formula="of:=IF([.V315]&lt;256; [.V315]; &quot;&quot;)">
            <text:p/>
          </table:table-cell>
          <table:table-cell table:number-columns-repeated="18"/>
          <table:table-cell table:formula="of:=[.$X$337]*[.Y315]" office:value-type="float" office:value="1565" calcext:value-type="float">
            <text:p>1565</text:p>
          </table:table-cell>
          <table:table-cell table:formula="of:=[.U315] + [.$X$337]" office:value-type="float" office:value="1570" calcext:value-type="float">
            <text:p>1570</text:p>
          </table:table-cell>
          <table:table-cell/>
          <table:table-cell table:style-name="ce6" table:formula="of:=IF([.C315] = &quot;&quot;; 0; 1)" office:value-type="boolean" office:boolean-value="false" calcext:value-type="boolean">
            <text:p>FALSO</text:p>
          </table:table-cell>
          <table:table-cell office:value-type="float" office:value="313" calcext:value-type="float">
            <text:p>313</text:p>
          </table:table-cell>
          <table:table-cell table:number-columns-repeated="16"/>
        </table:table-row>
        <table:table-row table:style-name="ro1">
          <table:table-cell table:style-name="ce3" table:formula="of:=IF([.U316]&lt;255; [.U316]; &quot;&quot;)">
            <text:p/>
          </table:table-cell>
          <table:table-cell table:style-name="ce3" table:formula="of:=IF([.V316]&lt;256; [.V316]; &quot;&quot;)">
            <text:p/>
          </table:table-cell>
          <table:table-cell table:number-columns-repeated="18"/>
          <table:table-cell table:formula="of:=[.$X$337]*[.Y316]" office:value-type="float" office:value="1570" calcext:value-type="float">
            <text:p>1570</text:p>
          </table:table-cell>
          <table:table-cell table:formula="of:=[.U316] + [.$X$337]" office:value-type="float" office:value="1575" calcext:value-type="float">
            <text:p>1575</text:p>
          </table:table-cell>
          <table:table-cell/>
          <table:table-cell table:style-name="ce6" table:formula="of:=IF([.C316] = &quot;&quot;; 0; 1)" office:value-type="boolean" office:boolean-value="false" calcext:value-type="boolean">
            <text:p>FALSO</text:p>
          </table:table-cell>
          <table:table-cell office:value-type="float" office:value="314" calcext:value-type="float">
            <text:p>314</text:p>
          </table:table-cell>
          <table:table-cell table:number-columns-repeated="16"/>
        </table:table-row>
        <table:table-row table:style-name="ro1">
          <table:table-cell table:style-name="ce3" table:formula="of:=IF([.U317]&lt;255; [.U317]; &quot;&quot;)">
            <text:p/>
          </table:table-cell>
          <table:table-cell table:style-name="ce3" table:formula="of:=IF([.V317]&lt;256; [.V317]; &quot;&quot;)">
            <text:p/>
          </table:table-cell>
          <table:table-cell table:number-columns-repeated="18"/>
          <table:table-cell table:formula="of:=[.$X$337]*[.Y317]" office:value-type="float" office:value="1575" calcext:value-type="float">
            <text:p>1575</text:p>
          </table:table-cell>
          <table:table-cell table:formula="of:=[.U317] + [.$X$337]" office:value-type="float" office:value="1580" calcext:value-type="float">
            <text:p>1580</text:p>
          </table:table-cell>
          <table:table-cell/>
          <table:table-cell table:style-name="ce6" table:formula="of:=IF([.C317] = &quot;&quot;; 0; 1)" office:value-type="boolean" office:boolean-value="false" calcext:value-type="boolean">
            <text:p>FALSO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1">
          <table:table-cell table:style-name="ce3" table:formula="of:=IF([.U318]&lt;255; [.U318]; &quot;&quot;)">
            <text:p/>
          </table:table-cell>
          <table:table-cell table:style-name="ce3" table:formula="of:=IF([.V318]&lt;256; [.V318]; &quot;&quot;)">
            <text:p/>
          </table:table-cell>
          <table:table-cell table:number-columns-repeated="18"/>
          <table:table-cell table:formula="of:=[.$X$337]*[.Y318]" office:value-type="float" office:value="1580" calcext:value-type="float">
            <text:p>1580</text:p>
          </table:table-cell>
          <table:table-cell table:formula="of:=[.U318] + [.$X$337]" office:value-type="float" office:value="1585" calcext:value-type="float">
            <text:p>1585</text:p>
          </table:table-cell>
          <table:table-cell/>
          <table:table-cell table:style-name="ce6" table:formula="of:=IF([.C318] = &quot;&quot;; 0; 1)" office:value-type="boolean" office:boolean-value="false" calcext:value-type="boolean">
            <text:p>FALSO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table:style-name="ce3" table:formula="of:=IF([.U319]&lt;255; [.U319]; &quot;&quot;)">
            <text:p/>
          </table:table-cell>
          <table:table-cell table:style-name="ce3" table:formula="of:=IF([.V319]&lt;256; [.V319]; &quot;&quot;)">
            <text:p/>
          </table:table-cell>
          <table:table-cell table:number-columns-repeated="18"/>
          <table:table-cell table:formula="of:=[.$X$337]*[.Y319]" office:value-type="float" office:value="1585" calcext:value-type="float">
            <text:p>1585</text:p>
          </table:table-cell>
          <table:table-cell table:formula="of:=[.U319] + [.$X$337]" office:value-type="float" office:value="1590" calcext:value-type="float">
            <text:p>1590</text:p>
          </table:table-cell>
          <table:table-cell/>
          <table:table-cell table:style-name="ce6" table:formula="of:=IF([.C319] = &quot;&quot;; 0; 1)" office:value-type="boolean" office:boolean-value="false" calcext:value-type="boolean">
            <text:p>FALSO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1">
          <table:table-cell table:style-name="ce3" table:formula="of:=IF([.U320]&lt;255; [.U320]; &quot;&quot;)">
            <text:p/>
          </table:table-cell>
          <table:table-cell table:style-name="ce3" table:formula="of:=IF([.V320]&lt;256; [.V320]; &quot;&quot;)">
            <text:p/>
          </table:table-cell>
          <table:table-cell table:number-columns-repeated="18"/>
          <table:table-cell table:formula="of:=[.$X$337]*[.Y320]" office:value-type="float" office:value="1590" calcext:value-type="float">
            <text:p>1590</text:p>
          </table:table-cell>
          <table:table-cell table:formula="of:=[.U320] + [.$X$337]" office:value-type="float" office:value="1595" calcext:value-type="float">
            <text:p>1595</text:p>
          </table:table-cell>
          <table:table-cell/>
          <table:table-cell table:style-name="ce6" table:formula="of:=IF([.C320] = &quot;&quot;; 0; 1)" office:value-type="boolean" office:boolean-value="false" calcext:value-type="boolean">
            <text:p>FALSO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table:style-name="ce3" table:formula="of:=IF([.U321]&lt;255; [.U321]; &quot;&quot;)">
            <text:p/>
          </table:table-cell>
          <table:table-cell table:style-name="ce3" table:formula="of:=IF([.V321]&lt;256; [.V321]; &quot;&quot;)">
            <text:p/>
          </table:table-cell>
          <table:table-cell table:number-columns-repeated="18"/>
          <table:table-cell table:formula="of:=[.$X$337]*[.Y321]" office:value-type="float" office:value="1595" calcext:value-type="float">
            <text:p>1595</text:p>
          </table:table-cell>
          <table:table-cell table:formula="of:=[.U321] + [.$X$337]" office:value-type="float" office:value="1600" calcext:value-type="float">
            <text:p>1600</text:p>
          </table:table-cell>
          <table:table-cell/>
          <table:table-cell table:style-name="ce6" table:formula="of:=IF([.C321] = &quot;&quot;; 0; 1)" office:value-type="boolean" office:boolean-value="false" calcext:value-type="boolean">
            <text:p>FALSO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1">
          <table:table-cell table:style-name="ce3" table:formula="of:=IF([.U322]&lt;255; [.U322]; &quot;&quot;)">
            <text:p/>
          </table:table-cell>
          <table:table-cell table:style-name="ce3" table:formula="of:=IF([.V322]&lt;256; [.V322]; &quot;&quot;)">
            <text:p/>
          </table:table-cell>
          <table:table-cell table:number-columns-repeated="18"/>
          <table:table-cell table:formula="of:=[.$X$337]*[.Y322]" office:value-type="float" office:value="1600" calcext:value-type="float">
            <text:p>1600</text:p>
          </table:table-cell>
          <table:table-cell table:formula="of:=[.U322] + [.$X$337]" office:value-type="float" office:value="1605" calcext:value-type="float">
            <text:p>1605</text:p>
          </table:table-cell>
          <table:table-cell/>
          <table:table-cell table:style-name="ce6" table:formula="of:=IF([.C322] = &quot;&quot;; 0; 1)" office:value-type="boolean" office:boolean-value="false" calcext:value-type="boolean">
            <text:p>FALSO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1">
          <table:table-cell table:style-name="ce3" table:formula="of:=IF([.U323]&lt;255; [.U323]; &quot;&quot;)">
            <text:p/>
          </table:table-cell>
          <table:table-cell table:style-name="ce3" table:formula="of:=IF([.V323]&lt;256; [.V323]; &quot;&quot;)">
            <text:p/>
          </table:table-cell>
          <table:table-cell table:number-columns-repeated="18"/>
          <table:table-cell table:formula="of:=[.$X$337]*[.Y323]" office:value-type="float" office:value="1605" calcext:value-type="float">
            <text:p>1605</text:p>
          </table:table-cell>
          <table:table-cell table:formula="of:=[.U323] + [.$X$337]" office:value-type="float" office:value="1610" calcext:value-type="float">
            <text:p>1610</text:p>
          </table:table-cell>
          <table:table-cell/>
          <table:table-cell table:style-name="ce6" table:formula="of:=IF([.C323] = &quot;&quot;; 0; 1)" office:value-type="boolean" office:boolean-value="false" calcext:value-type="boolean">
            <text:p>FALSO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1">
          <table:table-cell table:style-name="ce3" table:formula="of:=IF([.U324]&lt;255; [.U324]; &quot;&quot;)">
            <text:p/>
          </table:table-cell>
          <table:table-cell table:style-name="ce3" table:formula="of:=IF([.V324]&lt;256; [.V324]; &quot;&quot;)">
            <text:p/>
          </table:table-cell>
          <table:table-cell table:number-columns-repeated="18"/>
          <table:table-cell table:formula="of:=[.$X$337]*[.Y324]" office:value-type="float" office:value="1610" calcext:value-type="float">
            <text:p>1610</text:p>
          </table:table-cell>
          <table:table-cell table:formula="of:=[.U324] + [.$X$337]" office:value-type="float" office:value="1615" calcext:value-type="float">
            <text:p>1615</text:p>
          </table:table-cell>
          <table:table-cell/>
          <table:table-cell table:style-name="ce6" table:formula="of:=IF([.C324] = &quot;&quot;; 0; 1)" office:value-type="boolean" office:boolean-value="false" calcext:value-type="boolean">
            <text:p>FALSO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1">
          <table:table-cell table:style-name="ce3" table:formula="of:=IF([.U325]&lt;255; [.U325]; &quot;&quot;)">
            <text:p/>
          </table:table-cell>
          <table:table-cell table:style-name="ce3" table:formula="of:=IF([.V325]&lt;256; [.V325]; &quot;&quot;)">
            <text:p/>
          </table:table-cell>
          <table:table-cell table:number-columns-repeated="18"/>
          <table:table-cell table:formula="of:=[.$X$337]*[.Y325]" office:value-type="float" office:value="1615" calcext:value-type="float">
            <text:p>1615</text:p>
          </table:table-cell>
          <table:table-cell table:formula="of:=[.U325] + [.$X$337]" office:value-type="float" office:value="1620" calcext:value-type="float">
            <text:p>1620</text:p>
          </table:table-cell>
          <table:table-cell/>
          <table:table-cell table:style-name="ce6" table:formula="of:=IF([.C325] = &quot;&quot;; 0; 1)" office:value-type="boolean" office:boolean-value="false" calcext:value-type="boolean">
            <text:p>FALSO</text:p>
          </table:table-cell>
          <table:table-cell office:value-type="float" office:value="323" calcext:value-type="float">
            <text:p>323</text:p>
          </table:table-cell>
          <table:table-cell table:number-columns-repeated="16"/>
        </table:table-row>
        <table:table-row table:style-name="ro1">
          <table:table-cell table:style-name="ce3" table:formula="of:=IF([.U326]&lt;255; [.U326]; &quot;&quot;)">
            <text:p/>
          </table:table-cell>
          <table:table-cell table:style-name="ce3" table:formula="of:=IF([.V326]&lt;256; [.V326]; &quot;&quot;)">
            <text:p/>
          </table:table-cell>
          <table:table-cell table:number-columns-repeated="18"/>
          <table:table-cell table:formula="of:=[.$X$337]*[.Y326]" office:value-type="float" office:value="1620" calcext:value-type="float">
            <text:p>1620</text:p>
          </table:table-cell>
          <table:table-cell table:formula="of:=[.U326] + [.$X$337]" office:value-type="float" office:value="1625" calcext:value-type="float">
            <text:p>1625</text:p>
          </table:table-cell>
          <table:table-cell/>
          <table:table-cell table:style-name="ce6" table:formula="of:=IF([.C326] = &quot;&quot;; 0; 1)" office:value-type="boolean" office:boolean-value="false" calcext:value-type="boolean">
            <text:p>FALSO</text:p>
          </table:table-cell>
          <table:table-cell office:value-type="float" office:value="324" calcext:value-type="float">
            <text:p>324</text:p>
          </table:table-cell>
          <table:table-cell table:number-columns-repeated="16"/>
        </table:table-row>
        <table:table-row table:style-name="ro1">
          <table:table-cell table:style-name="ce3" table:formula="of:=IF([.U327]&lt;255; [.U327]; &quot;&quot;)">
            <text:p/>
          </table:table-cell>
          <table:table-cell table:style-name="ce3" table:formula="of:=IF([.V327]&lt;256; [.V327]; &quot;&quot;)">
            <text:p/>
          </table:table-cell>
          <table:table-cell table:number-columns-repeated="18"/>
          <table:table-cell table:formula="of:=[.$X$337]*[.Y327]" office:value-type="float" office:value="1625" calcext:value-type="float">
            <text:p>1625</text:p>
          </table:table-cell>
          <table:table-cell table:formula="of:=[.U327] + [.$X$337]" office:value-type="float" office:value="1630" calcext:value-type="float">
            <text:p>1630</text:p>
          </table:table-cell>
          <table:table-cell/>
          <table:table-cell table:style-name="ce6" table:formula="of:=IF([.C327] = &quot;&quot;; 0; 1)" office:value-type="boolean" office:boolean-value="false" calcext:value-type="boolean">
            <text:p>FALSO</text:p>
          </table:table-cell>
          <table:table-cell office:value-type="float" office:value="325" calcext:value-type="float">
            <text:p>325</text:p>
          </table:table-cell>
          <table:table-cell table:number-columns-repeated="16"/>
        </table:table-row>
        <table:table-row table:style-name="ro1">
          <table:table-cell table:style-name="ce3" table:formula="of:=IF([.U328]&lt;255; [.U328]; &quot;&quot;)">
            <text:p/>
          </table:table-cell>
          <table:table-cell table:style-name="ce3" table:formula="of:=IF([.V328]&lt;256; [.V328]; &quot;&quot;)">
            <text:p/>
          </table:table-cell>
          <table:table-cell table:number-columns-repeated="18"/>
          <table:table-cell table:formula="of:=[.$X$337]*[.Y328]" office:value-type="float" office:value="1630" calcext:value-type="float">
            <text:p>1630</text:p>
          </table:table-cell>
          <table:table-cell table:formula="of:=[.U328] + [.$X$337]" office:value-type="float" office:value="1635" calcext:value-type="float">
            <text:p>1635</text:p>
          </table:table-cell>
          <table:table-cell/>
          <table:table-cell table:style-name="ce6" table:formula="of:=IF([.C328] = &quot;&quot;; 0; 1)" office:value-type="boolean" office:boolean-value="false" calcext:value-type="boolean">
            <text:p>FALSO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1">
          <table:table-cell table:style-name="ce3" table:formula="of:=IF([.U329]&lt;255; [.U329]; &quot;&quot;)">
            <text:p/>
          </table:table-cell>
          <table:table-cell table:style-name="ce3" table:formula="of:=IF([.V329]&lt;256; [.V329]; &quot;&quot;)">
            <text:p/>
          </table:table-cell>
          <table:table-cell table:number-columns-repeated="18"/>
          <table:table-cell table:formula="of:=[.$X$337]*[.Y329]" office:value-type="float" office:value="1635" calcext:value-type="float">
            <text:p>1635</text:p>
          </table:table-cell>
          <table:table-cell table:formula="of:=[.U329] + [.$X$337]" office:value-type="float" office:value="1640" calcext:value-type="float">
            <text:p>1640</text:p>
          </table:table-cell>
          <table:table-cell/>
          <table:table-cell table:style-name="ce6" table:formula="of:=IF([.C329] = &quot;&quot;; 0; 1)" office:value-type="boolean" office:boolean-value="false" calcext:value-type="boolean">
            <text:p>FALSO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1">
          <table:table-cell table:style-name="ce3" table:formula="of:=IF([.U330]&lt;255; [.U330]; &quot;&quot;)">
            <text:p/>
          </table:table-cell>
          <table:table-cell table:style-name="ce3" table:formula="of:=IF([.V330]&lt;256; [.V330]; &quot;&quot;)">
            <text:p/>
          </table:table-cell>
          <table:table-cell table:number-columns-repeated="18"/>
          <table:table-cell table:formula="of:=[.$X$337]*[.Y330]" office:value-type="float" office:value="1640" calcext:value-type="float">
            <text:p>1640</text:p>
          </table:table-cell>
          <table:table-cell table:formula="of:=[.U330] + [.$X$337]" office:value-type="float" office:value="1645" calcext:value-type="float">
            <text:p>1645</text:p>
          </table:table-cell>
          <table:table-cell/>
          <table:table-cell table:style-name="ce6" table:formula="of:=IF([.C330] = &quot;&quot;; 0; 1)" office:value-type="boolean" office:boolean-value="false" calcext:value-type="boolean">
            <text:p>FALSO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1">
          <table:table-cell table:style-name="ce3" table:formula="of:=IF([.U331]&lt;255; [.U331]; &quot;&quot;)">
            <text:p/>
          </table:table-cell>
          <table:table-cell table:style-name="ce3" table:formula="of:=IF([.V331]&lt;256; [.V331]; &quot;&quot;)">
            <text:p/>
          </table:table-cell>
          <table:table-cell table:number-columns-repeated="18"/>
          <table:table-cell table:formula="of:=[.$X$337]*[.Y331]" office:value-type="float" office:value="1645" calcext:value-type="float">
            <text:p>1645</text:p>
          </table:table-cell>
          <table:table-cell table:formula="of:=[.U331] + [.$X$337]" office:value-type="float" office:value="1650" calcext:value-type="float">
            <text:p>1650</text:p>
          </table:table-cell>
          <table:table-cell/>
          <table:table-cell table:style-name="ce6" table:formula="of:=IF([.C331] = &quot;&quot;; 0; 1)" office:value-type="boolean" office:boolean-value="false" calcext:value-type="boolean">
            <text:p>FALSO</text:p>
          </table:table-cell>
          <table:table-cell office:value-type="float" office:value="329" calcext:value-type="float">
            <text:p>329</text:p>
          </table:table-cell>
          <table:table-cell table:number-columns-repeated="16"/>
        </table:table-row>
        <table:table-row table:style-name="ro1">
          <table:table-cell table:style-name="ce3" table:formula="of:=IF([.U332]&lt;255; [.U332]; &quot;&quot;)">
            <text:p/>
          </table:table-cell>
          <table:table-cell table:style-name="ce3" table:formula="of:=IF([.V332]&lt;256; [.V332]; &quot;&quot;)">
            <text:p/>
          </table:table-cell>
          <table:table-cell table:number-columns-repeated="18"/>
          <table:table-cell table:formula="of:=[.$X$337]*[.Y332]" office:value-type="float" office:value="1650" calcext:value-type="float">
            <text:p>1650</text:p>
          </table:table-cell>
          <table:table-cell table:formula="of:=[.U332] + [.$X$337]" office:value-type="float" office:value="1655" calcext:value-type="float">
            <text:p>1655</text:p>
          </table:table-cell>
          <table:table-cell/>
          <table:table-cell table:style-name="ce6" table:formula="of:=IF([.C332] = &quot;&quot;; 0; 1)" office:value-type="boolean" office:boolean-value="false" calcext:value-type="boolean">
            <text:p>FALSO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1">
          <table:table-cell table:style-name="ce3" table:formula="of:=IF([.U333]&lt;255; [.U333]; &quot;&quot;)">
            <text:p/>
          </table:table-cell>
          <table:table-cell table:style-name="ce3" table:formula="of:=IF([.V333]&lt;256; [.V333]; &quot;&quot;)">
            <text:p/>
          </table:table-cell>
          <table:table-cell table:number-columns-repeated="18"/>
          <table:table-cell table:formula="of:=[.$X$337]*[.Y333]" office:value-type="float" office:value="1655" calcext:value-type="float">
            <text:p>1655</text:p>
          </table:table-cell>
          <table:table-cell table:formula="of:=[.U333] + [.$X$337]" office:value-type="float" office:value="1660" calcext:value-type="float">
            <text:p>1660</text:p>
          </table:table-cell>
          <table:table-cell/>
          <table:table-cell table:style-name="ce6" table:formula="of:=IF([.C333] = &quot;&quot;; 0; 1)" office:value-type="boolean" office:boolean-value="false" calcext:value-type="boolean">
            <text:p>FALSO</text:p>
          </table:table-cell>
          <table:table-cell office:value-type="float" office:value="331" calcext:value-type="float">
            <text:p>331</text:p>
          </table:table-cell>
          <table:table-cell table:number-columns-repeated="16"/>
        </table:table-row>
        <table:table-row table:style-name="ro1">
          <table:table-cell table:style-name="ce3" table:formula="of:=IF([.U334]&lt;255; [.U334]; &quot;&quot;)">
            <text:p/>
          </table:table-cell>
          <table:table-cell table:number-columns-repeated="19"/>
          <table:table-cell table:formula="of:=[.$X$337]*[.Y334]" office:value-type="float" office:value="1660" calcext:value-type="float">
            <text:p>1660</text:p>
          </table:table-cell>
          <table:table-cell table:formula="of:=[.U334] + [.$X$337]" office:value-type="float" office:value="1665" calcext:value-type="float">
            <text:p>1665</text:p>
          </table:table-cell>
          <table:table-cell/>
          <table:table-cell table:style-name="ce6" table:formula="of:=IF([.C334] = &quot;&quot;; 0; 1)" office:value-type="boolean" office:boolean-value="false" calcext:value-type="boolean">
            <text:p>FALSO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Somma:</text:p>
          </table:table-cell>
          <table:table-cell table:formula="of:=SUM([.X2:.X334])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 calcext:value-type="string">
            <text:p>Delta:</text:p>
          </table:table-cell>
          <table:table-cell table:formula="of:=255/[.X336]" office:value-type="float" office:value="5" calcext:value-type="float">
            <text:p>5</text:p>
          </table:table-cell>
          <table:table-cell table:number-columns-repeated="17"/>
        </table:table-row>
        <table:table-row table:style-name="ro1" table:number-rows-repeated="104823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2:Sheet1.F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 style:data-style-name="N2" text:time-value="14:29:53.10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7S</meta:editing-duration>
    <meta:editing-cycles>4</meta:editing-cycles>
    <meta:generator>LibreOffice/5.3.0.3$Windows_x86 LibreOffice_project/7074905676c47b82bbcfbea1aeefc84afe1c50e1</meta:generator>
    <dc:date>2018-12-31T16:27:14.650000000</dc:date>
    <meta:document-statistic meta:table-count="3" meta:cell-count="2211" meta:object-count="0"/>
    <meta:user-defined meta:name="Info 1"/>
    <meta:user-defined meta:name="Info 2"/>
    <meta:user-defined meta:name="Info 3"/>
    <meta:user-defined meta:name="Info 4"/>
  </office:meta>
</office:document-meta>
</file>